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7C000001E84729FD07.png"/>
  <manifest:file-entry manifest:media-type="image/png" manifest:full-path="Pictures/10000201000000BF00000092D28B86EB.png"/>
  <manifest:file-entry manifest:media-type="image/png" manifest:full-path="Pictures/10000201000000D00000009F8FE779FD.png"/>
  <manifest:file-entry manifest:media-type="image/jpeg" manifest:full-path="Pictures/10000000000003E80000018CDDAFBF08.jpg"/>
  <manifest:file-entry manifest:media-type="image/jpeg" manifest:full-path="Pictures/10000000000003E800000221F94CD6E2.jpg"/>
  <manifest:file-entry manifest:media-type="image/png" manifest:full-path="Pictures/100002010000027C000001E811053F2B.png"/>
  <manifest:file-entry manifest:media-type="image/jpeg" manifest:full-path="Pictures/10000000000003E800000064E9535F1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183d81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ee8518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122e61" draw:marker-end="msArrowEnd_20_5" draw:marker-end-width="0.21cm" draw:marker-end-center="false" draw:stroke-linejoin="round" draw:fill="solid" draw:fill-color="#183d81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122e61" draw:marker-start="msArrowEnd_20_5" draw:marker-start-width="0.21cm" draw:marker-start-center="false" draw:stroke-linejoin="round" draw:fill="solid" draw:fill-color="#183d81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fill="none" draw:textarea-vertical-align="middle" draw:auto-grow-height="false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vertical-align="middle" draw:auto-grow-height="true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71cm" svg:stroke-color="#ff0000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122e61" draw:stroke-linejoin="round" draw:fill="solid" draw:fill-color="#183d81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_20_3" svg:stroke-width="0.026cm" svg:stroke-color="#d9d9d9" draw:fill="none" draw:textarea-vertical-align="top" draw:auto-grow-height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ee8518" draw:fill="solid" draw:fill-color="#ffffff" draw:textarea-vertical-align="middle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426cad" draw:stroke-linejoin="round" draw:fill="solid" draw:fill-color="#183d81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2f808e" draw:fill="gradient" draw:fill-gradient-name="Gradient_20_9" draw:textarea-vertical-align="middle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26cm" svg:stroke-color="#338190" draw:fill="solid" draw:fill-color="#ffffff" draw:textarea-vertical-align="middle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26cm" svg:stroke-color="#ed8212" draw:fill="gradient" draw:fill-gradient-name="Gradient_20_10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4f8031" draw:fill="gradient" draw:fill-gradient-name="Gradient_20_11" draw:textarea-vertical-align="middle" draw:auto-grow-height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a2a6a8" draw:fill="gradient" draw:fill-gradient-name="Gradient_20_12" draw:textarea-vertical-align="middle" draw:auto-grow-height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26cm" svg:stroke-color="#000000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dash" draw:stroke-dash="Dash_20_4" svg:stroke-width="0.035cm" svg:stroke-color="#808080" draw:stroke-linejoin="round" draw:fill="solid" draw:fill-color="#183d81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8" style:family="presentation" style:parent-style-name="Default_20_2-notes">
      <style:graphic-properties draw:fill-color="#ffffff" fo:min-height="12.573cm"/>
    </style:style>
    <style:style style:name="pr9" style:family="presentation" style:parent-style-name="Default_20_2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Default_20_2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11" style:family="presentation" style:parent-style-name="Default_20_1-backgroundobjects">
      <style:graphic-properties draw:stroke="none" draw:fill="none" draw:fill-color="#ffffff" draw:textarea-vertical-align="top" draw:auto-grow-height="false" fo:min-height="11.62cm" fo:padding-top="0.254cm" fo:padding-bottom="0.127cm" fo:padding-left="0.254cm" fo:padding-right="0.254cm" fo:wrap-option="wrap"/>
    </style:style>
    <style:style style:name="pr12" style:family="presentation" style:parent-style-name="Default_20_1-notes">
      <style:graphic-properties draw:stroke="none" draw:fill="none" draw:fill-color="#ffffff" draw:textarea-vertical-align="top" draw:auto-grow-height="false" fo:min-height="11.62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style:line-height-at-least="0.997cm" fo:text-align="start" style:punctuation-wrap="simpl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12cm" fo:margin-bottom="0cm" fo:text-align="start" fo:text-indent="0cm" style:punctuation-wrap="simple"/>
    </style:style>
    <style:style style:name="P5" style:family="paragraph">
      <style:paragraph-properties fo:margin-top="0cm" fo:margin-bottom="0cm" fo:text-align="center" style:punctuation-wrap="simple"/>
    </style:style>
    <style:style style:name="P6" style:family="paragraph">
      <style:paragraph-properties fo:margin-left="0cm" fo:margin-right="0cm" fo:margin-top="0.225cm" fo:margin-bottom="0cm" fo:text-align="start" fo:text-indent="0cm" style:punctuation-wrap="simpl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106cm" fo:margin-bottom="0cm" fo:text-align="start" fo:text-indent="0cm" style:punctuation-wrap="simpl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12cm" fo:margin-bottom="0cm" fo:text-align="start" fo:text-indent="0cm" style:punctuation-wrap="simpl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.609cm" fo:margin-right="0cm" fo:text-indent="0cm"/>
    </style:style>
    <style:style style:name="P15" style:family="paragraph">
      <style:paragraph-properties fo:margin-top="0cm" fo:margin-bottom="0cm" fo:text-align="center" style:punctuation-wrap="hanging"/>
    </style:style>
    <style:style style:name="P16" style:family="paragraph">
      <style:paragraph-properties fo:margin-top="0cm" fo:margin-bottom="0cm" fo:text-align="start" style:punctuation-wrap="hanging"/>
      <style:text-properties fo:font-size="14pt" style:font-size-asian="14pt" style:font-size-complex="14pt"/>
    </style:style>
    <style:style style:name="P1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ffffff" style:text-line-through-style="none" fo:font-family="'Arial Narrow Bold'" style:font-family-generic="swiss" fo:font-size="26pt" fo:font-style="normal" style:text-underline-style="none" fo:font-weight="bold" style:font-family-asian="Arial" style:font-pitch-asian="fixed" style:font-size-asian="26pt" style:font-style-asian="normal" style:font-weight-asian="bold" style:font-family-complex="'Arial Narrow Bold'" style:font-family-generic-complex="swiss" style:font-size-complex="26pt" style:font-style-complex="normal" style:font-weight-complex="bold"/>
    </style:style>
    <style:style style:name="T2" style:family="text">
      <style:text-properties fo:color="#000000" style:text-line-through-style="none" fo:font-family="Arial" fo:font-size="18pt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T3" style:family="text">
      <style:text-properties fo:color="#183d81" style:text-line-through-style="none" fo:font-family="Arial" fo:font-size="22pt" fo:font-style="normal" style:text-underline-style="none" fo:font-weight="normal" style:font-family-asian="Arial" style:font-pitch-asian="fixed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style:style style:name="T4" style:family="text">
      <style:text-properties fo:color="#000000" style:text-line-through-style="none" fo:font-family="Calibri" fo:font-size="44pt" fo:font-style="normal" style:text-underline-style="none" fo:font-weight="normal" style:font-family-asian="'MS PGothic'" style:font-pitch-asian="fixed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6" style:family="text">
      <style:text-properties fo:color="#ffffff" style:text-line-through-style="none" fo:font-family="'Arial Narrow Bold'" fo:font-size="26pt" fo:font-style="normal" style:text-underline-style="none" fo:font-weight="bold" style:font-family-asian="Arial" style:font-pitch-asian="fixed" style:font-size-asian="26pt" style:font-style-asian="normal" style:font-weight-asian="bold" style:font-family-complex="'Arial Narrow Bold'" style:font-size-complex="26pt" style:font-style-complex="normal" style:font-weight-complex="bold"/>
    </style:style>
    <style:style style:name="T7" style:family="text">
      <style:text-properties fo:color="#000000" style:text-line-through-style="none" fo:font-family="Arial" fo:font-size="18pt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8" style:family="text">
      <style:text-properties fo:color="#000000" style:text-line-through-style="none" fo:font-family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183d81" style:text-line-through-style="none" fo:font-family="Arial" fo:font-size="22pt" fo:font-style="normal" style:text-underline-style="none" fo:font-weight="normal" style:font-family-asian="Arial" style:font-pitch-asian="fixed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0" style:family="text">
      <style:text-properties fo:color="#000000" style:text-line-through-style="none" fo:font-family="Arial" fo:font-size="22pt" fo:font-style="normal" style:text-underline-style="none" fo:font-weight="normal" style:font-family-asian="Arial" style:font-pitch-asian="fixed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1" style:family="text">
      <style:text-properties fo:color="#595959" style:text-line-through-style="none" fo:font-family="Arial" fo:font-size="17pt" fo:font-style="normal" style:text-underline-style="none" fo:font-weight="normal" style:font-family-asian="Arial" style:font-pitch-asian="fixed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12" style:family="text">
      <style:text-properties fo:color="#000000" style:text-line-through-style="none" fo:font-family="Arial" fo:font-size="10pt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13" style:family="text">
      <style:text-properties fo:color="#000000" style:text-line-through-style="none" fo:font-family="Arial" fo:font-size="9pt" fo:font-style="normal" style:text-underline-style="none" fo:font-weight="bold" style:font-size-asian="9pt" style:font-style-asian="normal" style:font-weight-asian="bold" style:font-family-complex="Arial" style:font-size-complex="9pt" style:font-style-complex="normal" style:font-weight-complex="bold"/>
    </style:style>
    <style:style style:name="T14" style:family="text"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5" style:family="text">
      <style:text-properties fo:color="#000000" style:text-line-through-style="none" fo:font-family="Arial" fo:font-size="6pt" fo:font-style="normal" style:text-underline-style="none" fo:font-weight="bold" style:font-size-asian="6pt" style:font-style-asian="normal" style:font-weight-asian="bold" style:font-family-complex="Arial" style:font-size-complex="6pt" style:font-style-complex="normal" style:font-weight-complex="bold"/>
    </style:style>
    <style:style style:name="T16" style:family="text">
      <style:text-properties fo:color="#000000" style:text-line-through-style="none" fo:font-family="Arial" fo:font-size="17pt" fo:font-style="normal" style:text-underline-style="none" fo:font-weight="normal" style:font-family-asian="Arial" style:font-pitch-asian="fixed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fo:font-size="44pt" fo:font-style="normal" style:text-underline-style="none" fo:font-weight="normal" style:font-family-asian="'MS PGothic'" style:font-pitch-asian="fixed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18" style:family="text">
      <style:text-properties fo:color="#000000" style:text-line-through-style="none" fo:font-family="Arial" style:font-family-generic="swiss" fo:font-style="normal" style:text-underline-style="none" fo:font-weight="normal" style:font-family-asian="+mn-ea" style:font-style-asian="normal" style:font-weight-asian="normal" style:font-family-complex="Arial" style:font-family-generic-complex="swiss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number text:level="2" style:num-format="">
        <style:list-level-properties text:space-before="0.61cm" text:min-label-width="0.497cm"/>
        <style:text-properties fo:color="#143777" fo:font-size="105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25cm"/>
        <style:text-properties fo:color="#2b6f7d" fo:font-size="115%"/>
      </text:list-level-style-number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number text:level="2" style:num-format="">
        <style:list-level-properties text:space-before="0.61cm" text:min-label-width="0.497cm"/>
        <style:text-properties fo:color="#143777" fo:font-size="105%"/>
      </text:list-level-style-number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Title 1" presentation:style-name="pr1" draw:text-style-name="P2" draw:layer="layout" svg:width="16.509cm" svg:height="4.51cm" svg:x="1.671cm" svg:y="3.321cm" presentation:class="title" presentation:user-transformed="true">
          <draw:text-box>
            <text:p text:style-name="P1"><text:span text:style-name="T1">SA Scalability </text:span><text:span text:style-name="T1"><text:line-break/></text:span><text:span text:style-name="T1">Solution Arch</text:span></text:p>
          </draw:text-box>
        </draw:frame>
        <draw:custom-shape draw:name="Subtitle 2" draw:style-name="gr1" draw:text-style-name="P2" draw:layer="layout" svg:width="16.509cm" svg:height="3.342cm" svg:x="1.671cm" svg:y="8.841cm">
          <text:p text:style-name="P3"><text:span text:style-name="T2">Meeting with </text:span><text:span text:style-name="T2"><text:line-break/></text:span><text:span text:style-name="T2">Intel (Sean H.) and LLNL (Ira W.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name="Text Placeholder 3" presentation:style-name="pr2" draw:text-style-name="P2" draw:layer="layout" svg:width="16.791cm" svg:height="3.809cm" svg:x="1.601cm" svg:y="14.111cm" presentation:class="outline" presentation:user-transformed="true">
          <draw:text-box>
            <text:list text:style-name="L3">
              <text:list-item>
                <text:p text:style-name="P4"><text:span text:style-name="T3">Hal R., Eitan Z.</text:span></text:p>
              </text:list-item>
              <text:list-item>
                <text:p text:style-name="P4"><text:span text:style-name="T3">Jul 20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eting 4" draw:style-name="dp1" draw:master-page-name="Default_20_1">
        <draw:frame draw:name="Title 3" presentation:style-name="pr4" draw:text-style-name="P2" draw:layer="layout" svg:width="21.589cm" svg:height="3.315cm" svg:x="2.006cm" svg:y="10.042cm" presentation:class="title" presentation:user-transformed="true">
          <draw:text-box>
            <text:p text:style-name="P5"><text:span text:style-name="T4">Meeting 4</text:span></text:p>
          </draw:text-box>
        </draw:frame>
        <draw:frame draw:name="Text Placeholder 4" presentation:style-name="pr5" draw:text-style-name="P2" draw:layer="layout" svg:width="21.589cm" svg:height="2.915cm" svg:x="2.006cm" svg:y="13.946cm" presentation:class="outline" presentation:user-transformed="true">
          <draw:text-box>
            <text:list text:style-name="L4">
              <text:list-item>
                <text:p text:style-name="P6"><text:span text:style-name="T5">12 Jul 20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 Level SW Arch" draw:style-name="dp1" draw:master-page-name="Default_20_2">
        <draw:frame draw:name="Title 3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High Level SW Arch</text:span></text:p>
          </draw:text-box>
        </draw:frame>
        <draw:custom-shape draw:name="Rounded Rectangle 5" draw:style-name="gr3" draw:text-style-name="P2" draw:layer="layout" svg:width="3.451cm" svg:height="1.888cm" svg:x="2.182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3" draw:text-style-name="P2" draw:layer="layout" svg:width="3.516cm" svg:height="1.074cm" svg:x="1.71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2" draw:layer="layout" svg:width="3.158cm" svg:height="1.888cm" svg:x="5.634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4" draw:text-style-name="P2" draw:layer="layout" svg:width="3.516cm" svg:height="1.074cm" svg:x="1.71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4" draw:text-style-name="P2" draw:layer="layout" svg:width="2.16cm" svg:height="1.888cm" svg:x="6.904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4" draw:text-style-name="P2" draw:layer="layout" svg:width="3.158cm" svg:height="1.888cm" svg:x="8.792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3" draw:text-style-name="P2" draw:layer="layout" svg:width="3.361cm" svg:height="1.888cm" svg:x="13.734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" draw:text-style-name="P2" draw:layer="layout" svg:width="3.158cm" svg:height="1.888cm" svg:x="17.096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4" draw:text-style-name="P2" draw:layer="layout" svg:width="3.158cm" svg:height="1.888cm" svg:x="20.255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7" draw:style-name="gr4" draw:text-style-name="P2" draw:layer="layout" svg:width="2.165cm" svg:height="1.888cm" svg:x="9.065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" draw:style-name="gr5" draw:text-style-name="P8" draw:layer="layout" svg:x1="10.371cm" svg:y1="4.884cm" svg:x2="7.984cm" svg:y2="6.089cm">
          <text:p/>
        </draw:line>
        <draw:line draw:name="Straight Connector 21" draw:style-name="gr5" draw:text-style-name="P8" draw:layer="layout" svg:x1="10.371cm" svg:y1="4.884cm" svg:x2="12.927cm" svg:y2="6.089cm">
          <text:p/>
        </draw:line>
        <draw:line draw:name="Straight Connector 24" draw:style-name="gr5" draw:text-style-name="P8" draw:layer="layout" svg:x1="10.371cm" svg:y1="4.884cm" svg:x2="17.096cm" svg:y2="6.089cm">
          <text:p/>
        </draw:line>
        <draw:custom-shape draw:name="Rounded Rectangle 27" draw:style-name="gr4" draw:text-style-name="P2" draw:layer="layout" svg:width="2.295cm" svg:height="1.888cm" svg:x="19.107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8" draw:style-name="gr4" draw:text-style-name="P2" draw:layer="layout" svg:width="2.205cm" svg:height="1.888cm" svg:x="14.239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9" draw:style-name="gr6" draw:text-style-name="P8" draw:layer="layout" svg:x1="10.147cm" svg:y1="11.69cm" svg:x2="12.999cm" svg:y2="7.978cm">
          <text:p/>
        </draw:line>
        <draw:line draw:name="Straight Connector 32" draw:style-name="gr6" draw:text-style-name="P8" draw:layer="layout" svg:x1="15.341cm" svg:y1="11.69cm" svg:x2="12.927cm" svg:y2="7.978cm">
          <text:p/>
        </draw:line>
        <draw:line draw:name="Straight Connector 35" draw:style-name="gr6" draw:text-style-name="P8" draw:layer="layout" svg:x1="20.254cm" svg:y1="11.69cm" svg:x2="12.999cm" svg:y2="7.978cm">
          <text:p/>
        </draw:line>
        <draw:line draw:name="Straight Connector 38" draw:style-name="gr6" draw:text-style-name="P8" draw:layer="layout" svg:x1="3.468cm" svg:y1="15.923cm" svg:x2="10.147cm" svg:y2="13.579cm">
          <text:p/>
        </draw:line>
        <draw:custom-shape draw:name="Rounded Rectangle 49" draw:style-name="gr3" draw:text-style-name="P2" draw:layer="layout" svg:width="3.516cm" svg:height="1.074cm" svg:x="6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0" draw:style-name="gr4" draw:text-style-name="P2" draw:layer="layout" svg:width="3.516cm" svg:height="1.074cm" svg:x="6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3" draw:text-style-name="P2" draw:layer="layout" svg:width="3.516cm" svg:height="1.074cm" svg:x="15.159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3" draw:style-name="gr4" draw:text-style-name="P2" draw:layer="layout" svg:width="3.516cm" svg:height="1.074cm" svg:x="15.159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54" draw:style-name="gr6" draw:text-style-name="P8" draw:layer="layout" svg:x1="7.758cm" svg:y1="15.923cm" svg:x2="10.147cm" svg:y2="13.579cm">
          <text:p/>
        </draw:line>
        <draw:line draw:name="Straight Connector 57" draw:style-name="gr6" draw:text-style-name="P8" draw:layer="layout" svg:x1="16.917cm" svg:y1="15.923cm" svg:x2="10.147cm" svg:y2="13.579cm">
          <text:p/>
        </draw:line>
        <draw:custom-shape draw:name="Rounded Rectangle 62" draw:style-name="gr4" draw:text-style-name="P2" draw:layer="layout" svg:width="2.16cm" svg:height="1.888cm" svg:x="11.918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3" draw:style-name="gr4" draw:text-style-name="P2" draw:layer="layout" svg:width="2.16cm" svg:height="1.888cm" svg:x="15.989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reeform 66" draw:style-name="gr7" draw:text-style-name="P2" draw:layer="layout" svg:width="5.679cm" svg:height="0.493cm" svg:x="8.343cm" svg:y="5.221cm">
          <text:p/>
          <draw:enhanced-geometry draw:type="non-primitive"/>
        </draw:custom-shape>
        <draw:custom-shape draw:name="Freeform 67" draw:style-name="gr7" draw:text-style-name="P2" draw:layer="layout" svg:width="4.136cm" svg:height="0.493cm" svg:x="11.743cm" svg:y="8.784cm">
          <text:p/>
          <draw:enhanced-geometry draw:type="non-primitive"/>
        </draw:custom-shape>
        <draw:custom-shape draw:name="Freeform 68" draw:style-name="gr7" draw:text-style-name="P2" draw:layer="layout" svg:width="5.55cm" svg:height="0.493cm" svg:x="7.448cm" svg:y="14.257cm">
          <text:p/>
          <draw:enhanced-geometry draw:type="non-primitive"/>
        </draw:custom-shape>
        <draw:custom-shape draw:name="TextBox 69" draw:style-name="gr8" draw:text-style-name="P2" draw:layer="layout" svg:width="0.544cm" svg:height="0.508cm" svg:x="14.652cm" svg:y="8.273cm">
          <text:p text:style-name="P9"><text:span text:style-name="T8">N2</text:span></text:p>
          <draw:enhanced-geometry svg:viewBox="0 0 21600 21600" draw:type="rectangle" draw:enhanced-path="M 0 0 L 21600 0 21600 21600 0 21600 0 0 Z N"/>
        </draw:custom-shape>
        <draw:custom-shape draw:name="TextBox 70" draw:style-name="gr8" draw:text-style-name="P2" draw:layer="layout" svg:width="0.544cm" svg:height="0.508cm" svg:x="13.19cm" svg:y="4.71cm">
          <text:p text:style-name="P9"><text:span text:style-name="T8">N1</text:span></text:p>
          <draw:enhanced-geometry svg:viewBox="0 0 21600 21600" draw:type="rectangle" draw:enhanced-path="M 0 0 L 21600 0 21600 21600 0 21600 0 0 Z N"/>
        </draw:custom-shape>
        <draw:custom-shape draw:name="TextBox 71" draw:style-name="gr8" draw:text-style-name="P2" draw:layer="layout" svg:width="1.729cm" svg:height="0.508cm" svg:x="13.031cm" svg:y="13.959cm">
          <text:p text:style-name="P9"><text:span text:style-name="T8">Nk=~100</text:span></text:p>
          <draw:enhanced-geometry svg:viewBox="0 0 21600 21600" draw:type="rectangle" draw:enhanced-path="M 0 0 L 21600 0 21600 21600 0 21600 0 0 Z N"/>
        </draw:custom-shape>
        <draw:custom-shape draw:name="Rounded Rectangle 83" draw:style-name="gr9" draw:text-style-name="P2" draw:layer="layout" svg:width="1.959cm" svg:height="1.888cm" svg:x="11.231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4" draw:style-name="gr9" draw:text-style-name="P2" draw:layer="layout" svg:width="1.959cm" svg:height="1.888cm" svg:x="16.445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7" draw:style-name="gr9" draw:text-style-name="P2" draw:layer="layout" svg:width="1.959cm" svg:height="1.888cm" svg:x="21.403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 Level Data" draw:style-name="dp1" draw:master-page-name="Default_20_2">
        <draw:frame draw:name="Title 3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High Level Data</text:span></text:p>
          </draw:text-box>
        </draw:frame>
        <draw:custom-shape draw:name="Rounded Rectangle 5" draw:style-name="gr3" draw:text-style-name="P2" draw:layer="layout" svg:width="3.386cm" svg:height="1.888cm" svg:x="2.247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3" draw:text-style-name="P2" draw:layer="layout" svg:width="3.516cm" svg:height="1.074cm" svg:x="1.71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2" draw:layer="layout" svg:width="3.158cm" svg:height="1.888cm" svg:x="5.634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4" draw:text-style-name="P2" draw:layer="layout" svg:width="3.516cm" svg:height="1.074cm" svg:x="1.71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4" draw:text-style-name="P2" draw:layer="layout" svg:width="2.16cm" svg:height="1.888cm" svg:x="6.904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4" draw:text-style-name="P2" draw:layer="layout" svg:width="3.158cm" svg:height="1.888cm" svg:x="8.792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3" draw:text-style-name="P2" draw:layer="layout" svg:width="3.361cm" svg:height="1.888cm" svg:x="13.734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" draw:text-style-name="P2" draw:layer="layout" svg:width="3.158cm" svg:height="1.888cm" svg:x="17.096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4" draw:text-style-name="P2" draw:layer="layout" svg:width="3.158cm" svg:height="1.888cm" svg:x="20.255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7" draw:style-name="gr4" draw:text-style-name="P2" draw:layer="layout" svg:width="2.165cm" svg:height="1.888cm" svg:x="9.065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" draw:style-name="gr10" draw:text-style-name="P8" draw:layer="layout" svg:x1="10.371cm" svg:y1="4.884cm" svg:x2="7.984cm" svg:y2="6.089cm">
          <text:p/>
        </draw:line>
        <draw:line draw:name="Straight Connector 21" draw:style-name="gr10" draw:text-style-name="P8" draw:layer="layout" svg:x1="10.371cm" svg:y1="4.884cm" svg:x2="12.927cm" svg:y2="6.089cm">
          <text:p/>
        </draw:line>
        <draw:line draw:name="Straight Connector 24" draw:style-name="gr10" draw:text-style-name="P8" draw:layer="layout" svg:x1="10.371cm" svg:y1="4.884cm" svg:x2="17.096cm" svg:y2="6.089cm">
          <text:p/>
        </draw:line>
        <draw:custom-shape draw:name="Rounded Rectangle 27" draw:style-name="gr4" draw:text-style-name="P2" draw:layer="layout" svg:width="2.295cm" svg:height="1.888cm" svg:x="19.107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8" draw:style-name="gr4" draw:text-style-name="P2" draw:layer="layout" svg:width="2.205cm" svg:height="1.888cm" svg:x="14.239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9" draw:style-name="gr10" draw:text-style-name="P8" draw:layer="layout" svg:x1="10.147cm" svg:y1="11.69cm" svg:x2="12.999cm" svg:y2="7.978cm">
          <text:p/>
        </draw:line>
        <draw:line draw:name="Straight Connector 32" draw:style-name="gr10" draw:text-style-name="P8" draw:layer="layout" svg:x1="15.341cm" svg:y1="11.69cm" svg:x2="12.927cm" svg:y2="7.978cm">
          <text:p/>
        </draw:line>
        <draw:line draw:name="Straight Connector 35" draw:style-name="gr10" draw:text-style-name="P8" draw:layer="layout" svg:x1="20.254cm" svg:y1="11.69cm" svg:x2="12.999cm" svg:y2="7.978cm">
          <text:p/>
        </draw:line>
        <draw:line draw:name="Straight Connector 38" draw:style-name="gr10" draw:text-style-name="P8" draw:layer="layout" svg:x1="3.468cm" svg:y1="15.923cm" svg:x2="10.147cm" svg:y2="13.579cm">
          <text:p/>
        </draw:line>
        <draw:custom-shape draw:name="Rounded Rectangle 49" draw:style-name="gr3" draw:text-style-name="P2" draw:layer="layout" svg:width="3.516cm" svg:height="1.074cm" svg:x="6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0" draw:style-name="gr4" draw:text-style-name="P2" draw:layer="layout" svg:width="3.516cm" svg:height="1.074cm" svg:x="6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3" draw:text-style-name="P2" draw:layer="layout" svg:width="3.516cm" svg:height="1.074cm" svg:x="15.159cm" svg:y="16.966cm">
          <text:p text:style-name="P7"><text:span text:style-name="T7">rdm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3" draw:style-name="gr4" draw:text-style-name="P2" draw:layer="layout" svg:width="3.516cm" svg:height="1.074cm" svg:x="15.159cm" svg:y="15.924cm">
          <text:p text:style-name="P7"><text:span text:style-name="T7">liba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54" draw:style-name="gr10" draw:text-style-name="P8" draw:layer="layout" svg:x1="7.758cm" svg:y1="15.923cm" svg:x2="10.147cm" svg:y2="13.579cm">
          <text:p/>
        </draw:line>
        <draw:line draw:name="Straight Connector 57" draw:style-name="gr10" draw:text-style-name="P8" draw:layer="layout" svg:x1="16.917cm" svg:y1="15.923cm" svg:x2="10.147cm" svg:y2="13.579cm">
          <text:p/>
        </draw:line>
        <draw:custom-shape draw:name="Rounded Rectangle 62" draw:style-name="gr4" draw:text-style-name="P2" draw:layer="layout" svg:width="2.16cm" svg:height="1.888cm" svg:x="11.918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3" draw:style-name="gr4" draw:text-style-name="P2" draw:layer="layout" svg:width="2.16cm" svg:height="1.888cm" svg:x="15.989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69" draw:style-name="gr8" draw:text-style-name="P2" draw:layer="layout" svg:width="3.05cm" svg:height="0.508cm" svg:x="9.188cm" svg:y="8.786cm">
          <text:p text:style-name="P9"><text:span text:style-name="T8">SMDB ~ 500MB</text:span></text:p>
          <draw:enhanced-geometry svg:viewBox="0 0 21600 21600" draw:type="rectangle" draw:enhanced-path="M 0 0 L 21600 0 21600 21600 0 21600 0 0 Z N"/>
        </draw:custom-shape>
        <draw:custom-shape draw:name="TextBox 70" draw:style-name="gr8" draw:text-style-name="P2" draw:layer="layout" svg:width="3.05cm" svg:height="0.508cm" svg:x="5.891cm" svg:y="5.113cm">
          <text:p text:style-name="P9"><text:span text:style-name="T8">SMDB ~ 500MB</text:span></text:p>
          <draw:enhanced-geometry svg:viewBox="0 0 21600 21600" draw:type="rectangle" draw:enhanced-path="M 0 0 L 21600 0 21600 21600 0 21600 0 0 Z N"/>
        </draw:custom-shape>
        <draw:custom-shape draw:name="TextBox 71" draw:style-name="gr8" draw:text-style-name="P2" draw:layer="layout" svg:width="4.21cm" svg:height="1.015cm" svg:x="3.586cm" svg:y="13.584cm">
          <text:p text:style-name="P9"><text:span text:style-name="T8">Half-World PR ~ 2MB</text:span></text:p>
          <text:p text:style-name="P9"><text:span text:style-name="T8">Different to each client</text:span></text:p>
          <draw:enhanced-geometry svg:viewBox="0 0 21600 21600" draw:type="rectangle" draw:enhanced-path="M 0 0 L 21600 0 21600 21600 0 21600 0 0 Z N"/>
        </draw:custom-shape>
        <draw:custom-shape draw:name="Rounded Rectangle 83" draw:style-name="gr9" draw:text-style-name="P2" draw:layer="layout" svg:width="1.959cm" svg:height="1.888cm" svg:x="11.231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4" draw:style-name="gr9" draw:text-style-name="P2" draw:layer="layout" svg:width="1.959cm" svg:height="1.888cm" svg:x="16.445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7" draw:style-name="gr9" draw:text-style-name="P2" draw:layer="layout" svg:width="1.959cm" svg:height="1.888cm" svg:x="21.403cm" svg:y="11.69cm">
          <text:p text:style-name="P7"><text:span text:style-name="T7">PR 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vent Forwarding" draw:style-name="dp1" draw:master-page-name="Default_20_2">
        <draw:frame draw:name="Title 3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Event Forwarding</text:span></text:p>
          </draw:text-box>
        </draw:frame>
        <draw:custom-shape draw:name="Rounded Rectangle 5" draw:style-name="gr3" draw:text-style-name="P2" draw:layer="layout" svg:width="3.386cm" svg:height="1.888cm" svg:x="2.214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3" draw:text-style-name="P2" draw:layer="layout" svg:width="7.082cm" svg:height="1.074cm" svg:x="1.71cm" svg:y="16.966cm">
          <text:p text:style-name="P7"><text:span text:style-name="T7">ib core - ib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2" draw:layer="layout" svg:width="3.158cm" svg:height="1.888cm" svg:x="5.634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4" draw:text-style-name="P2" draw:layer="layout" svg:width="3.516cm" svg:height="1.074cm" svg:x="1.71cm" svg:y="15.891cm">
          <text:p text:style-name="P7"><text:span text:style-name="T7">libibev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4" draw:text-style-name="P2" draw:layer="layout" svg:width="3.158cm" svg:height="1.888cm" svg:x="8.792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3" draw:text-style-name="P2" draw:layer="layout" svg:width="3.361cm" svg:height="1.888cm" svg:x="13.701cm" svg:y="2.996cm">
          <text:p text:style-name="P7"><text:span text:style-name="T7">Open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" draw:text-style-name="P2" draw:layer="layout" svg:width="3.158cm" svg:height="1.888cm" svg:x="17.096cm" svg:y="2.996cm">
          <text:p text:style-name="P7"><text:span text:style-name="T7">ScSA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4" draw:text-style-name="P2" draw:layer="layout" svg:width="3.158cm" svg:height="1.888cm" svg:x="20.255cm" svg:y="2.996cm">
          <text:p text:style-name="P7"><text:span text:style-name="T7">Dist</text:span></text:p>
          <text:p text:style-name="P7"><text:span text:style-name="T7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7" draw:style-name="gr4" draw:text-style-name="P2" draw:layer="layout" svg:width="2.165cm" svg:height="1.888cm" svg:x="8.056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" draw:style-name="gr10" draw:text-style-name="P8" draw:layer="layout" svg:x1="10.371cm" svg:y1="4.884cm" svg:x2="7.984cm" svg:y2="6.089cm">
          <text:p/>
        </draw:line>
        <draw:line draw:name="Straight Connector 21" draw:style-name="gr10" draw:text-style-name="P8" draw:layer="layout" svg:x1="10.371cm" svg:y1="4.884cm" svg:x2="12.927cm" svg:y2="6.089cm">
          <text:p/>
        </draw:line>
        <draw:line draw:name="Straight Connector 24" draw:style-name="gr10" draw:text-style-name="P8" draw:layer="layout" svg:x1="10.371cm" svg:y1="4.884cm" svg:x2="19.243cm" svg:y2="6.089cm">
          <text:p/>
        </draw:line>
        <draw:line draw:name="Straight Connector 29" draw:style-name="gr10" draw:text-style-name="P8" draw:layer="layout" svg:x1="9.138cm" svg:y1="11.69cm" svg:x2="12.087cm" svg:y2="7.978cm">
          <text:p/>
        </draw:line>
        <draw:line draw:name="Straight Connector 35" draw:style-name="gr10" draw:text-style-name="P8" draw:layer="layout" svg:x1="17.592cm" svg:y1="11.69cm" svg:x2="12.087cm" svg:y2="7.978cm">
          <text:p/>
        </draw:line>
        <draw:line draw:name="Straight Connector 38" draw:style-name="gr10" draw:text-style-name="P8" draw:layer="layout" svg:x1="3.468cm" svg:y1="15.891cm" svg:x2="9.138cm" svg:y2="13.579cm">
          <text:p/>
        </draw:line>
        <draw:line draw:name="Straight Connector 57" draw:style-name="gr10" draw:text-style-name="P8" draw:layer="layout" svg:x1="17.173cm" svg:y1="15.956cm" svg:x2="9.138cm" svg:y2="13.579cm">
          <text:p/>
        </draw:line>
        <draw:custom-shape draw:name="Rounded Rectangle 62" draw:style-name="gr4" draw:text-style-name="P2" draw:layer="layout" svg:width="2.16cm" svg:height="1.888cm" svg:x="11.007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3" draw:style-name="gr4" draw:text-style-name="P2" draw:layer="layout" svg:width="2.16cm" svg:height="1.888cm" svg:x="18.163cm" svg:y="6.089cm">
          <text:p text:style-name="P7"><text:span text:style-name="T7">Dist </text:span></text:p>
          <text:p text:style-name="P7"><text:span text:style-name="T7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3" draw:style-name="gr9" draw:text-style-name="P2" draw:layer="layout" svg:width="4.171cm" svg:height="1.888cm" svg:x="10.221cm" svg:y="11.69cm">
          <text:p text:style-name="P7"><text:span text:style-name="T7">Reduce ↑</text:span></text:p>
          <text:p text:style-name="P7"><text:span text:style-name="T7">Dispatch 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" draw:style-name="gr4" draw:text-style-name="P2" draw:layer="layout" svg:width="2.295cm" svg:height="1.074cm" svg:x="6.48cm" svg:y="15.891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" draw:style-name="gr3" draw:text-style-name="P2" draw:layer="layout" svg:width="7.082cm" svg:height="1.074cm" svg:x="15.415cm" svg:y="17.031cm">
          <text:p text:style-name="P7"><text:span text:style-name="T7">ib core - ib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" draw:style-name="gr4" draw:text-style-name="P2" draw:layer="layout" svg:width="3.516cm" svg:height="1.074cm" svg:x="15.415cm" svg:y="15.956cm">
          <text:p text:style-name="P7"><text:span text:style-name="T7">libibev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" draw:style-name="gr4" draw:text-style-name="P2" draw:layer="layout" svg:width="2.295cm" svg:height="1.074cm" svg:x="20.186cm" svg:y="15.956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" draw:style-name="gr4" draw:text-style-name="P2" draw:layer="layout" svg:width="2.165cm" svg:height="1.888cm" svg:x="16.51cm" svg:y="11.69cm">
          <text:p text:style-name="P7"><text:span text:style-name="T7">Dist </text:span></text:p>
          <text:p text:style-name="P7"><text:span text:style-name="T7">Lk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4" draw:style-name="gr9" draw:text-style-name="P2" draw:layer="layout" svg:width="4.171cm" svg:height="1.888cm" svg:x="18.676cm" svg:y="11.69cm">
          <text:p text:style-name="P7"><text:span text:style-name="T7">Reduce ↑</text:span></text:p>
          <text:p text:style-name="P7"><text:span text:style-name="T7">Dispatch 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6" draw:style-name="gr9" draw:text-style-name="P2" draw:layer="layout" svg:width="4.171cm" svg:height="1.888cm" svg:x="20.379cm" svg:y="6.089cm">
          <text:p text:style-name="P7"><text:span text:style-name="T7">Reduce ↑</text:span></text:p>
          <text:p text:style-name="P7"><text:span text:style-name="T7">Dispatch 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8" draw:style-name="gr9" draw:text-style-name="P2" draw:layer="layout" svg:width="4.171cm" svg:height="1.888cm" svg:x="13.209cm" svg:y="6.122cm">
          <text:p text:style-name="P7"><text:span text:style-name="T7">Reduce ↑</text:span></text:p>
          <text:p text:style-name="P7"><text:span text:style-name="T7">Dispatch 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tributed Data Structure" draw:style-name="dp1" draw:master-page-name="Default_20_2">
        <draw:frame draw:name="Content Placeholder 1" presentation:style-name="pr9" draw:text-style-name="P2" draw:layer="layout" svg:width="23.823cm" svg:height="14.989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Data is provided in tables</text:span></text:p>
              </text:list-item>
              <text:list-item>
                <text:p text:style-name="P4"><text:span text:style-name="T9">Each line is opaque but carry a key (64bit)</text:span></text:p>
              </text:list-item>
              <text:list-item>
                <text:p text:style-name="P4"><text:span text:style-name="T9">Keys are not sorted</text:span></text:p>
              </text:list-item>
              <text:list-item>
                <text:p text:style-name="P4"><text:span text:style-name="T9">At each level for each table keep a map of key to line index</text:span></text:p>
              </text:list-item>
              <text:list-item>
                <text:p text:style-name="P4"><text:span text:style-name="T9">At each level may have a processor attached to each table</text:span></text:p>
              </text:list-item>
            </text:list>
            <text:p text:style-name="P4"><text:span text:style-name="T9"/></text:p>
            <text:list text:continue-numbering="true" text:style-name="L3">
              <text:list-item>
                <text:p text:style-name="P4"><text:span text:style-name="T9">Data commands – initiated from top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AllocateTable(format, name, recordSize, numRecords) -&gt; return keys etc</text:span></text:p>
                  </text:list-item>
                  <text:list-item>
                    <text:p text:style-name="P10"><text:span text:style-name="T10">LockLines(lineIdx, numLInes)</text:span></text:p>
                  </text:list-item>
                  <text:list-item>
                    <text:p text:style-name="P10"><text:span text:style-name="T10">PushLines(lineIdx, data) – RDMA Write</text:span></text:p>
                  </text:list-item>
                  <text:list-item>
                    <text:p text:style-name="P10"><text:span text:style-name="T10">UnLockLines(lineIdx, numLines)</text:span></text:p>
                  </text:list-item>
                </text:list>
              </text:list-item>
            </text:list>
            <text:p text:style-name="P11"><text:span text:style-name="T10"/></text:p>
          </draw:text-box>
        </draw:frame>
        <draw:frame draw:name="Title 3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Distributed Data 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eting 2" draw:style-name="dp1" draw:master-page-name="Default_20_1">
        <draw:frame draw:name="Title 3" presentation:style-name="pr4" draw:text-style-name="P2" draw:layer="layout" svg:width="21.589cm" svg:height="3.315cm" svg:x="2.006cm" svg:y="10.042cm" presentation:class="title" presentation:user-transformed="true">
          <draw:text-box>
            <text:p text:style-name="P5"><text:span text:style-name="T4">Meeting 2</text:span></text:p>
          </draw:text-box>
        </draw:frame>
        <draw:frame draw:name="Text Placeholder 4" presentation:style-name="pr5" draw:text-style-name="P2" draw:layer="layout" svg:width="21.589cm" svg:height="2.915cm" svg:x="2.006cm" svg:y="13.946cm" presentation:class="outline" presentation:user-transformed="true">
          <draw:text-box>
            <text:list text:style-name="L4">
              <text:list-item>
                <text:p text:style-name="P6"><text:span text:style-name="T5">12 Jul 20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 (from Sean’s and Ira’s email)" draw:style-name="dp1" draw:master-page-name="Default_20_2">
        <draw:frame draw:name="Content Placeholder 4" presentation:style-name="pr9" draw:text-style-name="P2" draw:layer="layout" svg:width="23.823cm" svg:height="14.989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What type of service, if any, will be run on the end nodes?</text:span></text:p>
              </text:list-item>
              <text:list-item>
                <text:p text:style-name="P4"><text:span text:style-name="T9">Will end nodes cache any of the data, and, if so, for how long?</text:span></text:p>
              </text:list-item>
              <text:list-item>
                <text:p text:style-name="P4"><text:span text:style-name="T9">How does a client locate the appropriate SA "distribution/caching" service, local or otherwise?</text:span></text:p>
              </text:list-item>
              <text:list-item>
                <text:p text:style-name="P4"><text:span text:style-name="T9">What protocol is used between a client and the lowest service in the hierarchy?</text:span></text:p>
              </text:list-item>
              <text:list-item>
                <text:p text:style-name="P4"><text:span text:style-name="T9">What protocol is used between the various levels the hierarchy?</text:span></text:p>
              </text:list-item>
              <text:list-item>
                <text:p text:style-name="P4"><text:span text:style-name="T9">What protocol is used between the SA and the highest levels in the hierarchy?</text:span></text:p>
              </text:list-item>
              <text:list-item>
                <text:p text:style-name="P4"><text:span text:style-name="T9">How do services form themselves into a hierarchy?</text:span></text:p>
              </text:list-item>
              <text:list-item>
                <text:p text:style-name="P4"><text:span text:style-name="T9">What is the overhead of getting data from a "sub-SA"?</text:span></text:p>
              </text:list-item>
              <text:list-item>
                <text:p text:style-name="P4"><text:span text:style-name="T9">What would be the granularity of a cache invalidate?</text:span></text:p>
              </text:list-item>
            </text:list>
            <text:p text:style-name="P4"><text:span text:style-name="T9"/></text:p>
            <text:p text:style-name="P4"><text:span text:style-name="T9"/></text:p>
          </draw:text-box>
        </draw:frame>
        <draw:frame draw:name="Title 3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Questions (from Sean’s and Ira’s email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MA based option" draw:style-name="dp1" draw:master-page-name="Default_20_2">
        <draw:frame draw:name="Content Placeholder 1" presentation:style-name="pr10" draw:text-style-name="P2" draw:layer="layout" svg:width="23.823cm" svg:height="22.265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What type of service, if any, will be run on the end nodes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CMA is a daemon responsible for caching PR and resolving name/IP to PR</text:span></text:p>
                  </text:list-item>
                </text:list>
              </text:list-item>
              <text:list-item>
                <text:p text:style-name="P4"><text:span text:style-name="T9">Will end nodes cache any of the data, and, if so, for how long?</text:span></text:p>
                <text:list>
                  <text:list-item>
                    <text:p text:style-name="P10"><text:span text:style-name="T10">PR are pushed into CMA by higher level service</text:span></text:p>
                  </text:list-item>
                  <text:list-item>
                    <text:p text:style-name="P10"><text:span text:style-name="T10">So answer – yes for caching ; until update</text:span></text:p>
                  </text:list-item>
                </text:list>
              </text:list-item>
              <text:list-item>
                <text:p text:style-name="P4"><text:span text:style-name="T9">How does a client locate the appropriate SA "distribution/caching" service, local or otherwise?</text:span></text:p>
                <text:list>
                  <text:list-item>
                    <text:p text:style-name="P10"><text:span text:style-name="T10">Connecting the CMA with the lowest level SA service is handled by “auto tree forming” see later</text:span></text:p>
                  </text:list-item>
                </text:list>
              </text:list-item>
              <text:list-item>
                <text:p text:style-name="P4"><text:span text:style-name="T9">What protocol is used between a client and the lowest service in the hierarchy?</text:span></text:p>
                <text:list>
                  <text:list-item>
                    <text:p text:style-name="P10"><text:span text:style-name="T10">See distribution layer definition</text:span></text:p>
                  </text:list-item>
                </text:list>
              </text:list-item>
              <text:list-item>
                <text:p text:style-name="P4"><text:span text:style-name="T9">What protocol is used between the various levels the hierarchy?</text:span></text:p>
                <text:list>
                  <text:list-item>
                    <text:p text:style-name="P10"><text:span text:style-name="T10">See distribution layer definition</text:span></text:p>
                  </text:list-item>
                </text:list>
              </text:list-item>
              <text:list-item>
                <text:p text:style-name="P4"><text:span text:style-name="T9">What protocol is used between the SA and the highest levels in the hierarchy?</text:span></text:p>
                <text:list>
                  <text:list-item>
                    <text:p text:style-name="P10"><text:span text:style-name="T10">Highest level is an SM plugin</text:span></text:p>
                  </text:list-item>
                </text:list>
              </text:list-item>
              <text:list-item>
                <text:p text:style-name="P4"><text:span text:style-name="T9">How do services form themselves into a hierarchy?</text:span></text:p>
                <text:list>
                  <text:list-item>
                    <text:p text:style-name="P10"><text:span text:style-name="T10">by “auto tree forming” see later</text:span></text:p>
                  </text:list-item>
                </text:list>
              </text:list-item>
            </text:list>
            <text:p text:style-name="P4"><text:span text:style-name="T9"/></text:p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CMA based o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direction based option" draw:style-name="dp1" draw:master-page-name="Default_20_2">
        <draw:frame draw:name="Content Placeholder 1" presentation:style-name="pr10" draw:text-style-name="P2" draw:layer="layout" svg:width="23.823cm" svg:height="23.196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What type of service, if any, will be run on the end nodes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There is no service run on the end-nodes</text:span></text:p>
                  </text:list-item>
                </text:list>
              </text:list-item>
              <text:list-item>
                <text:p text:style-name="P4"><text:span text:style-name="T9">Will end nodes cache any of the data, and, if so, for how long?</text:span></text:p>
                <text:list>
                  <text:list-item>
                    <text:p text:style-name="P10"><text:span text:style-name="T10">No caching required. It is a ULP decision if to cache or not or how to use UnPath</text:span></text:p>
                  </text:list-item>
                </text:list>
              </text:list-item>
              <text:list-item>
                <text:p text:style-name="P4"><text:span text:style-name="T9">How does a client locate the appropriate SA "distribution/caching" service, local or otherwise?</text:span></text:p>
                <text:list>
                  <text:list-item>
                    <text:p text:style-name="P10"><text:span text:style-name="T10">A redirection for specific SA queries will be negotiated by Kernel module</text:span></text:p>
                  </text:list-item>
                  <text:list-item>
                    <text:p text:style-name="P10"><text:span text:style-name="T10">Need to code optional PR access in user (librdmacm) and Kernel</text:span></text:p>
                  </text:list-item>
                </text:list>
              </text:list-item>
              <text:list-item>
                <text:p text:style-name="P4"><text:span text:style-name="T9">What protocol is used between a client and the lowest service in the hierarchy?</text:span></text:p>
                <text:list>
                  <text:list-item>
                    <text:p text:style-name="P10"><text:span text:style-name="T10">SA queries</text:span></text:p>
                  </text:list-item>
                </text:list>
              </text:list-item>
              <text:list-item>
                <text:p text:style-name="P4"><text:span text:style-name="T9">What protocol is used between the various levels the hierarchy?</text:span></text:p>
                <text:list>
                  <text:list-item>
                    <text:p text:style-name="P10"><text:span text:style-name="T10">See distribution layer definition</text:span></text:p>
                  </text:list-item>
                </text:list>
              </text:list-item>
              <text:list-item>
                <text:p text:style-name="P4"><text:span text:style-name="T9">What protocol is used between the SA and the highest levels in the hierarchy?</text:span></text:p>
                <text:list>
                  <text:list-item>
                    <text:p text:style-name="P10"><text:span text:style-name="T10">Highest level is an SM plugin</text:span></text:p>
                  </text:list-item>
                </text:list>
              </text:list-item>
              <text:list-item>
                <text:p text:style-name="P4"><text:span text:style-name="T9">How do services form themselves into a hierarchy?</text:span></text:p>
                <text:list>
                  <text:list-item>
                    <text:p text:style-name="P10"><text:span text:style-name="T10">by “auto tree forming” see later</text:span></text:p>
                  </text:list-item>
                </text:list>
              </text:list-item>
            </text:list>
            <text:p text:style-name="P4"><text:span text:style-name="T9"/></text:p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Redirection based o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Forming - Proposal" draw:style-name="dp1" draw:master-page-name="Default_20_2">
        <draw:frame draw:name="Content Placeholder 1" presentation:style-name="pr10" draw:text-style-name="P2" draw:layer="layout" svg:width="23.823cm" svg:height="18.76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Requirement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Make the tree close to real topology</text:span></text:p>
                  </text:list-item>
                </text:list>
              </text:list-item>
              <text:list-item>
                <text:p text:style-name="P4"><text:span text:style-name="T9">Given</text:span></text:p>
                <text:list>
                  <text:list-item>
                    <text:p text:style-name="P10"><text:span text:style-name="T10">Each service is started with specific hierarchy level</text:span></text:p>
                  </text:list-item>
                  <text:list-item>
                    <text:p text:style-name="P10"><text:span text:style-name="T10">A well known MGID and Q_Key all services join that MCG</text:span></text:p>
                  </text:list-item>
                </text:list>
              </text:list-item>
              <text:list-item>
                <text:p text:style-name="P4"><text:span text:style-name="T9">The master level 0 service (near the master SM)</text:span></text:p>
                <text:list>
                  <text:list-item>
                    <text:p text:style-name="P10"><text:span text:style-name="T10">Whenever a service “I’m here” is received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1">Send the new service the LID/QP of its parent</text:span></text:p>
                      </text:list-item>
                      <text:list-item>
                        <text:p text:style-name="P12"><text:span text:style-name="T11">Optionally re-balance the tree by sending updates of parent to other service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9">Any other service </text:span></text:p>
                <text:list>
                  <text:list-item>
                    <text:p text:style-name="P10"><text:span text:style-name="T10">Publish its LID/QP/Level periodically in a message named “I’m here” (until hooked)</text:span></text:p>
                  </text:list-item>
                  <text:list-item>
                    <text:p text:style-name="P10"><text:span text:style-name="T10">Send “hook-up” message to its designated parent when new “parent” message is received</text:span></text:p>
                  </text:list-item>
                  <text:list-item>
                    <text:p text:style-name="P10"><text:span text:style-name="T10">Ack any “hook-up” message from its children</text:span></text:p>
                  </text:list-item>
                </text:list>
              </text:list-item>
              <text:list-item>
                <text:p text:style-name="P4"><text:span text:style-name="T9">Analysis:</text:span></text:p>
                <text:list>
                  <text:list-item>
                    <text:p text:style-name="P10"><text:span text:style-name="T10">Number of “I’m here” O(Nservices) size O(1)</text:span></text:p>
                  </text:list-item>
                  <text:list-item>
                    <text:p text:style-name="P10"><text:span text:style-name="T10">Number of “parent” O(Nservices+?), size O(1)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Forming - Propos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Demo" draw:style-name="dp1" draw:master-page-name="Default_20_2">
        <draw:custom-shape draw:name="Rectangle 70" draw:style-name="gr11" draw:text-style-name="P2" draw:layer="layout" svg:width="18.432cm" svg:height="2.011cm" svg:x="4.163cm" svg:y="10.37cm">
          <text:p/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Demo</text:span></text:p>
          </draw:text-box>
        </draw:frame>
        <draw:custom-shape draw:name="Oval 85" draw:style-name="gr12" draw:text-style-name="P2" draw:layer="layout" svg:width="1.239cm" svg:height="1.248cm" svg:x="9.588cm" svg:y="7.835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12" draw:text-style-name="P2" draw:layer="layout" svg:width="1.239cm" svg:height="1.248cm" svg:x="7.366cm" svg:y="7.835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8" draw:style-name="gr12" draw:text-style-name="P2" draw:layer="layout" svg:width="1.239cm" svg:height="1.248cm" svg:x="20.635cm" svg:y="7.846cm">
          <text:p text:style-name="P7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2" draw:text-style-name="P2" draw:layer="layout" svg:width="1.239cm" svg:height="1.248cm" svg:x="5.199cm" svg:y="7.835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2" draw:text-style-name="P2" draw:layer="layout" svg:width="1.239cm" svg:height="1.248cm" svg:x="9.555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2" draw:text-style-name="P2" draw:layer="layout" svg:width="1.239cm" svg:height="1.248cm" svg:x="9.576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2" draw:text-style-name="P2" draw:layer="layout" svg:width="1.239cm" svg:height="1.248cm" svg:x="7.359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2" draw:text-style-name="P2" draw:layer="layout" svg:width="1.239cm" svg:height="1.248cm" svg:x="7.354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2" draw:text-style-name="P2" draw:layer="layout" svg:width="1.239cm" svg:height="1.248cm" svg:x="11.773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9" draw:style-name="gr13" draw:text-style-name="P8" draw:layer="layout" svg:x1="10.174cm" svg:y1="4.299cm" svg:x2="10.195cm" svg:y2="5.27cm">
          <text:p/>
        </draw:line>
        <draw:line draw:name="Straight Connector 130" draw:style-name="gr13" draw:text-style-name="P8" draw:layer="layout" svg:x1="10.613cm" svg:y1="4.116cm" svg:x2="12.392cm" svg:y2="5.27cm">
          <text:p/>
        </draw:line>
        <draw:line draw:name="Straight Connector 131" draw:style-name="gr13" draw:text-style-name="P8" draw:layer="layout" svg:x1="9.757cm" svg:y1="5.453cm" svg:x2="8.417cm" svg:y2="4.116cm">
          <text:p/>
        </draw:line>
        <draw:line draw:name="Straight Connector 132" draw:style-name="gr13" draw:text-style-name="P8" draw:layer="layout" svg:x1="9.736cm" svg:y1="4.116cm" svg:x2="8.412cm" svg:y2="5.453cm">
          <text:p/>
        </draw:line>
        <draw:line draw:name="Straight Connector 133" draw:style-name="gr13" draw:text-style-name="P8" draw:layer="layout" svg:x1="5.807cm" svg:y1="5.27cm" svg:x2="7.54cm" svg:y2="4.116cm">
          <text:p/>
        </draw:line>
        <draw:line draw:name="Straight Connector 134" draw:style-name="gr13" draw:text-style-name="P8" draw:layer="layout" svg:x1="7.978cm" svg:y1="4.299cm" svg:x2="7.974cm" svg:y2="5.27cm">
          <text:p/>
        </draw:line>
        <draw:line draw:name="Straight Connector 135" draw:style-name="gr13" draw:text-style-name="P8" draw:layer="layout" svg:x1="11.954cm" svg:y1="5.453cm" svg:x2="8.598cm" svg:y2="3.674cm">
          <text:p/>
        </draw:line>
        <draw:custom-shape draw:name="Oval 136" draw:style-name="gr12" draw:text-style-name="P2" draw:layer="layout" svg:width="1.239cm" svg:height="1.248cm" svg:x="5.187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7" draw:style-name="gr13" draw:text-style-name="P8" draw:layer="layout" svg:x1="6.245cm" svg:y1="5.453cm" svg:x2="9.554cm" svg:y2="3.674cm">
          <text:p/>
        </draw:line>
        <draw:line draw:name="Straight Connector 146" draw:style-name="gr13" draw:text-style-name="P8" draw:layer="layout" svg:x1="5.819cm" svg:y1="7.835cm" svg:x2="5.807cm" svg:y2="6.519cm">
          <text:p/>
        </draw:line>
        <draw:line draw:name="Straight Connector 150" draw:style-name="gr13" draw:text-style-name="P8" draw:layer="layout" svg:x1="6.258cm" svg:y1="8.017cm" svg:x2="14.204cm" svg:y2="6.336cm">
          <text:p/>
        </draw:line>
        <draw:line draw:name="Straight Connector 153" draw:style-name="gr13" draw:text-style-name="P8" draw:layer="layout" svg:x1="7.986cm" svg:y1="7.835cm" svg:x2="7.974cm" svg:y2="6.519cm">
          <text:p/>
        </draw:line>
        <draw:line draw:name="Straight Connector 154" draw:style-name="gr13" draw:text-style-name="P8" draw:layer="layout" svg:x1="8.424cm" svg:y1="8.017cm" svg:x2="16.37cm" svg:y2="6.336cm">
          <text:p/>
        </draw:line>
        <draw:line draw:name="Straight Connector 155" draw:style-name="gr13" draw:text-style-name="P8" draw:layer="layout" svg:x1="21.255cm" svg:y1="7.846cm" svg:x2="21.255cm" svg:y2="6.519cm">
          <text:p/>
        </draw:line>
        <draw:line draw:name="Straight Connector 156" draw:style-name="gr13" draw:text-style-name="P8" draw:layer="layout" svg:x1="10.646cm" svg:y1="8.017cm" svg:x2="18.598cm" svg:y2="6.336cm">
          <text:p/>
        </draw:line>
        <draw:line draw:name="Straight Connector 157" draw:style-name="gr13" draw:text-style-name="P8" draw:layer="layout" svg:x1="20.816cm" svg:y1="8.029cm" svg:x2="12.831cm" svg:y2="6.336cm">
          <text:p/>
        </draw:line>
        <draw:line draw:name="Straight Connector 165" draw:style-name="gr13" draw:text-style-name="P8" draw:layer="layout" svg:x1="10.207cm" svg:y1="7.835cm" svg:x2="10.195cm" svg:y2="6.519cm">
          <text:p/>
        </draw:line>
        <draw:custom-shape draw:name="Oval 171" draw:style-name="gr12" draw:text-style-name="P2" draw:layer="layout" svg:width="1.239cm" svg:height="1.248cm" svg:x="18.417cm" svg:y="7.841cm">
          <text:p text:style-name="P7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2" draw:text-style-name="P2" draw:layer="layout" svg:width="1.239cm" svg:height="1.248cm" svg:x="16.189cm" svg:y="7.841cm">
          <text:p text:style-name="P7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2" draw:text-style-name="P2" draw:layer="layout" svg:width="1.239cm" svg:height="1.248cm" svg:x="14.022cm" svg:y="7.841cm">
          <text:p text:style-name="P7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4" draw:style-name="gr13" draw:text-style-name="P8" draw:layer="layout" svg:x1="14.642cm" svg:y1="7.841cm" svg:x2="14.642cm" svg:y2="6.519cm">
          <text:p/>
        </draw:line>
        <draw:line draw:name="Straight Connector 175" draw:style-name="gr13" draw:text-style-name="P8" draw:layer="layout" svg:x1="16.809cm" svg:y1="7.841cm" svg:x2="16.809cm" svg:y2="6.519cm">
          <text:p/>
        </draw:line>
        <draw:line draw:name="Straight Connector 176" draw:style-name="gr13" draw:text-style-name="P8" draw:layer="layout" svg:x1="18.948cm" svg:y1="7.835cm" svg:x2="18.948cm" svg:y2="6.513cm">
          <text:p/>
        </draw:line>
        <draw:line draw:name="Straight Connector 177" draw:style-name="gr13" draw:text-style-name="P8" draw:layer="layout" svg:x1="14.204cm" svg:y1="8.024cm" svg:x2="6.245cm" svg:y2="6.336cm">
          <text:p/>
        </draw:line>
        <draw:line draw:name="Straight Connector 180" draw:style-name="gr13" draw:text-style-name="P8" draw:layer="layout" svg:x1="16.37cm" svg:y1="8.024cm" svg:x2="8.412cm" svg:y2="6.336cm">
          <text:p/>
        </draw:line>
        <draw:line draw:name="Straight Connector 181" draw:style-name="gr13" draw:text-style-name="P8" draw:layer="layout" svg:x1="18.598cm" svg:y1="8.024cm" svg:x2="10.634cm" svg:y2="6.336cm">
          <text:p/>
        </draw:line>
        <draw:custom-shape draw:name="Oval 120" draw:style-name="gr12" draw:text-style-name="P2" draw:layer="layout" svg:width="1.239cm" svg:height="1.248cm" svg:x="18.417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2" draw:text-style-name="P2" draw:layer="layout" svg:width="1.239cm" svg:height="1.248cm" svg:x="18.417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2" draw:text-style-name="P2" draw:layer="layout" svg:width="1.239cm" svg:height="1.248cm" svg:x="16.194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2" draw:text-style-name="P2" draw:layer="layout" svg:width="1.239cm" svg:height="1.248cm" svg:x="16.189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2" draw:text-style-name="P2" draw:layer="layout" svg:width="1.239cm" svg:height="1.248cm" svg:x="20.635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51" draw:style-name="gr13" draw:text-style-name="P8" draw:layer="layout" svg:x1="19.037cm" svg:y1="4.299cm" svg:x2="19.037cm" svg:y2="5.27cm">
          <text:p/>
        </draw:line>
        <draw:line draw:name="Straight Connector 152" draw:style-name="gr13" draw:text-style-name="P8" draw:layer="layout" svg:x1="19.475cm" svg:y1="4.116cm" svg:x2="21.255cm" svg:y2="5.27cm">
          <text:p/>
        </draw:line>
        <draw:line draw:name="Straight Connector 158" draw:style-name="gr13" draw:text-style-name="P8" draw:layer="layout" svg:x1="18.598cm" svg:y1="5.453cm" svg:x2="17.252cm" svg:y2="4.116cm">
          <text:p/>
        </draw:line>
        <draw:line draw:name="Straight Connector 159" draw:style-name="gr13" draw:text-style-name="P8" draw:layer="layout" svg:x1="18.598cm" svg:y1="4.116cm" svg:x2="17.247cm" svg:y2="5.453cm">
          <text:p/>
        </draw:line>
        <draw:line draw:name="Straight Connector 161" draw:style-name="gr13" draw:text-style-name="P8" draw:layer="layout" svg:x1="14.642cm" svg:y1="5.27cm" svg:x2="16.375cm" svg:y2="4.116cm">
          <text:p/>
        </draw:line>
        <draw:line draw:name="Straight Connector 178" draw:style-name="gr13" draw:text-style-name="P8" draw:layer="layout" svg:x1="16.813cm" svg:y1="4.299cm" svg:x2="16.809cm" svg:y2="5.27cm">
          <text:p/>
        </draw:line>
        <draw:line draw:name="Straight Connector 179" draw:style-name="gr13" draw:text-style-name="P8" draw:layer="layout" svg:x1="20.816cm" svg:y1="5.453cm" svg:x2="17.434cm" svg:y2="3.674cm">
          <text:p/>
        </draw:line>
        <draw:custom-shape draw:name="Oval 182" draw:style-name="gr12" draw:text-style-name="P2" draw:layer="layout" svg:width="1.239cm" svg:height="1.248cm" svg:x="14.022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3" draw:style-name="gr13" draw:text-style-name="P8" draw:layer="layout" svg:x1="15.081cm" svg:y1="5.453cm" svg:x2="18.417cm" svg:y2="3.674cm">
          <text:p/>
        </draw:line>
        <draw:custom-shape draw:name="Oval 184" draw:style-name="gr12" draw:text-style-name="P2" draw:layer="layout" svg:width="1.239cm" svg:height="1.248cm" svg:x="11.773cm" svg:y="7.835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5" draw:style-name="gr13" draw:text-style-name="P8" draw:layer="layout" svg:x1="12.392cm" svg:y1="7.835cm" svg:x2="12.392cm" svg:y2="6.519cm">
          <text:p/>
        </draw:line>
        <draw:line draw:name="Straight Connector 186" draw:style-name="gr13" draw:text-style-name="P8" draw:layer="layout" svg:x1="12.831cm" svg:y1="8.017cm" svg:x2="20.816cm" svg:y2="6.336cm">
          <text:p/>
        </draw:line>
        <draw:custom-shape draw:name="Rounded Rectangle 278" draw:style-name="gr14" draw:text-style-name="P2" draw:id="id1" draw:layer="layout" svg:width="0.53cm" svg:height="0.366cm" svg:x="4.763cm" svg:y="17.859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2" draw:style-name="gr13" draw:text-style-name="P8" draw:layer="layout" svg:x1="5.819cm" svg:y1="9.083cm" svg:x2="4.993cm" svg:y2="9.709cm">
          <text:p/>
        </draw:line>
        <draw:line draw:name="Straight Connector 203" draw:style-name="gr13" draw:text-style-name="P8" draw:layer="layout" svg:x1="5.819cm" svg:y1="9.083cm" svg:x2="5.558cm" svg:y2="9.709cm">
          <text:p/>
        </draw:line>
        <draw:line draw:name="Straight Connector 204" draw:style-name="gr13" draw:text-style-name="P8" draw:layer="layout" svg:x1="5.819cm" svg:y1="9.083cm" svg:x2="6.105cm" svg:y2="9.709cm">
          <text:p/>
        </draw:line>
        <draw:line draw:name="Straight Connector 205" draw:style-name="gr13" draw:text-style-name="P8" draw:layer="layout" svg:x1="5.819cm" svg:y1="9.083cm" svg:x2="6.656cm" svg:y2="9.709cm">
          <text:p/>
        </draw:line>
        <draw:line draw:name="Straight Connector 162" draw:style-name="gr13" draw:text-style-name="P8" draw:layer="layout" svg:x1="7.991cm" svg:y1="9.083cm" svg:x2="7.165cm" svg:y2="9.709cm">
          <text:p/>
        </draw:line>
        <draw:line draw:name="Straight Connector 163" draw:style-name="gr13" draw:text-style-name="P8" draw:layer="layout" svg:x1="7.991cm" svg:y1="9.083cm" svg:x2="7.73cm" svg:y2="9.709cm">
          <text:p/>
        </draw:line>
        <draw:line draw:name="Straight Connector 249" draw:style-name="gr13" draw:text-style-name="P8" draw:layer="layout" svg:x1="7.991cm" svg:y1="9.083cm" svg:x2="8.276cm" svg:y2="9.709cm">
          <text:p/>
        </draw:line>
        <draw:line draw:name="Straight Connector 250" draw:style-name="gr13" draw:text-style-name="P8" draw:layer="layout" svg:x1="7.986cm" svg:y1="9.083cm" svg:x2="8.827cm" svg:y2="9.709cm">
          <text:p/>
        </draw:line>
        <draw:line draw:name="Straight Connector 258" draw:style-name="gr13" draw:text-style-name="P8" draw:layer="layout" svg:x1="10.202cm" svg:y1="9.096cm" svg:x2="9.376cm" svg:y2="9.722cm">
          <text:p/>
        </draw:line>
        <draw:line draw:name="Straight Connector 259" draw:style-name="gr13" draw:text-style-name="P8" draw:layer="layout" svg:x1="10.202cm" svg:y1="9.096cm" svg:x2="9.942cm" svg:y2="9.722cm">
          <text:p/>
        </draw:line>
        <draw:line draw:name="Straight Connector 261" draw:style-name="gr13" draw:text-style-name="P8" draw:layer="layout" svg:x1="10.202cm" svg:y1="9.096cm" svg:x2="10.488cm" svg:y2="9.722cm">
          <text:p/>
        </draw:line>
        <draw:line draw:name="Straight Connector 262" draw:style-name="gr13" draw:text-style-name="P8" draw:layer="layout" svg:x1="10.197cm" svg:y1="9.096cm" svg:x2="11.039cm" svg:y2="9.722cm">
          <text:p/>
        </draw:line>
        <draw:line draw:name="Straight Connector 268" draw:style-name="gr13" draw:text-style-name="P8" draw:layer="layout" svg:x1="12.409cm" svg:y1="9.096cm" svg:x2="11.582cm" svg:y2="9.722cm">
          <text:p/>
        </draw:line>
        <draw:line draw:name="Straight Connector 269" draw:style-name="gr13" draw:text-style-name="P8" draw:layer="layout" svg:x1="12.409cm" svg:y1="9.096cm" svg:x2="12.148cm" svg:y2="9.722cm">
          <text:p/>
        </draw:line>
        <draw:line draw:name="Straight Connector 275" draw:style-name="gr13" draw:text-style-name="P8" draw:layer="layout" svg:x1="12.409cm" svg:y1="9.096cm" svg:x2="12.694cm" svg:y2="9.722cm">
          <text:p/>
        </draw:line>
        <draw:line draw:name="Straight Connector 276" draw:style-name="gr13" draw:text-style-name="P8" draw:layer="layout" svg:x1="12.404cm" svg:y1="9.096cm" svg:x2="13.245cm" svg:y2="9.722cm">
          <text:p/>
        </draw:line>
        <draw:line draw:name="Straight Connector 285" draw:style-name="gr13" draw:text-style-name="P8" draw:layer="layout" svg:x1="14.651cm" svg:y1="9.096cm" svg:x2="13.825cm" svg:y2="9.722cm">
          <text:p/>
        </draw:line>
        <draw:line draw:name="Straight Connector 286" draw:style-name="gr13" draw:text-style-name="P8" draw:layer="layout" svg:x1="14.651cm" svg:y1="9.096cm" svg:x2="14.39cm" svg:y2="9.722cm">
          <text:p/>
        </draw:line>
        <draw:line draw:name="Straight Connector 288" draw:style-name="gr13" draw:text-style-name="P8" draw:layer="layout" svg:x1="14.651cm" svg:y1="9.096cm" svg:x2="14.936cm" svg:y2="9.722cm">
          <text:p/>
        </draw:line>
        <draw:line draw:name="Straight Connector 289" draw:style-name="gr13" draw:text-style-name="P8" draw:layer="layout" svg:x1="14.651cm" svg:y1="9.096cm" svg:x2="15.487cm" svg:y2="9.722cm">
          <text:p/>
        </draw:line>
        <draw:line draw:name="Straight Connector 314" draw:style-name="gr13" draw:text-style-name="P8" draw:layer="layout" svg:x1="16.822cm" svg:y1="9.096cm" svg:x2="15.996cm" svg:y2="9.722cm">
          <text:p/>
        </draw:line>
        <draw:line draw:name="Straight Connector 315" draw:style-name="gr13" draw:text-style-name="P8" draw:layer="layout" svg:x1="16.822cm" svg:y1="9.096cm" svg:x2="16.562cm" svg:y2="9.722cm">
          <text:p/>
        </draw:line>
        <draw:line draw:name="Straight Connector 317" draw:style-name="gr13" draw:text-style-name="P8" draw:layer="layout" svg:x1="16.822cm" svg:y1="9.096cm" svg:x2="17.108cm" svg:y2="9.722cm">
          <text:p/>
        </draw:line>
        <draw:line draw:name="Straight Connector 318" draw:style-name="gr13" draw:text-style-name="P8" draw:layer="layout" svg:x1="16.818cm" svg:y1="9.096cm" svg:x2="17.659cm" svg:y2="9.722cm">
          <text:p/>
        </draw:line>
        <draw:line draw:name="Straight Connector 304" draw:style-name="gr13" draw:text-style-name="P8" draw:layer="layout" svg:x1="19.034cm" svg:y1="9.109cm" svg:x2="18.208cm" svg:y2="9.734cm">
          <text:p/>
        </draw:line>
        <draw:line draw:name="Straight Connector 305" draw:style-name="gr13" draw:text-style-name="P8" draw:layer="layout" svg:x1="19.034cm" svg:y1="9.109cm" svg:x2="18.773cm" svg:y2="9.734cm">
          <text:p/>
        </draw:line>
        <draw:line draw:name="Straight Connector 308" draw:style-name="gr13" draw:text-style-name="P8" draw:layer="layout" svg:x1="19.034cm" svg:y1="9.109cm" svg:x2="19.319cm" svg:y2="9.734cm">
          <text:p/>
        </draw:line>
        <draw:line draw:name="Straight Connector 309" draw:style-name="gr13" draw:text-style-name="P8" draw:layer="layout" svg:x1="19.029cm" svg:y1="9.109cm" svg:x2="19.87cm" svg:y2="9.734cm">
          <text:p/>
        </draw:line>
        <draw:line draw:name="Straight Connector 294" draw:style-name="gr13" draw:text-style-name="P8" draw:layer="layout" svg:x1="21.24cm" svg:y1="9.109cm" svg:x2="20.414cm" svg:y2="9.734cm">
          <text:p/>
        </draw:line>
        <draw:line draw:name="Straight Connector 295" draw:style-name="gr13" draw:text-style-name="P8" draw:layer="layout" svg:x1="21.24cm" svg:y1="9.109cm" svg:x2="20.98cm" svg:y2="9.734cm">
          <text:p/>
        </draw:line>
        <draw:g draw:name="Group 64">
          <draw:custom-shape draw:name="Rounded Rectangle 167" draw:style-name="gr15" draw:text-style-name="P2" draw:layer="layout" svg:width="0.53cm" svg:height="0.562cm" svg:x="5.294cm" svg:y="9.709cm">
            <text:p text:style-name="P7"><text:span text:style-name="T1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7" draw:style-name="gr15" draw:text-style-name="P2" draw:layer="layout" svg:width="0.53cm" svg:height="0.562cm" svg:x="4.728cm" svg:y="9.709cm">
            <text:p text:style-name="P7"><text:span text:style-name="T1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8" draw:style-name="gr15" draw:text-style-name="P2" draw:layer="layout" svg:width="0.53cm" svg:height="0.562cm" svg:x="6.391cm" svg:y="9.709cm">
            <text:p text:style-name="P7"><text:span text:style-name="T1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9" draw:style-name="gr15" draw:text-style-name="P2" draw:layer="layout" svg:width="0.53cm" svg:height="0.562cm" svg:x="5.84cm" svg:y="9.709cm">
            <text:p text:style-name="P7"><text:span text:style-name="T14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6" draw:style-name="gr15" draw:text-style-name="P2" draw:layer="layout" svg:width="0.53cm" svg:height="0.562cm" svg:x="7.465cm" svg:y="9.709cm">
            <text:p text:style-name="P7"><text:span text:style-name="T14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9" draw:style-name="gr15" draw:text-style-name="P2" draw:layer="layout" svg:width="0.53cm" svg:height="0.562cm" svg:x="6.9cm" svg:y="9.709cm">
            <text:p text:style-name="P7"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70" draw:style-name="gr15" draw:text-style-name="P2" draw:layer="layout" svg:width="0.53cm" svg:height="0.562cm" svg:x="8.562cm" svg:y="9.709cm">
            <text:p text:style-name="P7"><text:span text:style-name="T14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36" draw:style-name="gr15" draw:text-style-name="P2" draw:layer="layout" svg:width="0.53cm" svg:height="0.562cm" svg:x="8.011cm" svg:y="9.709cm">
            <text:p text:style-name="P7"><text:span text:style-name="T14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3" draw:style-name="gr15" draw:text-style-name="P2" draw:layer="layout" svg:width="0.53cm" svg:height="0.562cm" svg:x="9.677cm" svg:y="9.722cm">
            <text:p text:style-name="P7"><text:span text:style-name="T14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4" draw:style-name="gr15" draw:text-style-name="P2" draw:layer="layout" svg:width="0.53cm" svg:height="0.562cm" svg:x="9.111cm" svg:y="9.722cm">
            <text:p text:style-name="P7"><text:span text:style-name="T14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5" draw:style-name="gr15" draw:text-style-name="P2" draw:layer="layout" svg:width="0.53cm" svg:height="0.562cm" svg:x="10.774cm" svg:y="9.722cm">
            <text:p text:style-name="P7"><text:span text:style-name="T14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6" draw:style-name="gr15" draw:text-style-name="P2" draw:layer="layout" svg:width="0.53cm" svg:height="0.562cm" svg:x="10.223cm" svg:y="9.722cm">
            <text:p text:style-name="P7"><text:span text:style-name="T14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77" draw:style-name="gr15" draw:text-style-name="P2" draw:layer="layout" svg:width="0.53cm" svg:height="0.562cm" svg:x="11.883cm" svg:y="9.722cm">
            <text:p text:style-name="P7"><text:span text:style-name="T13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0" draw:style-name="gr15" draw:text-style-name="P2" draw:layer="layout" svg:width="0.53cm" svg:height="0.562cm" svg:x="11.317cm" svg:y="9.722cm">
            <text:p text:style-name="P7"><text:span text:style-name="T14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1" draw:style-name="gr15" draw:text-style-name="P2" draw:layer="layout" svg:width="0.53cm" svg:height="0.562cm" svg:x="12.98cm" svg:y="9.722cm">
            <text:p text:style-name="P7"><text:span text:style-name="T14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2" draw:style-name="gr15" draw:text-style-name="P2" draw:layer="layout" svg:width="0.53cm" svg:height="0.562cm" svg:x="12.429cm" svg:y="9.722cm">
            <text:p text:style-name="P7"><text:span text:style-name="T14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3" draw:style-name="gr15" draw:text-style-name="P2" draw:layer="layout" svg:width="0.53cm" svg:height="0.562cm" svg:x="14.125cm" svg:y="9.722cm">
            <text:p text:style-name="P7"><text:span text:style-name="T14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4" draw:style-name="gr15" draw:text-style-name="P2" draw:layer="layout" svg:width="0.53cm" svg:height="0.562cm" svg:x="13.56cm" svg:y="9.722cm">
            <text:p text:style-name="P7"><text:span text:style-name="T14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5" draw:style-name="gr15" draw:text-style-name="P2" draw:layer="layout" svg:width="0.53cm" svg:height="0.562cm" svg:x="15.222cm" svg:y="9.722cm">
            <text:p text:style-name="P7"><text:span text:style-name="T13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6" draw:style-name="gr15" draw:text-style-name="P2" draw:layer="layout" svg:width="0.53cm" svg:height="0.562cm" svg:x="14.671cm" svg:y="9.722cm">
            <text:p text:style-name="P7"><text:span text:style-name="T13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9" draw:style-name="gr15" draw:text-style-name="P2" draw:layer="layout" svg:width="0.53cm" svg:height="0.562cm" svg:x="16.297cm" svg:y="9.722cm">
            <text:p text:style-name="P7"><text:span text:style-name="T14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0" draw:style-name="gr15" draw:text-style-name="P2" draw:layer="layout" svg:width="0.53cm" svg:height="0.562cm" svg:x="15.731cm" svg:y="9.722cm">
            <text:p text:style-name="P7"><text:span text:style-name="T14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1" draw:style-name="gr15" draw:text-style-name="P2" draw:layer="layout" svg:width="0.53cm" svg:height="0.562cm" svg:x="17.394cm" svg:y="9.722cm">
            <text:p text:style-name="P7"><text:span text:style-name="T14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2" draw:style-name="gr15" draw:text-style-name="P2" draw:layer="layout" svg:width="0.53cm" svg:height="0.562cm" svg:x="16.843cm" svg:y="9.722cm">
            <text:p text:style-name="P7"><text:span text:style-name="T14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0" draw:style-name="gr15" draw:text-style-name="P2" draw:layer="layout" svg:width="0.53cm" svg:height="0.562cm" svg:x="18.508cm" svg:y="9.735cm">
            <text:p text:style-name="P7"><text:span text:style-name="T14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1" draw:style-name="gr15" draw:text-style-name="P2" draw:layer="layout" svg:width="0.53cm" svg:height="0.562cm" svg:x="17.943cm" svg:y="9.735cm">
            <text:p text:style-name="P7"><text:span text:style-name="T13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2" draw:style-name="gr15" draw:text-style-name="P2" draw:layer="layout" svg:width="0.53cm" svg:height="0.562cm" svg:x="19.605cm" svg:y="9.735cm">
            <text:p text:style-name="P7"><text:span text:style-name="T14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3" draw:style-name="gr15" draw:text-style-name="P2" draw:layer="layout" svg:width="0.53cm" svg:height="0.562cm" svg:x="19.054cm" svg:y="9.735cm">
            <text:p text:style-name="P7"><text:span text:style-name="T13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0" draw:style-name="gr15" draw:text-style-name="P2" draw:layer="layout" svg:width="0.53cm" svg:height="0.562cm" svg:x="20.715cm" svg:y="9.735cm">
            <text:p text:style-name="P7"><text:span text:style-name="T13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1" draw:style-name="gr15" draw:text-style-name="P2" draw:layer="layout" svg:width="0.53cm" svg:height="0.562cm" svg:x="20.149cm" svg:y="9.735cm">
            <text:p text:style-name="P7"><text:span text:style-name="T13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2" draw:style-name="gr15" draw:text-style-name="P2" draw:layer="layout" svg:width="0.53cm" svg:height="0.562cm" svg:x="21.812cm" svg:y="9.735cm">
            <text:p text:style-name="P7"><text:span text:style-name="T14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3" draw:style-name="gr15" draw:text-style-name="P2" draw:layer="layout" svg:width="0.53cm" svg:height="0.562cm" svg:x="21.261cm" svg:y="9.735cm">
            <text:p text:style-name="P7"><text:span text:style-name="T14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Straight Connector 297" draw:style-name="gr13" draw:text-style-name="P8" draw:layer="layout" svg:x1="21.24cm" svg:y1="9.109cm" svg:x2="21.526cm" svg:y2="9.734cm">
          <text:p/>
        </draw:line>
        <draw:line draw:name="Straight Connector 298" draw:style-name="gr13" draw:text-style-name="P8" draw:layer="layout" svg:x1="21.235cm" svg:y1="9.109cm" svg:x2="22.077cm" svg:y2="9.734cm">
          <text:p/>
        </draw:line>
        <draw:custom-shape draw:name="Rounded Rectangle 327" draw:style-name="gr14" draw:text-style-name="P2" draw:layer="layout" svg:width="0.525cm" svg:height="0.393cm" svg:x="9.111cm" svg:y="10.406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9" draw:style-name="gr16" draw:text-style-name="P2" draw:layer="layout" svg:width="0.487cm" svg:height="0.366cm" svg:x="6.933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1" draw:style-name="gr16" draw:text-style-name="P2" draw:layer="layout" svg:width="0.544cm" svg:height="0.403cm" svg:x="11.298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2" draw:style-name="gr17" draw:text-style-name="P2" draw:layer="layout" svg:width="0.485cm" svg:height="0.366cm" svg:x="5.294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3" draw:style-name="gr17" draw:text-style-name="P2" draw:layer="layout" svg:width="0.487cm" svg:height="0.366cm" svg:x="6.93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4" draw:style-name="gr17" draw:text-style-name="P2" draw:layer="layout" svg:width="0.564cm" svg:height="0.396cm" svg:x="9.64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5" draw:style-name="gr17" draw:text-style-name="P2" draw:layer="layout" svg:width="0.53cm" svg:height="0.383cm" svg:x="13.56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6" draw:style-name="gr17" draw:text-style-name="P2" draw:layer="layout" svg:width="0.508cm" svg:height="0.383cm" svg:x="15.75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7" draw:style-name="gr17" draw:text-style-name="P2" draw:layer="layout" svg:width="0.507cm" svg:height="0.383cm" svg:x="1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8" draw:style-name="gr17" draw:text-style-name="P2" draw:layer="layout" svg:width="0.517cm" svg:height="0.383cm" svg:x="20.16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9" draw:style-name="gr17" draw:text-style-name="P2" draw:layer="layout" svg:width="0.549cm" svg:height="0.366cm" svg:x="11.29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0" draw:style-name="gr18" draw:text-style-name="P2" draw:layer="layout" svg:width="0.53cm" svg:height="0.499cm" svg:x="5.29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1" draw:style-name="gr18" draw:text-style-name="P2" draw:layer="layout" svg:width="0.53cm" svg:height="0.499cm" svg:x="4.728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2" draw:style-name="gr18" draw:text-style-name="P2" draw:layer="layout" svg:width="0.53cm" svg:height="0.499cm" svg:x="6.39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3" draw:style-name="gr18" draw:text-style-name="P2" draw:layer="layout" svg:width="0.53cm" svg:height="0.499cm" svg:x="5.8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4" draw:style-name="gr18" draw:text-style-name="P2" draw:layer="layout" svg:width="0.53cm" svg:height="0.499cm" svg:x="7.465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5" draw:style-name="gr18" draw:text-style-name="P2" draw:layer="layout" svg:width="0.53cm" svg:height="0.499cm" svg:x="6.9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6" draw:style-name="gr18" draw:text-style-name="P2" draw:layer="layout" svg:width="0.53cm" svg:height="0.499cm" svg:x="8.562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7" draw:style-name="gr18" draw:text-style-name="P2" draw:layer="layout" svg:width="0.53cm" svg:height="0.499cm" svg:x="8.01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8" draw:style-name="gr18" draw:text-style-name="P2" draw:layer="layout" svg:width="0.53cm" svg:height="0.499cm" svg:x="9.67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9" draw:style-name="gr18" draw:text-style-name="P2" draw:layer="layout" svg:width="0.53cm" svg:height="0.499cm" svg:x="9.11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0" draw:style-name="gr18" draw:text-style-name="P2" draw:layer="layout" svg:width="0.53cm" svg:height="0.499cm" svg:x="10.77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1" draw:style-name="gr18" draw:text-style-name="P2" draw:layer="layout" svg:width="0.53cm" svg:height="0.499cm" svg:x="10.22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2" draw:style-name="gr18" draw:text-style-name="P2" draw:layer="layout" svg:width="0.53cm" svg:height="0.499cm" svg:x="11.88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3" draw:style-name="gr18" draw:text-style-name="P2" draw:layer="layout" svg:width="0.53cm" svg:height="0.499cm" svg:x="11.31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4" draw:style-name="gr18" draw:text-style-name="P2" draw:layer="layout" svg:width="0.53cm" svg:height="0.499cm" svg:x="12.98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5" draw:style-name="gr18" draw:text-style-name="P2" draw:layer="layout" svg:width="0.53cm" svg:height="0.499cm" svg:x="12.429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6" draw:style-name="gr18" draw:text-style-name="P2" draw:layer="layout" svg:width="0.53cm" svg:height="0.499cm" svg:x="14.125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7" draw:style-name="gr18" draw:text-style-name="P2" draw:layer="layout" svg:width="0.53cm" svg:height="0.499cm" svg:x="13.56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8" draw:style-name="gr18" draw:text-style-name="P2" draw:layer="layout" svg:width="0.53cm" svg:height="0.499cm" svg:x="15.222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9" draw:style-name="gr18" draw:text-style-name="P2" draw:layer="layout" svg:width="0.53cm" svg:height="0.499cm" svg:x="14.67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0" draw:style-name="gr18" draw:text-style-name="P2" draw:layer="layout" svg:width="0.53cm" svg:height="0.499cm" svg:x="16.29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1" draw:style-name="gr18" draw:text-style-name="P2" draw:layer="layout" svg:width="0.53cm" svg:height="0.499cm" svg:x="15.73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2" draw:style-name="gr18" draw:text-style-name="P2" draw:layer="layout" svg:width="0.53cm" svg:height="0.499cm" svg:x="17.39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3" draw:style-name="gr18" draw:text-style-name="P2" draw:layer="layout" svg:width="0.53cm" svg:height="0.499cm" svg:x="16.84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4" draw:style-name="gr18" draw:text-style-name="P2" draw:layer="layout" svg:width="0.53cm" svg:height="0.499cm" svg:x="18.508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5" draw:style-name="gr18" draw:text-style-name="P2" draw:layer="layout" svg:width="0.53cm" svg:height="0.499cm" svg:x="17.943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6" draw:style-name="gr18" draw:text-style-name="P2" draw:layer="layout" svg:width="0.53cm" svg:height="0.499cm" svg:x="19.60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7" draw:style-name="gr18" draw:text-style-name="P2" draw:layer="layout" svg:width="0.53cm" svg:height="0.499cm" svg:x="19.054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8" draw:style-name="gr18" draw:text-style-name="P2" draw:layer="layout" svg:width="0.53cm" svg:height="0.499cm" svg:x="20.71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9" draw:style-name="gr18" draw:text-style-name="P2" draw:layer="layout" svg:width="0.53cm" svg:height="0.499cm" svg:x="20.149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0" draw:style-name="gr18" draw:text-style-name="P2" draw:layer="layout" svg:width="0.53cm" svg:height="0.499cm" svg:x="21.812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1" draw:style-name="gr18" draw:text-style-name="P2" draw:layer="layout" svg:width="0.53cm" svg:height="0.499cm" svg:x="21.261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ine Callout 1 (Border and Accent Bar) 69" draw:style-name="gr19" draw:text-style-name="P2" draw:layer="layout" svg:width="1.694cm" svg:height="0.82cm" svg:x="1.851cm" svg:y="10.771cm">
          <text:p text:style-name="P13"><text:span text:style-name="T15">Service Processes</text:span></text:p>
          <draw:enhanced-geometry svg:viewBox="0 0 21600 21600" draw:type="mso-spt50" draw:modifiers="0 0 0 0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Rounded Rectangle 377" draw:style-name="gr16" draw:text-style-name="P2" draw:id="id3" draw:layer="layout" svg:width="0.544cm" svg:height="0.403cm" svg:x="11.274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9" draw:style-name="gr17" draw:text-style-name="P2" draw:id="id7" draw:layer="layout" svg:width="0.487cm" svg:height="0.366cm" svg:x="6.90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2" draw:style-name="gr17" draw:text-style-name="P2" draw:id="id5" draw:layer="layout" svg:width="0.508cm" svg:height="0.383cm" svg:x="15.72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7" draw:style-name="gr18" draw:text-style-name="P2" draw:id="id12" draw:layer="layout" svg:width="0.53cm" svg:height="0.499cm" svg:x="4.704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3" draw:style-name="gr18" draw:text-style-name="P2" draw:id="id4" draw:layer="layout" svg:width="0.53cm" svg:height="0.499cm" svg:x="7.987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0" draw:style-name="gr18" draw:text-style-name="P2" draw:id="id2" draw:layer="layout" svg:width="0.53cm" svg:height="0.499cm" svg:x="12.956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7" draw:style-name="gr18" draw:text-style-name="P2" draw:id="id8" draw:layer="layout" svg:width="0.53cm" svg:height="0.499cm" svg:x="15.70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8" draw:style-name="gr18" draw:text-style-name="P2" draw:id="id10" draw:layer="layout" svg:width="0.53cm" svg:height="0.499cm" svg:x="17.3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8" draw:style-name="gr14" draw:text-style-name="P2" draw:layer="layout" svg:width="0.53cm" svg:height="0.366cm" svg:x="4.706cm" svg:y="10.433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91" draw:style-name="gr20" draw:text-style-name="P8" draw:layer="layout" svg:x1="6.921cm" svg:y1="5.592cm" svg:x2="6.875cm" svg:y2="18.364cm">
          <text:p/>
        </draw:line>
        <draw:line draw:name="Straight Connector 423" draw:style-name="gr20" draw:text-style-name="P8" draw:layer="layout" svg:x1="9.105cm" svg:y1="5.592cm" svg:x2="9.059cm" svg:y2="18.364cm">
          <text:p/>
        </draw:line>
        <draw:line draw:name="Straight Connector 424" draw:style-name="gr20" draw:text-style-name="P8" draw:layer="layout" svg:x1="11.308cm" svg:y1="5.592cm" svg:x2="11.262cm" svg:y2="18.364cm">
          <text:p/>
        </draw:line>
        <draw:line draw:name="Straight Connector 425" draw:style-name="gr20" draw:text-style-name="P8" draw:layer="layout" svg:x1="13.541cm" svg:y1="5.592cm" svg:x2="13.495cm" svg:y2="18.364cm">
          <text:p/>
        </draw:line>
        <draw:line draw:name="Straight Connector 426" draw:style-name="gr20" draw:text-style-name="P8" draw:layer="layout" svg:x1="15.742cm" svg:y1="5.592cm" svg:x2="15.696cm" svg:y2="18.364cm">
          <text:p/>
        </draw:line>
        <draw:line draw:name="Straight Connector 427" draw:style-name="gr20" draw:text-style-name="P8" draw:layer="layout" svg:x1="17.944cm" svg:y1="5.592cm" svg:x2="17.898cm" svg:y2="18.364cm">
          <text:p/>
        </draw:line>
        <draw:line draw:name="Straight Connector 428" draw:style-name="gr20" draw:text-style-name="P8" draw:layer="layout" svg:x1="20.121cm" svg:y1="5.592cm" svg:x2="20.075cm" svg:y2="18.364cm">
          <text:p/>
        </draw:line>
        <draw:line draw:name="Straight Connector 429" draw:style-name="gr10" draw:text-style-name="P8" draw:id="id14" draw:layer="layout" svg:x1="7.152cm" svg:y1="14.312cm" svg:x2="4.969cm" svg:y2="13.185cm">
          <text:p/>
        </draw:line>
        <draw:line draw:name="Straight Connector 430" draw:style-name="gr10" draw:text-style-name="P8" draw:id="id13" draw:layer="layout" svg:x1="11.546cm" svg:y1="15.969cm" svg:x2="7.152cm" svg:y2="14.679cm">
          <text:p/>
        </draw:line>
        <draw:g draw:name="Group 118" draw:id="id6">
          <draw:line draw:name="Straight Connector 72" draw:style-name="gr10" draw:text-style-name="P8" draw:layer="layout" svg:x1="5.028cm" svg:y1="17.858cm" svg:x2="11.546cm" svg:y2="16.373cm">
            <text:p/>
          </draw:line>
          <draw:line draw:name="Straight Connector 419" draw:style-name="gr10" draw:text-style-name="P8" draw:layer="layout" svg:x1="11.818cm" svg:y1="16.171cm" svg:x2="15.983cm" svg:y2="14.696cm">
            <text:p/>
          </draw:line>
          <draw:line draw:name="Straight Connector 420" draw:style-name="gr10" draw:text-style-name="P8" draw:layer="layout" svg:x1="15.983cm" svg:y1="14.312cm" svg:x2="8.252cm" svg:y2="13.185cm">
            <text:p/>
          </draw:line>
          <draw:line draw:name="Straight Connector 421" draw:style-name="gr10" draw:text-style-name="P8" draw:layer="layout" svg:x1="15.983cm" svg:y1="14.312cm" svg:x2="13.221cm" svg:y2="13.198cm">
            <text:p/>
          </draw:line>
        </draw:g>
        <draw:line draw:name="Straight Connector 422" draw:style-name="gr10" draw:text-style-name="P8" draw:id="id11" draw:layer="layout" svg:x1="15.983cm" svg:y1="14.312cm" svg:x2="17.634cm" svg:y2="13.198cm">
          <text:p/>
        </draw:line>
        <draw:line draw:name="Straight Connector 435" draw:style-name="gr10" draw:text-style-name="P8" draw:id="id9" draw:layer="layout" svg:x1="15.983cm" svg:y1="14.312cm" svg:x2="15.972cm" svg:y2="13.198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Demo" draw:style-name="dp1" draw:master-page-name="Default_20_2">
        <draw:custom-shape draw:name="Rectangle 70" draw:style-name="gr11" draw:text-style-name="P2" draw:layer="layout" svg:width="18.432cm" svg:height="2.011cm" svg:x="4.163cm" svg:y="10.37cm">
          <text:p/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Demo</text:span></text:p>
          </draw:text-box>
        </draw:frame>
        <draw:custom-shape draw:name="Oval 85" draw:style-name="gr12" draw:text-style-name="P2" draw:layer="layout" svg:width="1.239cm" svg:height="1.248cm" svg:x="9.588cm" svg:y="7.835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12" draw:text-style-name="P2" draw:layer="layout" svg:width="1.239cm" svg:height="1.248cm" svg:x="7.366cm" svg:y="7.835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8" draw:style-name="gr12" draw:text-style-name="P2" draw:layer="layout" svg:width="1.239cm" svg:height="1.248cm" svg:x="20.635cm" svg:y="7.846cm">
          <text:p text:style-name="P7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2" draw:text-style-name="P2" draw:layer="layout" svg:width="1.239cm" svg:height="1.248cm" svg:x="5.199cm" svg:y="7.835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2" draw:text-style-name="P2" draw:layer="layout" svg:width="1.239cm" svg:height="1.248cm" svg:x="9.555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2" draw:text-style-name="P2" draw:layer="layout" svg:width="1.239cm" svg:height="1.248cm" svg:x="9.576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2" draw:text-style-name="P2" draw:layer="layout" svg:width="1.239cm" svg:height="1.248cm" svg:x="7.359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2" draw:text-style-name="P2" draw:layer="layout" svg:width="1.239cm" svg:height="1.248cm" svg:x="7.354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2" draw:text-style-name="P2" draw:layer="layout" svg:width="1.239cm" svg:height="1.248cm" svg:x="11.773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9" draw:style-name="gr13" draw:text-style-name="P8" draw:layer="layout" svg:x1="10.174cm" svg:y1="4.299cm" svg:x2="10.195cm" svg:y2="5.27cm">
          <text:p/>
        </draw:line>
        <draw:line draw:name="Straight Connector 130" draw:style-name="gr13" draw:text-style-name="P8" draw:layer="layout" svg:x1="10.613cm" svg:y1="4.116cm" svg:x2="12.392cm" svg:y2="5.27cm">
          <text:p/>
        </draw:line>
        <draw:line draw:name="Straight Connector 131" draw:style-name="gr13" draw:text-style-name="P8" draw:layer="layout" svg:x1="9.757cm" svg:y1="5.453cm" svg:x2="8.417cm" svg:y2="4.116cm">
          <text:p/>
        </draw:line>
        <draw:line draw:name="Straight Connector 132" draw:style-name="gr13" draw:text-style-name="P8" draw:layer="layout" svg:x1="9.736cm" svg:y1="4.116cm" svg:x2="8.412cm" svg:y2="5.453cm">
          <text:p/>
        </draw:line>
        <draw:line draw:name="Straight Connector 133" draw:style-name="gr13" draw:text-style-name="P8" draw:layer="layout" svg:x1="5.807cm" svg:y1="5.27cm" svg:x2="7.54cm" svg:y2="4.116cm">
          <text:p/>
        </draw:line>
        <draw:line draw:name="Straight Connector 134" draw:style-name="gr13" draw:text-style-name="P8" draw:layer="layout" svg:x1="7.978cm" svg:y1="4.299cm" svg:x2="7.974cm" svg:y2="5.27cm">
          <text:p/>
        </draw:line>
        <draw:line draw:name="Straight Connector 135" draw:style-name="gr13" draw:text-style-name="P8" draw:layer="layout" svg:x1="11.954cm" svg:y1="5.453cm" svg:x2="8.598cm" svg:y2="3.674cm">
          <text:p/>
        </draw:line>
        <draw:custom-shape draw:name="Oval 136" draw:style-name="gr12" draw:text-style-name="P2" draw:layer="layout" svg:width="1.239cm" svg:height="1.248cm" svg:x="5.187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7" draw:style-name="gr13" draw:text-style-name="P8" draw:layer="layout" svg:x1="6.245cm" svg:y1="5.453cm" svg:x2="9.554cm" svg:y2="3.674cm">
          <text:p/>
        </draw:line>
        <draw:line draw:name="Straight Connector 146" draw:style-name="gr13" draw:text-style-name="P8" draw:layer="layout" svg:x1="5.819cm" svg:y1="7.835cm" svg:x2="5.807cm" svg:y2="6.519cm">
          <text:p/>
        </draw:line>
        <draw:line draw:name="Straight Connector 150" draw:style-name="gr13" draw:text-style-name="P8" draw:layer="layout" svg:x1="6.258cm" svg:y1="8.017cm" svg:x2="14.204cm" svg:y2="6.336cm">
          <text:p/>
        </draw:line>
        <draw:line draw:name="Straight Connector 153" draw:style-name="gr13" draw:text-style-name="P8" draw:layer="layout" svg:x1="7.986cm" svg:y1="7.835cm" svg:x2="7.974cm" svg:y2="6.519cm">
          <text:p/>
        </draw:line>
        <draw:line draw:name="Straight Connector 154" draw:style-name="gr13" draw:text-style-name="P8" draw:layer="layout" svg:x1="8.424cm" svg:y1="8.017cm" svg:x2="16.37cm" svg:y2="6.336cm">
          <text:p/>
        </draw:line>
        <draw:line draw:name="Straight Connector 155" draw:style-name="gr13" draw:text-style-name="P8" draw:layer="layout" svg:x1="21.255cm" svg:y1="7.846cm" svg:x2="21.255cm" svg:y2="6.519cm">
          <text:p/>
        </draw:line>
        <draw:line draw:name="Straight Connector 156" draw:style-name="gr13" draw:text-style-name="P8" draw:layer="layout" svg:x1="10.646cm" svg:y1="8.017cm" svg:x2="18.598cm" svg:y2="6.336cm">
          <text:p/>
        </draw:line>
        <draw:line draw:name="Straight Connector 157" draw:style-name="gr13" draw:text-style-name="P8" draw:layer="layout" svg:x1="20.816cm" svg:y1="8.029cm" svg:x2="12.831cm" svg:y2="6.336cm">
          <text:p/>
        </draw:line>
        <draw:line draw:name="Straight Connector 165" draw:style-name="gr13" draw:text-style-name="P8" draw:layer="layout" svg:x1="10.207cm" svg:y1="7.835cm" svg:x2="10.195cm" svg:y2="6.519cm">
          <text:p/>
        </draw:line>
        <draw:custom-shape draw:name="Oval 171" draw:style-name="gr12" draw:text-style-name="P2" draw:layer="layout" svg:width="1.239cm" svg:height="1.248cm" svg:x="18.417cm" svg:y="7.841cm">
          <text:p text:style-name="P7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2" draw:text-style-name="P2" draw:layer="layout" svg:width="1.239cm" svg:height="1.248cm" svg:x="16.189cm" svg:y="7.841cm">
          <text:p text:style-name="P7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2" draw:text-style-name="P2" draw:layer="layout" svg:width="1.239cm" svg:height="1.248cm" svg:x="14.022cm" svg:y="7.841cm">
          <text:p text:style-name="P7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4" draw:style-name="gr13" draw:text-style-name="P8" draw:layer="layout" svg:x1="14.642cm" svg:y1="7.841cm" svg:x2="14.642cm" svg:y2="6.519cm">
          <text:p/>
        </draw:line>
        <draw:line draw:name="Straight Connector 175" draw:style-name="gr13" draw:text-style-name="P8" draw:layer="layout" svg:x1="16.809cm" svg:y1="7.841cm" svg:x2="16.809cm" svg:y2="6.519cm">
          <text:p/>
        </draw:line>
        <draw:line draw:name="Straight Connector 176" draw:style-name="gr13" draw:text-style-name="P8" draw:layer="layout" svg:x1="18.948cm" svg:y1="7.835cm" svg:x2="18.948cm" svg:y2="6.513cm">
          <text:p/>
        </draw:line>
        <draw:line draw:name="Straight Connector 177" draw:style-name="gr13" draw:text-style-name="P8" draw:layer="layout" svg:x1="14.204cm" svg:y1="8.024cm" svg:x2="6.245cm" svg:y2="6.336cm">
          <text:p/>
        </draw:line>
        <draw:line draw:name="Straight Connector 180" draw:style-name="gr13" draw:text-style-name="P8" draw:layer="layout" svg:x1="16.37cm" svg:y1="8.024cm" svg:x2="8.412cm" svg:y2="6.336cm">
          <text:p/>
        </draw:line>
        <draw:line draw:name="Straight Connector 181" draw:style-name="gr13" draw:text-style-name="P8" draw:layer="layout" svg:x1="18.598cm" svg:y1="8.024cm" svg:x2="10.634cm" svg:y2="6.336cm">
          <text:p/>
        </draw:line>
        <draw:custom-shape draw:name="Oval 120" draw:style-name="gr12" draw:text-style-name="P2" draw:layer="layout" svg:width="1.239cm" svg:height="1.248cm" svg:x="18.417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2" draw:text-style-name="P2" draw:layer="layout" svg:width="1.239cm" svg:height="1.248cm" svg:x="18.417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2" draw:text-style-name="P2" draw:layer="layout" svg:width="1.239cm" svg:height="1.248cm" svg:x="16.194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2" draw:text-style-name="P2" draw:layer="layout" svg:width="1.239cm" svg:height="1.248cm" svg:x="16.189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2" draw:text-style-name="P2" draw:layer="layout" svg:width="1.239cm" svg:height="1.248cm" svg:x="20.635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51" draw:style-name="gr13" draw:text-style-name="P8" draw:layer="layout" svg:x1="19.037cm" svg:y1="4.299cm" svg:x2="19.037cm" svg:y2="5.27cm">
          <text:p/>
        </draw:line>
        <draw:line draw:name="Straight Connector 152" draw:style-name="gr13" draw:text-style-name="P8" draw:layer="layout" svg:x1="19.475cm" svg:y1="4.116cm" svg:x2="21.255cm" svg:y2="5.27cm">
          <text:p/>
        </draw:line>
        <draw:line draw:name="Straight Connector 158" draw:style-name="gr13" draw:text-style-name="P8" draw:layer="layout" svg:x1="18.598cm" svg:y1="5.453cm" svg:x2="17.252cm" svg:y2="4.116cm">
          <text:p/>
        </draw:line>
        <draw:line draw:name="Straight Connector 159" draw:style-name="gr13" draw:text-style-name="P8" draw:layer="layout" svg:x1="18.598cm" svg:y1="4.116cm" svg:x2="17.247cm" svg:y2="5.453cm">
          <text:p/>
        </draw:line>
        <draw:line draw:name="Straight Connector 161" draw:style-name="gr13" draw:text-style-name="P8" draw:layer="layout" svg:x1="14.642cm" svg:y1="5.27cm" svg:x2="16.375cm" svg:y2="4.116cm">
          <text:p/>
        </draw:line>
        <draw:line draw:name="Straight Connector 178" draw:style-name="gr13" draw:text-style-name="P8" draw:layer="layout" svg:x1="16.813cm" svg:y1="4.299cm" svg:x2="16.809cm" svg:y2="5.27cm">
          <text:p/>
        </draw:line>
        <draw:line draw:name="Straight Connector 179" draw:style-name="gr13" draw:text-style-name="P8" draw:layer="layout" svg:x1="20.816cm" svg:y1="5.453cm" svg:x2="17.434cm" svg:y2="3.674cm">
          <text:p/>
        </draw:line>
        <draw:custom-shape draw:name="Oval 182" draw:style-name="gr12" draw:text-style-name="P2" draw:layer="layout" svg:width="1.239cm" svg:height="1.248cm" svg:x="14.022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3" draw:style-name="gr13" draw:text-style-name="P8" draw:layer="layout" svg:x1="15.081cm" svg:y1="5.453cm" svg:x2="18.417cm" svg:y2="3.674cm">
          <text:p/>
        </draw:line>
        <draw:custom-shape draw:name="Oval 184" draw:style-name="gr12" draw:text-style-name="P2" draw:layer="layout" svg:width="1.239cm" svg:height="1.248cm" svg:x="11.773cm" svg:y="7.835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5" draw:style-name="gr13" draw:text-style-name="P8" draw:layer="layout" svg:x1="12.392cm" svg:y1="7.835cm" svg:x2="12.392cm" svg:y2="6.519cm">
          <text:p/>
        </draw:line>
        <draw:line draw:name="Straight Connector 186" draw:style-name="gr13" draw:text-style-name="P8" draw:layer="layout" svg:x1="12.831cm" svg:y1="8.017cm" svg:x2="20.816cm" svg:y2="6.336cm">
          <text:p/>
        </draw:line>
        <draw:custom-shape draw:name="Rounded Rectangle 278" draw:style-name="gr14" draw:text-style-name="P2" draw:layer="layout" svg:width="0.53cm" svg:height="0.366cm" svg:x="4.763cm" svg:y="17.859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2" draw:style-name="gr13" draw:text-style-name="P8" draw:layer="layout" svg:x1="5.819cm" svg:y1="9.083cm" svg:x2="4.993cm" svg:y2="9.709cm">
          <text:p/>
        </draw:line>
        <draw:line draw:name="Straight Connector 203" draw:style-name="gr13" draw:text-style-name="P8" draw:layer="layout" svg:x1="5.819cm" svg:y1="9.083cm" svg:x2="5.558cm" svg:y2="9.709cm">
          <text:p/>
        </draw:line>
        <draw:line draw:name="Straight Connector 204" draw:style-name="gr13" draw:text-style-name="P8" draw:layer="layout" svg:x1="5.819cm" svg:y1="9.083cm" svg:x2="6.105cm" svg:y2="9.709cm">
          <text:p/>
        </draw:line>
        <draw:line draw:name="Straight Connector 205" draw:style-name="gr13" draw:text-style-name="P8" draw:layer="layout" svg:x1="5.819cm" svg:y1="9.083cm" svg:x2="6.656cm" svg:y2="9.709cm">
          <text:p/>
        </draw:line>
        <draw:line draw:name="Straight Connector 162" draw:style-name="gr13" draw:text-style-name="P8" draw:layer="layout" svg:x1="7.991cm" svg:y1="9.083cm" svg:x2="7.165cm" svg:y2="9.709cm">
          <text:p/>
        </draw:line>
        <draw:line draw:name="Straight Connector 163" draw:style-name="gr13" draw:text-style-name="P8" draw:layer="layout" svg:x1="7.991cm" svg:y1="9.083cm" svg:x2="7.73cm" svg:y2="9.709cm">
          <text:p/>
        </draw:line>
        <draw:line draw:name="Straight Connector 249" draw:style-name="gr13" draw:text-style-name="P8" draw:layer="layout" svg:x1="7.991cm" svg:y1="9.083cm" svg:x2="8.276cm" svg:y2="9.709cm">
          <text:p/>
        </draw:line>
        <draw:line draw:name="Straight Connector 250" draw:style-name="gr13" draw:text-style-name="P8" draw:layer="layout" svg:x1="7.986cm" svg:y1="9.083cm" svg:x2="8.827cm" svg:y2="9.709cm">
          <text:p/>
        </draw:line>
        <draw:line draw:name="Straight Connector 258" draw:style-name="gr13" draw:text-style-name="P8" draw:layer="layout" svg:x1="10.202cm" svg:y1="9.096cm" svg:x2="9.376cm" svg:y2="9.722cm">
          <text:p/>
        </draw:line>
        <draw:line draw:name="Straight Connector 259" draw:style-name="gr13" draw:text-style-name="P8" draw:layer="layout" svg:x1="10.202cm" svg:y1="9.096cm" svg:x2="9.942cm" svg:y2="9.722cm">
          <text:p/>
        </draw:line>
        <draw:line draw:name="Straight Connector 261" draw:style-name="gr13" draw:text-style-name="P8" draw:layer="layout" svg:x1="10.202cm" svg:y1="9.096cm" svg:x2="10.488cm" svg:y2="9.722cm">
          <text:p/>
        </draw:line>
        <draw:line draw:name="Straight Connector 262" draw:style-name="gr13" draw:text-style-name="P8" draw:layer="layout" svg:x1="10.197cm" svg:y1="9.096cm" svg:x2="11.039cm" svg:y2="9.722cm">
          <text:p/>
        </draw:line>
        <draw:line draw:name="Straight Connector 268" draw:style-name="gr13" draw:text-style-name="P8" draw:layer="layout" svg:x1="12.409cm" svg:y1="9.096cm" svg:x2="11.582cm" svg:y2="9.722cm">
          <text:p/>
        </draw:line>
        <draw:line draw:name="Straight Connector 269" draw:style-name="gr13" draw:text-style-name="P8" draw:layer="layout" svg:x1="12.409cm" svg:y1="9.096cm" svg:x2="12.148cm" svg:y2="9.722cm">
          <text:p/>
        </draw:line>
        <draw:line draw:name="Straight Connector 275" draw:style-name="gr13" draw:text-style-name="P8" draw:layer="layout" svg:x1="12.409cm" svg:y1="9.096cm" svg:x2="12.694cm" svg:y2="9.722cm">
          <text:p/>
        </draw:line>
        <draw:line draw:name="Straight Connector 276" draw:style-name="gr13" draw:text-style-name="P8" draw:layer="layout" svg:x1="12.404cm" svg:y1="9.096cm" svg:x2="13.245cm" svg:y2="9.722cm">
          <text:p/>
        </draw:line>
        <draw:line draw:name="Straight Connector 285" draw:style-name="gr13" draw:text-style-name="P8" draw:layer="layout" svg:x1="14.651cm" svg:y1="9.096cm" svg:x2="13.825cm" svg:y2="9.722cm">
          <text:p/>
        </draw:line>
        <draw:line draw:name="Straight Connector 286" draw:style-name="gr13" draw:text-style-name="P8" draw:layer="layout" svg:x1="14.651cm" svg:y1="9.096cm" svg:x2="14.39cm" svg:y2="9.722cm">
          <text:p/>
        </draw:line>
        <draw:line draw:name="Straight Connector 288" draw:style-name="gr13" draw:text-style-name="P8" draw:layer="layout" svg:x1="14.651cm" svg:y1="9.096cm" svg:x2="14.936cm" svg:y2="9.722cm">
          <text:p/>
        </draw:line>
        <draw:line draw:name="Straight Connector 289" draw:style-name="gr13" draw:text-style-name="P8" draw:layer="layout" svg:x1="14.651cm" svg:y1="9.096cm" svg:x2="15.487cm" svg:y2="9.722cm">
          <text:p/>
        </draw:line>
        <draw:line draw:name="Straight Connector 314" draw:style-name="gr13" draw:text-style-name="P8" draw:layer="layout" svg:x1="16.822cm" svg:y1="9.096cm" svg:x2="15.996cm" svg:y2="9.722cm">
          <text:p/>
        </draw:line>
        <draw:line draw:name="Straight Connector 315" draw:style-name="gr13" draw:text-style-name="P8" draw:layer="layout" svg:x1="16.822cm" svg:y1="9.096cm" svg:x2="16.562cm" svg:y2="9.722cm">
          <text:p/>
        </draw:line>
        <draw:line draw:name="Straight Connector 317" draw:style-name="gr13" draw:text-style-name="P8" draw:layer="layout" svg:x1="16.822cm" svg:y1="9.096cm" svg:x2="17.108cm" svg:y2="9.722cm">
          <text:p/>
        </draw:line>
        <draw:line draw:name="Straight Connector 318" draw:style-name="gr13" draw:text-style-name="P8" draw:layer="layout" svg:x1="16.818cm" svg:y1="9.096cm" svg:x2="17.659cm" svg:y2="9.722cm">
          <text:p/>
        </draw:line>
        <draw:line draw:name="Straight Connector 304" draw:style-name="gr13" draw:text-style-name="P8" draw:layer="layout" svg:x1="19.034cm" svg:y1="9.109cm" svg:x2="18.208cm" svg:y2="9.734cm">
          <text:p/>
        </draw:line>
        <draw:line draw:name="Straight Connector 305" draw:style-name="gr13" draw:text-style-name="P8" draw:layer="layout" svg:x1="19.034cm" svg:y1="9.109cm" svg:x2="18.773cm" svg:y2="9.734cm">
          <text:p/>
        </draw:line>
        <draw:line draw:name="Straight Connector 308" draw:style-name="gr13" draw:text-style-name="P8" draw:layer="layout" svg:x1="19.034cm" svg:y1="9.109cm" svg:x2="19.319cm" svg:y2="9.734cm">
          <text:p/>
        </draw:line>
        <draw:line draw:name="Straight Connector 309" draw:style-name="gr13" draw:text-style-name="P8" draw:layer="layout" svg:x1="19.029cm" svg:y1="9.109cm" svg:x2="19.87cm" svg:y2="9.734cm">
          <text:p/>
        </draw:line>
        <draw:line draw:name="Straight Connector 294" draw:style-name="gr13" draw:text-style-name="P8" draw:layer="layout" svg:x1="21.24cm" svg:y1="9.109cm" svg:x2="20.414cm" svg:y2="9.734cm">
          <text:p/>
        </draw:line>
        <draw:line draw:name="Straight Connector 295" draw:style-name="gr13" draw:text-style-name="P8" draw:layer="layout" svg:x1="21.24cm" svg:y1="9.109cm" svg:x2="20.98cm" svg:y2="9.734cm">
          <text:p/>
        </draw:line>
        <draw:g draw:name="Group 64">
          <draw:custom-shape draw:name="Rounded Rectangle 167" draw:style-name="gr15" draw:text-style-name="P2" draw:layer="layout" svg:width="0.53cm" svg:height="0.562cm" svg:x="5.294cm" svg:y="9.709cm">
            <text:p text:style-name="P7"><text:span text:style-name="T1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7" draw:style-name="gr15" draw:text-style-name="P2" draw:layer="layout" svg:width="0.53cm" svg:height="0.562cm" svg:x="4.728cm" svg:y="9.709cm">
            <text:p text:style-name="P7"><text:span text:style-name="T1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8" draw:style-name="gr15" draw:text-style-name="P2" draw:layer="layout" svg:width="0.53cm" svg:height="0.562cm" svg:x="6.391cm" svg:y="9.709cm">
            <text:p text:style-name="P7"><text:span text:style-name="T1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9" draw:style-name="gr15" draw:text-style-name="P2" draw:layer="layout" svg:width="0.53cm" svg:height="0.562cm" svg:x="5.84cm" svg:y="9.709cm">
            <text:p text:style-name="P7"><text:span text:style-name="T14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6" draw:style-name="gr15" draw:text-style-name="P2" draw:layer="layout" svg:width="0.53cm" svg:height="0.562cm" svg:x="7.465cm" svg:y="9.709cm">
            <text:p text:style-name="P7"><text:span text:style-name="T14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9" draw:style-name="gr15" draw:text-style-name="P2" draw:layer="layout" svg:width="0.53cm" svg:height="0.562cm" svg:x="6.9cm" svg:y="9.709cm">
            <text:p text:style-name="P7"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70" draw:style-name="gr15" draw:text-style-name="P2" draw:layer="layout" svg:width="0.53cm" svg:height="0.562cm" svg:x="8.562cm" svg:y="9.709cm">
            <text:p text:style-name="P7"><text:span text:style-name="T14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36" draw:style-name="gr15" draw:text-style-name="P2" draw:layer="layout" svg:width="0.53cm" svg:height="0.562cm" svg:x="8.011cm" svg:y="9.709cm">
            <text:p text:style-name="P7"><text:span text:style-name="T14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3" draw:style-name="gr15" draw:text-style-name="P2" draw:layer="layout" svg:width="0.53cm" svg:height="0.562cm" svg:x="9.677cm" svg:y="9.722cm">
            <text:p text:style-name="P7"><text:span text:style-name="T14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4" draw:style-name="gr15" draw:text-style-name="P2" draw:layer="layout" svg:width="0.53cm" svg:height="0.562cm" svg:x="9.111cm" svg:y="9.722cm">
            <text:p text:style-name="P7"><text:span text:style-name="T14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5" draw:style-name="gr15" draw:text-style-name="P2" draw:layer="layout" svg:width="0.53cm" svg:height="0.562cm" svg:x="10.774cm" svg:y="9.722cm">
            <text:p text:style-name="P7"><text:span text:style-name="T14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6" draw:style-name="gr15" draw:text-style-name="P2" draw:layer="layout" svg:width="0.53cm" svg:height="0.562cm" svg:x="10.223cm" svg:y="9.722cm">
            <text:p text:style-name="P7"><text:span text:style-name="T14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77" draw:style-name="gr15" draw:text-style-name="P2" draw:layer="layout" svg:width="0.53cm" svg:height="0.562cm" svg:x="11.883cm" svg:y="9.722cm">
            <text:p text:style-name="P7"><text:span text:style-name="T13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0" draw:style-name="gr15" draw:text-style-name="P2" draw:layer="layout" svg:width="0.53cm" svg:height="0.562cm" svg:x="11.317cm" svg:y="9.722cm">
            <text:p text:style-name="P7"><text:span text:style-name="T14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1" draw:style-name="gr15" draw:text-style-name="P2" draw:layer="layout" svg:width="0.53cm" svg:height="0.562cm" svg:x="12.98cm" svg:y="9.722cm">
            <text:p text:style-name="P7"><text:span text:style-name="T14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2" draw:style-name="gr15" draw:text-style-name="P2" draw:layer="layout" svg:width="0.53cm" svg:height="0.562cm" svg:x="12.429cm" svg:y="9.722cm">
            <text:p text:style-name="P7"><text:span text:style-name="T14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3" draw:style-name="gr15" draw:text-style-name="P2" draw:layer="layout" svg:width="0.53cm" svg:height="0.562cm" svg:x="14.125cm" svg:y="9.722cm">
            <text:p text:style-name="P7"><text:span text:style-name="T14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4" draw:style-name="gr15" draw:text-style-name="P2" draw:layer="layout" svg:width="0.53cm" svg:height="0.562cm" svg:x="13.56cm" svg:y="9.722cm">
            <text:p text:style-name="P7"><text:span text:style-name="T14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5" draw:style-name="gr15" draw:text-style-name="P2" draw:layer="layout" svg:width="0.53cm" svg:height="0.562cm" svg:x="15.222cm" svg:y="9.722cm">
            <text:p text:style-name="P7"><text:span text:style-name="T13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6" draw:style-name="gr15" draw:text-style-name="P2" draw:layer="layout" svg:width="0.53cm" svg:height="0.562cm" svg:x="14.671cm" svg:y="9.722cm">
            <text:p text:style-name="P7"><text:span text:style-name="T13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9" draw:style-name="gr15" draw:text-style-name="P2" draw:layer="layout" svg:width="0.53cm" svg:height="0.562cm" svg:x="16.297cm" svg:y="9.722cm">
            <text:p text:style-name="P7"><text:span text:style-name="T14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0" draw:style-name="gr15" draw:text-style-name="P2" draw:layer="layout" svg:width="0.53cm" svg:height="0.562cm" svg:x="15.731cm" svg:y="9.722cm">
            <text:p text:style-name="P7"><text:span text:style-name="T14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1" draw:style-name="gr15" draw:text-style-name="P2" draw:layer="layout" svg:width="0.53cm" svg:height="0.562cm" svg:x="17.394cm" svg:y="9.722cm">
            <text:p text:style-name="P7"><text:span text:style-name="T14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2" draw:style-name="gr15" draw:text-style-name="P2" draw:layer="layout" svg:width="0.53cm" svg:height="0.562cm" svg:x="16.843cm" svg:y="9.722cm">
            <text:p text:style-name="P7"><text:span text:style-name="T14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0" draw:style-name="gr15" draw:text-style-name="P2" draw:layer="layout" svg:width="0.53cm" svg:height="0.562cm" svg:x="18.508cm" svg:y="9.735cm">
            <text:p text:style-name="P7"><text:span text:style-name="T14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1" draw:style-name="gr15" draw:text-style-name="P2" draw:layer="layout" svg:width="0.53cm" svg:height="0.562cm" svg:x="17.943cm" svg:y="9.735cm">
            <text:p text:style-name="P7"><text:span text:style-name="T13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2" draw:style-name="gr15" draw:text-style-name="P2" draw:layer="layout" svg:width="0.53cm" svg:height="0.562cm" svg:x="19.605cm" svg:y="9.735cm">
            <text:p text:style-name="P7"><text:span text:style-name="T14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3" draw:style-name="gr15" draw:text-style-name="P2" draw:layer="layout" svg:width="0.53cm" svg:height="0.562cm" svg:x="19.054cm" svg:y="9.735cm">
            <text:p text:style-name="P7"><text:span text:style-name="T13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0" draw:style-name="gr15" draw:text-style-name="P2" draw:layer="layout" svg:width="0.53cm" svg:height="0.562cm" svg:x="20.715cm" svg:y="9.735cm">
            <text:p text:style-name="P7"><text:span text:style-name="T13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1" draw:style-name="gr15" draw:text-style-name="P2" draw:layer="layout" svg:width="0.53cm" svg:height="0.562cm" svg:x="20.149cm" svg:y="9.735cm">
            <text:p text:style-name="P7"><text:span text:style-name="T13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2" draw:style-name="gr15" draw:text-style-name="P2" draw:layer="layout" svg:width="0.53cm" svg:height="0.562cm" svg:x="21.812cm" svg:y="9.735cm">
            <text:p text:style-name="P7"><text:span text:style-name="T14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3" draw:style-name="gr15" draw:text-style-name="P2" draw:layer="layout" svg:width="0.53cm" svg:height="0.562cm" svg:x="21.261cm" svg:y="9.735cm">
            <text:p text:style-name="P7"><text:span text:style-name="T14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Straight Connector 297" draw:style-name="gr13" draw:text-style-name="P8" draw:layer="layout" svg:x1="21.24cm" svg:y1="9.109cm" svg:x2="21.526cm" svg:y2="9.734cm">
          <text:p/>
        </draw:line>
        <draw:line draw:name="Straight Connector 298" draw:style-name="gr13" draw:text-style-name="P8" draw:layer="layout" svg:x1="21.235cm" svg:y1="9.109cm" svg:x2="22.077cm" svg:y2="9.734cm">
          <text:p/>
        </draw:line>
        <draw:custom-shape draw:name="Rounded Rectangle 327" draw:style-name="gr14" draw:text-style-name="P2" draw:layer="layout" svg:width="0.525cm" svg:height="0.393cm" svg:x="9.111cm" svg:y="10.406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9" draw:style-name="gr16" draw:text-style-name="P2" draw:layer="layout" svg:width="0.487cm" svg:height="0.366cm" svg:x="6.933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1" draw:style-name="gr16" draw:text-style-name="P2" draw:layer="layout" svg:width="0.544cm" svg:height="0.403cm" svg:x="11.298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2" draw:style-name="gr17" draw:text-style-name="P2" draw:layer="layout" svg:width="0.485cm" svg:height="0.366cm" svg:x="5.294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3" draw:style-name="gr17" draw:text-style-name="P2" draw:layer="layout" svg:width="0.487cm" svg:height="0.366cm" svg:x="6.93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4" draw:style-name="gr17" draw:text-style-name="P2" draw:layer="layout" svg:width="0.564cm" svg:height="0.396cm" svg:x="9.64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5" draw:style-name="gr17" draw:text-style-name="P2" draw:layer="layout" svg:width="0.53cm" svg:height="0.383cm" svg:x="13.56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6" draw:style-name="gr17" draw:text-style-name="P2" draw:layer="layout" svg:width="0.508cm" svg:height="0.383cm" svg:x="15.75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7" draw:style-name="gr17" draw:text-style-name="P2" draw:layer="layout" svg:width="0.507cm" svg:height="0.383cm" svg:x="1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8" draw:style-name="gr17" draw:text-style-name="P2" draw:layer="layout" svg:width="0.517cm" svg:height="0.383cm" svg:x="20.16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9" draw:style-name="gr17" draw:text-style-name="P2" draw:layer="layout" svg:width="0.549cm" svg:height="0.366cm" svg:x="11.29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0" draw:style-name="gr18" draw:text-style-name="P2" draw:layer="layout" svg:width="0.53cm" svg:height="0.499cm" svg:x="5.29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1" draw:style-name="gr18" draw:text-style-name="P2" draw:layer="layout" svg:width="0.53cm" svg:height="0.499cm" svg:x="4.728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2" draw:style-name="gr18" draw:text-style-name="P2" draw:layer="layout" svg:width="0.53cm" svg:height="0.499cm" svg:x="6.39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3" draw:style-name="gr18" draw:text-style-name="P2" draw:layer="layout" svg:width="0.53cm" svg:height="0.499cm" svg:x="5.8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4" draw:style-name="gr18" draw:text-style-name="P2" draw:layer="layout" svg:width="0.53cm" svg:height="0.499cm" svg:x="7.465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5" draw:style-name="gr18" draw:text-style-name="P2" draw:layer="layout" svg:width="0.53cm" svg:height="0.499cm" svg:x="6.9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6" draw:style-name="gr18" draw:text-style-name="P2" draw:layer="layout" svg:width="0.53cm" svg:height="0.499cm" svg:x="8.562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7" draw:style-name="gr18" draw:text-style-name="P2" draw:layer="layout" svg:width="0.53cm" svg:height="0.499cm" svg:x="8.01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8" draw:style-name="gr18" draw:text-style-name="P2" draw:layer="layout" svg:width="0.53cm" svg:height="0.499cm" svg:x="9.67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9" draw:style-name="gr18" draw:text-style-name="P2" draw:layer="layout" svg:width="0.53cm" svg:height="0.499cm" svg:x="9.11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0" draw:style-name="gr18" draw:text-style-name="P2" draw:layer="layout" svg:width="0.53cm" svg:height="0.499cm" svg:x="10.77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1" draw:style-name="gr18" draw:text-style-name="P2" draw:layer="layout" svg:width="0.53cm" svg:height="0.499cm" svg:x="10.22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2" draw:style-name="gr18" draw:text-style-name="P2" draw:layer="layout" svg:width="0.53cm" svg:height="0.499cm" svg:x="11.88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3" draw:style-name="gr18" draw:text-style-name="P2" draw:layer="layout" svg:width="0.53cm" svg:height="0.499cm" svg:x="11.31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4" draw:style-name="gr18" draw:text-style-name="P2" draw:layer="layout" svg:width="0.53cm" svg:height="0.499cm" svg:x="12.98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5" draw:style-name="gr18" draw:text-style-name="P2" draw:layer="layout" svg:width="0.53cm" svg:height="0.499cm" svg:x="12.429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6" draw:style-name="gr18" draw:text-style-name="P2" draw:layer="layout" svg:width="0.53cm" svg:height="0.499cm" svg:x="14.125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7" draw:style-name="gr18" draw:text-style-name="P2" draw:layer="layout" svg:width="0.53cm" svg:height="0.499cm" svg:x="13.56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8" draw:style-name="gr18" draw:text-style-name="P2" draw:layer="layout" svg:width="0.53cm" svg:height="0.499cm" svg:x="15.222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9" draw:style-name="gr18" draw:text-style-name="P2" draw:layer="layout" svg:width="0.53cm" svg:height="0.499cm" svg:x="14.67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0" draw:style-name="gr18" draw:text-style-name="P2" draw:layer="layout" svg:width="0.53cm" svg:height="0.499cm" svg:x="16.29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1" draw:style-name="gr18" draw:text-style-name="P2" draw:layer="layout" svg:width="0.53cm" svg:height="0.499cm" svg:x="15.73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2" draw:style-name="gr18" draw:text-style-name="P2" draw:layer="layout" svg:width="0.53cm" svg:height="0.499cm" svg:x="17.39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3" draw:style-name="gr18" draw:text-style-name="P2" draw:layer="layout" svg:width="0.53cm" svg:height="0.499cm" svg:x="16.84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4" draw:style-name="gr18" draw:text-style-name="P2" draw:layer="layout" svg:width="0.53cm" svg:height="0.499cm" svg:x="18.508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5" draw:style-name="gr18" draw:text-style-name="P2" draw:layer="layout" svg:width="0.53cm" svg:height="0.499cm" svg:x="17.943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6" draw:style-name="gr18" draw:text-style-name="P2" draw:layer="layout" svg:width="0.53cm" svg:height="0.499cm" svg:x="19.60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7" draw:style-name="gr18" draw:text-style-name="P2" draw:layer="layout" svg:width="0.53cm" svg:height="0.499cm" svg:x="19.054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8" draw:style-name="gr18" draw:text-style-name="P2" draw:layer="layout" svg:width="0.53cm" svg:height="0.499cm" svg:x="20.71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9" draw:style-name="gr18" draw:text-style-name="P2" draw:layer="layout" svg:width="0.53cm" svg:height="0.499cm" svg:x="20.149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0" draw:style-name="gr18" draw:text-style-name="P2" draw:layer="layout" svg:width="0.53cm" svg:height="0.499cm" svg:x="21.812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1" draw:style-name="gr18" draw:text-style-name="P2" draw:layer="layout" svg:width="0.53cm" svg:height="0.499cm" svg:x="21.261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ine Callout 1 (Border and Accent Bar) 69" draw:style-name="gr19" draw:text-style-name="P2" draw:layer="layout" svg:width="1.694cm" svg:height="0.82cm" svg:x="1.851cm" svg:y="10.771cm">
          <text:p text:style-name="P13"><text:span text:style-name="T15">Service Processes</text:span></text:p>
          <draw:enhanced-geometry svg:viewBox="0 0 21600 21600" draw:type="mso-spt50" draw:modifiers="0 0 0 0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Rounded Rectangle 377" draw:style-name="gr16" draw:text-style-name="P2" draw:layer="layout" svg:width="0.544cm" svg:height="0.403cm" svg:x="11.274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9" draw:style-name="gr17" draw:text-style-name="P2" draw:layer="layout" svg:width="0.487cm" svg:height="0.366cm" svg:x="6.90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2" draw:style-name="gr17" draw:text-style-name="P2" draw:layer="layout" svg:width="0.508cm" svg:height="0.383cm" svg:x="15.72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7" draw:style-name="gr18" draw:text-style-name="P2" draw:layer="layout" svg:width="0.53cm" svg:height="0.499cm" svg:x="4.704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3" draw:style-name="gr18" draw:text-style-name="P2" draw:layer="layout" svg:width="0.53cm" svg:height="0.499cm" svg:x="7.987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0" draw:style-name="gr18" draw:text-style-name="P2" draw:layer="layout" svg:width="0.53cm" svg:height="0.499cm" svg:x="12.956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7" draw:style-name="gr18" draw:text-style-name="P2" draw:layer="layout" svg:width="0.53cm" svg:height="0.499cm" svg:x="15.70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8" draw:style-name="gr18" draw:text-style-name="P2" draw:layer="layout" svg:width="0.53cm" svg:height="0.499cm" svg:x="17.3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8" draw:style-name="gr14" draw:text-style-name="P2" draw:layer="layout" svg:width="0.53cm" svg:height="0.366cm" svg:x="4.706cm" svg:y="10.433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91" draw:style-name="gr20" draw:text-style-name="P8" draw:layer="layout" svg:x1="6.921cm" svg:y1="5.592cm" svg:x2="6.875cm" svg:y2="18.364cm">
          <text:p/>
        </draw:line>
        <draw:line draw:name="Straight Connector 423" draw:style-name="gr20" draw:text-style-name="P8" draw:layer="layout" svg:x1="9.105cm" svg:y1="5.592cm" svg:x2="9.059cm" svg:y2="18.364cm">
          <text:p/>
        </draw:line>
        <draw:line draw:name="Straight Connector 424" draw:style-name="gr20" draw:text-style-name="P8" draw:layer="layout" svg:x1="11.308cm" svg:y1="5.592cm" svg:x2="11.262cm" svg:y2="18.364cm">
          <text:p/>
        </draw:line>
        <draw:line draw:name="Straight Connector 425" draw:style-name="gr20" draw:text-style-name="P8" draw:layer="layout" svg:x1="13.541cm" svg:y1="5.592cm" svg:x2="13.495cm" svg:y2="18.364cm">
          <text:p/>
        </draw:line>
        <draw:line draw:name="Straight Connector 426" draw:style-name="gr20" draw:text-style-name="P8" draw:layer="layout" svg:x1="15.742cm" svg:y1="5.592cm" svg:x2="15.696cm" svg:y2="18.364cm">
          <text:p/>
        </draw:line>
        <draw:line draw:name="Straight Connector 427" draw:style-name="gr20" draw:text-style-name="P8" draw:layer="layout" svg:x1="17.944cm" svg:y1="5.592cm" svg:x2="17.898cm" svg:y2="18.364cm">
          <text:p/>
        </draw:line>
        <draw:line draw:name="Straight Connector 428" draw:style-name="gr20" draw:text-style-name="P8" draw:layer="layout" svg:x1="20.121cm" svg:y1="5.592cm" svg:x2="20.075cm" svg:y2="18.364cm">
          <text:p/>
        </draw:line>
        <draw:line draw:name="Straight Connector 429" draw:style-name="gr10" draw:text-style-name="P8" draw:layer="layout" svg:x1="7.152cm" svg:y1="14.312cm" svg:x2="4.969cm" svg:y2="13.185cm">
          <text:p/>
        </draw:line>
        <draw:line draw:name="Straight Connector 430" draw:style-name="gr10" draw:text-style-name="P8" draw:id="id18" draw:layer="layout" svg:x1="11.546cm" svg:y1="15.969cm" svg:x2="7.152cm" svg:y2="14.679cm">
          <text:p/>
        </draw:line>
        <draw:line draw:name="Straight Connector 72" draw:style-name="gr10" draw:text-style-name="P8" draw:layer="layout" svg:x1="5.028cm" svg:y1="17.858cm" svg:x2="11.546cm" svg:y2="16.373cm">
          <text:p/>
        </draw:line>
        <draw:line draw:name="Straight Connector 419" draw:style-name="gr10" draw:text-style-name="P8" draw:id="id17" draw:layer="layout" svg:x1="11.818cm" svg:y1="16.171cm" svg:x2="15.983cm" svg:y2="14.696cm">
          <text:p/>
        </draw:line>
        <draw:line draw:name="Straight Connector 420" draw:style-name="gr10" draw:text-style-name="P8" draw:layer="layout" svg:x1="15.983cm" svg:y1="14.312cm" svg:x2="8.252cm" svg:y2="13.185cm">
          <text:p/>
        </draw:line>
        <draw:line draw:name="Straight Connector 421" draw:style-name="gr10" draw:text-style-name="P8" draw:layer="layout" svg:x1="15.983cm" svg:y1="14.312cm" svg:x2="13.221cm" svg:y2="13.198cm">
          <text:p/>
        </draw:line>
        <draw:line draw:name="Straight Connector 422" draw:style-name="gr10" draw:text-style-name="P8" draw:layer="layout" svg:x1="15.983cm" svg:y1="14.312cm" svg:x2="17.634cm" svg:y2="13.198cm">
          <text:p/>
        </draw:line>
        <draw:line draw:name="Straight Connector 435" draw:style-name="gr10" draw:text-style-name="P8" draw:layer="layout" svg:x1="15.983cm" svg:y1="14.312cm" svg:x2="15.972cm" svg:y2="13.198cm">
          <text:p/>
        </draw:line>
        <draw:custom-shape draw:name="Rounded Rectangle 190" draw:style-name="gr16" draw:text-style-name="P2" draw:id="id15" draw:layer="layout" svg:width="0.487cm" svg:height="0.366cm" svg:x="6.909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191" draw:style-name="gr10" draw:text-style-name="P8" draw:id="id19" draw:layer="layout" svg:x1="7.396cm" svg:y1="16.153cm" svg:x2="15.983cm" svg:y2="14.696cm">
          <text:p/>
        </draw:line>
        <draw:line draw:name="Straight Connector 194" draw:style-name="gr10" draw:text-style-name="P8" draw:id="id16" draw:layer="layout" svg:x1="5.07cm" svg:y1="17.858cm" svg:x2="7.152cm" svg:y2="16.336cm">
          <text:p/>
        </draw:line>
        <draw:line draw:name="Straight Connector 196" draw:style-name="gr10" draw:text-style-name="P8" draw:id="id20" draw:layer="layout" svg:x1="7.152cm" svg:y1="15.969cm" svg:x2="7.152cm" svg:y2="14.679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7" anim:sub-item="" smil:type="fade" smil:subtype="crossfade" smil:mode="out"/>
                  <anim:set smil:begin="0.499s" smil:dur="0.001s" smil:fill="hold" smil:targetElement="id17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" smil:type="fade" smil:subtype="crossfade" smil:mode="out"/>
                  <anim:set smil:begin="0.499s" smil:dur="0.001s" smil:fill="hold" smil:targetElement="id18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Demo" draw:style-name="dp1" draw:master-page-name="Default_20_2">
        <draw:custom-shape draw:name="Rectangle 70" draw:style-name="gr11" draw:text-style-name="P2" draw:layer="layout" svg:width="18.432cm" svg:height="2.011cm" svg:x="4.163cm" svg:y="10.37cm">
          <text:p/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Demo</text:span></text:p>
          </draw:text-box>
        </draw:frame>
        <draw:custom-shape draw:name="Oval 85" draw:style-name="gr12" draw:text-style-name="P2" draw:layer="layout" svg:width="1.239cm" svg:height="1.248cm" svg:x="9.588cm" svg:y="7.835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12" draw:text-style-name="P2" draw:layer="layout" svg:width="1.239cm" svg:height="1.248cm" svg:x="7.366cm" svg:y="7.835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8" draw:style-name="gr12" draw:text-style-name="P2" draw:layer="layout" svg:width="1.239cm" svg:height="1.248cm" svg:x="20.635cm" svg:y="7.846cm">
          <text:p text:style-name="P7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2" draw:text-style-name="P2" draw:layer="layout" svg:width="1.239cm" svg:height="1.248cm" svg:x="5.199cm" svg:y="7.835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2" draw:text-style-name="P2" draw:layer="layout" svg:width="1.239cm" svg:height="1.248cm" svg:x="9.555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2" draw:text-style-name="P2" draw:layer="layout" svg:width="1.239cm" svg:height="1.248cm" svg:x="9.576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2" draw:text-style-name="P2" draw:layer="layout" svg:width="1.239cm" svg:height="1.248cm" svg:x="7.359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2" draw:text-style-name="P2" draw:layer="layout" svg:width="1.239cm" svg:height="1.248cm" svg:x="7.354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2" draw:text-style-name="P2" draw:layer="layout" svg:width="1.239cm" svg:height="1.248cm" svg:x="11.773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9" draw:style-name="gr13" draw:text-style-name="P8" draw:layer="layout" svg:x1="10.174cm" svg:y1="4.299cm" svg:x2="10.195cm" svg:y2="5.27cm">
          <text:p/>
        </draw:line>
        <draw:line draw:name="Straight Connector 130" draw:style-name="gr13" draw:text-style-name="P8" draw:layer="layout" svg:x1="10.613cm" svg:y1="4.116cm" svg:x2="12.392cm" svg:y2="5.27cm">
          <text:p/>
        </draw:line>
        <draw:line draw:name="Straight Connector 131" draw:style-name="gr13" draw:text-style-name="P8" draw:layer="layout" svg:x1="9.757cm" svg:y1="5.453cm" svg:x2="8.417cm" svg:y2="4.116cm">
          <text:p/>
        </draw:line>
        <draw:line draw:name="Straight Connector 132" draw:style-name="gr13" draw:text-style-name="P8" draw:layer="layout" svg:x1="9.736cm" svg:y1="4.116cm" svg:x2="8.412cm" svg:y2="5.453cm">
          <text:p/>
        </draw:line>
        <draw:line draw:name="Straight Connector 133" draw:style-name="gr13" draw:text-style-name="P8" draw:layer="layout" svg:x1="5.807cm" svg:y1="5.27cm" svg:x2="7.54cm" svg:y2="4.116cm">
          <text:p/>
        </draw:line>
        <draw:line draw:name="Straight Connector 134" draw:style-name="gr13" draw:text-style-name="P8" draw:layer="layout" svg:x1="7.978cm" svg:y1="4.299cm" svg:x2="7.974cm" svg:y2="5.27cm">
          <text:p/>
        </draw:line>
        <draw:line draw:name="Straight Connector 135" draw:style-name="gr13" draw:text-style-name="P8" draw:layer="layout" svg:x1="11.954cm" svg:y1="5.453cm" svg:x2="8.598cm" svg:y2="3.674cm">
          <text:p/>
        </draw:line>
        <draw:custom-shape draw:name="Oval 136" draw:style-name="gr12" draw:text-style-name="P2" draw:layer="layout" svg:width="1.239cm" svg:height="1.248cm" svg:x="5.187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7" draw:style-name="gr13" draw:text-style-name="P8" draw:layer="layout" svg:x1="6.245cm" svg:y1="5.453cm" svg:x2="9.554cm" svg:y2="3.674cm">
          <text:p/>
        </draw:line>
        <draw:line draw:name="Straight Connector 146" draw:style-name="gr13" draw:text-style-name="P8" draw:layer="layout" svg:x1="5.819cm" svg:y1="7.835cm" svg:x2="5.807cm" svg:y2="6.519cm">
          <text:p/>
        </draw:line>
        <draw:line draw:name="Straight Connector 150" draw:style-name="gr13" draw:text-style-name="P8" draw:layer="layout" svg:x1="6.258cm" svg:y1="8.017cm" svg:x2="14.204cm" svg:y2="6.336cm">
          <text:p/>
        </draw:line>
        <draw:line draw:name="Straight Connector 153" draw:style-name="gr13" draw:text-style-name="P8" draw:layer="layout" svg:x1="7.986cm" svg:y1="7.835cm" svg:x2="7.974cm" svg:y2="6.519cm">
          <text:p/>
        </draw:line>
        <draw:line draw:name="Straight Connector 154" draw:style-name="gr13" draw:text-style-name="P8" draw:layer="layout" svg:x1="8.424cm" svg:y1="8.017cm" svg:x2="16.37cm" svg:y2="6.336cm">
          <text:p/>
        </draw:line>
        <draw:line draw:name="Straight Connector 155" draw:style-name="gr13" draw:text-style-name="P8" draw:layer="layout" svg:x1="21.255cm" svg:y1="7.846cm" svg:x2="21.255cm" svg:y2="6.519cm">
          <text:p/>
        </draw:line>
        <draw:line draw:name="Straight Connector 156" draw:style-name="gr13" draw:text-style-name="P8" draw:layer="layout" svg:x1="10.646cm" svg:y1="8.017cm" svg:x2="18.598cm" svg:y2="6.336cm">
          <text:p/>
        </draw:line>
        <draw:line draw:name="Straight Connector 157" draw:style-name="gr13" draw:text-style-name="P8" draw:layer="layout" svg:x1="20.816cm" svg:y1="8.029cm" svg:x2="12.831cm" svg:y2="6.336cm">
          <text:p/>
        </draw:line>
        <draw:line draw:name="Straight Connector 165" draw:style-name="gr13" draw:text-style-name="P8" draw:layer="layout" svg:x1="10.207cm" svg:y1="7.835cm" svg:x2="10.195cm" svg:y2="6.519cm">
          <text:p/>
        </draw:line>
        <draw:custom-shape draw:name="Oval 171" draw:style-name="gr12" draw:text-style-name="P2" draw:layer="layout" svg:width="1.239cm" svg:height="1.248cm" svg:x="18.417cm" svg:y="7.841cm">
          <text:p text:style-name="P7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2" draw:text-style-name="P2" draw:layer="layout" svg:width="1.239cm" svg:height="1.248cm" svg:x="16.189cm" svg:y="7.841cm">
          <text:p text:style-name="P7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2" draw:text-style-name="P2" draw:layer="layout" svg:width="1.239cm" svg:height="1.248cm" svg:x="14.022cm" svg:y="7.841cm">
          <text:p text:style-name="P7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4" draw:style-name="gr13" draw:text-style-name="P8" draw:layer="layout" svg:x1="14.642cm" svg:y1="7.841cm" svg:x2="14.642cm" svg:y2="6.519cm">
          <text:p/>
        </draw:line>
        <draw:line draw:name="Straight Connector 175" draw:style-name="gr13" draw:text-style-name="P8" draw:layer="layout" svg:x1="16.809cm" svg:y1="7.841cm" svg:x2="16.809cm" svg:y2="6.519cm">
          <text:p/>
        </draw:line>
        <draw:line draw:name="Straight Connector 176" draw:style-name="gr13" draw:text-style-name="P8" draw:layer="layout" svg:x1="18.948cm" svg:y1="7.835cm" svg:x2="18.948cm" svg:y2="6.513cm">
          <text:p/>
        </draw:line>
        <draw:line draw:name="Straight Connector 177" draw:style-name="gr13" draw:text-style-name="P8" draw:layer="layout" svg:x1="14.204cm" svg:y1="8.024cm" svg:x2="6.245cm" svg:y2="6.336cm">
          <text:p/>
        </draw:line>
        <draw:line draw:name="Straight Connector 180" draw:style-name="gr13" draw:text-style-name="P8" draw:layer="layout" svg:x1="16.37cm" svg:y1="8.024cm" svg:x2="8.412cm" svg:y2="6.336cm">
          <text:p/>
        </draw:line>
        <draw:line draw:name="Straight Connector 181" draw:style-name="gr13" draw:text-style-name="P8" draw:layer="layout" svg:x1="18.598cm" svg:y1="8.024cm" svg:x2="10.634cm" svg:y2="6.336cm">
          <text:p/>
        </draw:line>
        <draw:custom-shape draw:name="Oval 120" draw:style-name="gr12" draw:text-style-name="P2" draw:layer="layout" svg:width="1.239cm" svg:height="1.248cm" svg:x="18.417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2" draw:text-style-name="P2" draw:layer="layout" svg:width="1.239cm" svg:height="1.248cm" svg:x="18.417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2" draw:text-style-name="P2" draw:layer="layout" svg:width="1.239cm" svg:height="1.248cm" svg:x="16.194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2" draw:text-style-name="P2" draw:layer="layout" svg:width="1.239cm" svg:height="1.248cm" svg:x="16.189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2" draw:text-style-name="P2" draw:layer="layout" svg:width="1.239cm" svg:height="1.248cm" svg:x="20.635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51" draw:style-name="gr13" draw:text-style-name="P8" draw:layer="layout" svg:x1="19.037cm" svg:y1="4.299cm" svg:x2="19.037cm" svg:y2="5.27cm">
          <text:p/>
        </draw:line>
        <draw:line draw:name="Straight Connector 152" draw:style-name="gr13" draw:text-style-name="P8" draw:layer="layout" svg:x1="19.475cm" svg:y1="4.116cm" svg:x2="21.255cm" svg:y2="5.27cm">
          <text:p/>
        </draw:line>
        <draw:line draw:name="Straight Connector 158" draw:style-name="gr13" draw:text-style-name="P8" draw:layer="layout" svg:x1="18.598cm" svg:y1="5.453cm" svg:x2="17.252cm" svg:y2="4.116cm">
          <text:p/>
        </draw:line>
        <draw:line draw:name="Straight Connector 159" draw:style-name="gr13" draw:text-style-name="P8" draw:layer="layout" svg:x1="18.598cm" svg:y1="4.116cm" svg:x2="17.247cm" svg:y2="5.453cm">
          <text:p/>
        </draw:line>
        <draw:line draw:name="Straight Connector 161" draw:style-name="gr13" draw:text-style-name="P8" draw:layer="layout" svg:x1="14.642cm" svg:y1="5.27cm" svg:x2="16.375cm" svg:y2="4.116cm">
          <text:p/>
        </draw:line>
        <draw:line draw:name="Straight Connector 178" draw:style-name="gr13" draw:text-style-name="P8" draw:layer="layout" svg:x1="16.813cm" svg:y1="4.299cm" svg:x2="16.809cm" svg:y2="5.27cm">
          <text:p/>
        </draw:line>
        <draw:line draw:name="Straight Connector 179" draw:style-name="gr13" draw:text-style-name="P8" draw:layer="layout" svg:x1="20.816cm" svg:y1="5.453cm" svg:x2="17.434cm" svg:y2="3.674cm">
          <text:p/>
        </draw:line>
        <draw:custom-shape draw:name="Oval 182" draw:style-name="gr12" draw:text-style-name="P2" draw:layer="layout" svg:width="1.239cm" svg:height="1.248cm" svg:x="14.022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3" draw:style-name="gr13" draw:text-style-name="P8" draw:layer="layout" svg:x1="15.081cm" svg:y1="5.453cm" svg:x2="18.417cm" svg:y2="3.674cm">
          <text:p/>
        </draw:line>
        <draw:custom-shape draw:name="Oval 184" draw:style-name="gr12" draw:text-style-name="P2" draw:layer="layout" svg:width="1.239cm" svg:height="1.248cm" svg:x="11.773cm" svg:y="7.835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5" draw:style-name="gr13" draw:text-style-name="P8" draw:layer="layout" svg:x1="12.392cm" svg:y1="7.835cm" svg:x2="12.392cm" svg:y2="6.519cm">
          <text:p/>
        </draw:line>
        <draw:line draw:name="Straight Connector 186" draw:style-name="gr13" draw:text-style-name="P8" draw:layer="layout" svg:x1="12.831cm" svg:y1="8.017cm" svg:x2="20.816cm" svg:y2="6.336cm">
          <text:p/>
        </draw:line>
        <draw:custom-shape draw:name="Rounded Rectangle 278" draw:style-name="gr14" draw:text-style-name="P2" draw:layer="layout" svg:width="0.53cm" svg:height="0.366cm" svg:x="4.763cm" svg:y="17.859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2" draw:style-name="gr13" draw:text-style-name="P8" draw:layer="layout" svg:x1="5.819cm" svg:y1="9.083cm" svg:x2="4.993cm" svg:y2="9.709cm">
          <text:p/>
        </draw:line>
        <draw:line draw:name="Straight Connector 203" draw:style-name="gr13" draw:text-style-name="P8" draw:layer="layout" svg:x1="5.819cm" svg:y1="9.083cm" svg:x2="5.558cm" svg:y2="9.709cm">
          <text:p/>
        </draw:line>
        <draw:line draw:name="Straight Connector 204" draw:style-name="gr13" draw:text-style-name="P8" draw:layer="layout" svg:x1="5.819cm" svg:y1="9.083cm" svg:x2="6.105cm" svg:y2="9.709cm">
          <text:p/>
        </draw:line>
        <draw:line draw:name="Straight Connector 205" draw:style-name="gr13" draw:text-style-name="P8" draw:layer="layout" svg:x1="5.819cm" svg:y1="9.083cm" svg:x2="6.656cm" svg:y2="9.709cm">
          <text:p/>
        </draw:line>
        <draw:line draw:name="Straight Connector 162" draw:style-name="gr13" draw:text-style-name="P8" draw:layer="layout" svg:x1="7.991cm" svg:y1="9.083cm" svg:x2="7.165cm" svg:y2="9.709cm">
          <text:p/>
        </draw:line>
        <draw:line draw:name="Straight Connector 163" draw:style-name="gr13" draw:text-style-name="P8" draw:layer="layout" svg:x1="7.991cm" svg:y1="9.083cm" svg:x2="7.73cm" svg:y2="9.709cm">
          <text:p/>
        </draw:line>
        <draw:line draw:name="Straight Connector 249" draw:style-name="gr13" draw:text-style-name="P8" draw:layer="layout" svg:x1="7.991cm" svg:y1="9.083cm" svg:x2="8.276cm" svg:y2="9.709cm">
          <text:p/>
        </draw:line>
        <draw:line draw:name="Straight Connector 250" draw:style-name="gr13" draw:text-style-name="P8" draw:layer="layout" svg:x1="7.986cm" svg:y1="9.083cm" svg:x2="8.827cm" svg:y2="9.709cm">
          <text:p/>
        </draw:line>
        <draw:line draw:name="Straight Connector 258" draw:style-name="gr13" draw:text-style-name="P8" draw:layer="layout" svg:x1="10.202cm" svg:y1="9.096cm" svg:x2="9.376cm" svg:y2="9.722cm">
          <text:p/>
        </draw:line>
        <draw:line draw:name="Straight Connector 259" draw:style-name="gr13" draw:text-style-name="P8" draw:layer="layout" svg:x1="10.202cm" svg:y1="9.096cm" svg:x2="9.942cm" svg:y2="9.722cm">
          <text:p/>
        </draw:line>
        <draw:line draw:name="Straight Connector 261" draw:style-name="gr13" draw:text-style-name="P8" draw:layer="layout" svg:x1="10.202cm" svg:y1="9.096cm" svg:x2="10.488cm" svg:y2="9.722cm">
          <text:p/>
        </draw:line>
        <draw:line draw:name="Straight Connector 262" draw:style-name="gr13" draw:text-style-name="P8" draw:layer="layout" svg:x1="10.197cm" svg:y1="9.096cm" svg:x2="11.039cm" svg:y2="9.722cm">
          <text:p/>
        </draw:line>
        <draw:line draw:name="Straight Connector 268" draw:style-name="gr13" draw:text-style-name="P8" draw:layer="layout" svg:x1="12.409cm" svg:y1="9.096cm" svg:x2="11.582cm" svg:y2="9.722cm">
          <text:p/>
        </draw:line>
        <draw:line draw:name="Straight Connector 269" draw:style-name="gr13" draw:text-style-name="P8" draw:layer="layout" svg:x1="12.409cm" svg:y1="9.096cm" svg:x2="12.148cm" svg:y2="9.722cm">
          <text:p/>
        </draw:line>
        <draw:line draw:name="Straight Connector 275" draw:style-name="gr13" draw:text-style-name="P8" draw:layer="layout" svg:x1="12.409cm" svg:y1="9.096cm" svg:x2="12.694cm" svg:y2="9.722cm">
          <text:p/>
        </draw:line>
        <draw:line draw:name="Straight Connector 276" draw:style-name="gr13" draw:text-style-name="P8" draw:layer="layout" svg:x1="12.404cm" svg:y1="9.096cm" svg:x2="13.245cm" svg:y2="9.722cm">
          <text:p/>
        </draw:line>
        <draw:line draw:name="Straight Connector 285" draw:style-name="gr13" draw:text-style-name="P8" draw:layer="layout" svg:x1="14.651cm" svg:y1="9.096cm" svg:x2="13.825cm" svg:y2="9.722cm">
          <text:p/>
        </draw:line>
        <draw:line draw:name="Straight Connector 286" draw:style-name="gr13" draw:text-style-name="P8" draw:layer="layout" svg:x1="14.651cm" svg:y1="9.096cm" svg:x2="14.39cm" svg:y2="9.722cm">
          <text:p/>
        </draw:line>
        <draw:line draw:name="Straight Connector 288" draw:style-name="gr13" draw:text-style-name="P8" draw:layer="layout" svg:x1="14.651cm" svg:y1="9.096cm" svg:x2="14.936cm" svg:y2="9.722cm">
          <text:p/>
        </draw:line>
        <draw:line draw:name="Straight Connector 289" draw:style-name="gr13" draw:text-style-name="P8" draw:layer="layout" svg:x1="14.651cm" svg:y1="9.096cm" svg:x2="15.487cm" svg:y2="9.722cm">
          <text:p/>
        </draw:line>
        <draw:line draw:name="Straight Connector 314" draw:style-name="gr13" draw:text-style-name="P8" draw:layer="layout" svg:x1="16.822cm" svg:y1="9.096cm" svg:x2="15.996cm" svg:y2="9.722cm">
          <text:p/>
        </draw:line>
        <draw:line draw:name="Straight Connector 315" draw:style-name="gr13" draw:text-style-name="P8" draw:layer="layout" svg:x1="16.822cm" svg:y1="9.096cm" svg:x2="16.562cm" svg:y2="9.722cm">
          <text:p/>
        </draw:line>
        <draw:line draw:name="Straight Connector 317" draw:style-name="gr13" draw:text-style-name="P8" draw:layer="layout" svg:x1="16.822cm" svg:y1="9.096cm" svg:x2="17.108cm" svg:y2="9.722cm">
          <text:p/>
        </draw:line>
        <draw:line draw:name="Straight Connector 318" draw:style-name="gr13" draw:text-style-name="P8" draw:layer="layout" svg:x1="16.818cm" svg:y1="9.096cm" svg:x2="17.659cm" svg:y2="9.722cm">
          <text:p/>
        </draw:line>
        <draw:line draw:name="Straight Connector 304" draw:style-name="gr13" draw:text-style-name="P8" draw:layer="layout" svg:x1="19.034cm" svg:y1="9.109cm" svg:x2="18.208cm" svg:y2="9.734cm">
          <text:p/>
        </draw:line>
        <draw:line draw:name="Straight Connector 305" draw:style-name="gr13" draw:text-style-name="P8" draw:layer="layout" svg:x1="19.034cm" svg:y1="9.109cm" svg:x2="18.773cm" svg:y2="9.734cm">
          <text:p/>
        </draw:line>
        <draw:line draw:name="Straight Connector 308" draw:style-name="gr13" draw:text-style-name="P8" draw:layer="layout" svg:x1="19.034cm" svg:y1="9.109cm" svg:x2="19.319cm" svg:y2="9.734cm">
          <text:p/>
        </draw:line>
        <draw:line draw:name="Straight Connector 309" draw:style-name="gr13" draw:text-style-name="P8" draw:layer="layout" svg:x1="19.029cm" svg:y1="9.109cm" svg:x2="19.87cm" svg:y2="9.734cm">
          <text:p/>
        </draw:line>
        <draw:line draw:name="Straight Connector 294" draw:style-name="gr13" draw:text-style-name="P8" draw:layer="layout" svg:x1="21.24cm" svg:y1="9.109cm" svg:x2="20.414cm" svg:y2="9.734cm">
          <text:p/>
        </draw:line>
        <draw:line draw:name="Straight Connector 295" draw:style-name="gr13" draw:text-style-name="P8" draw:layer="layout" svg:x1="21.24cm" svg:y1="9.109cm" svg:x2="20.98cm" svg:y2="9.734cm">
          <text:p/>
        </draw:line>
        <draw:g draw:name="Group 64">
          <draw:custom-shape draw:name="Rounded Rectangle 167" draw:style-name="gr15" draw:text-style-name="P2" draw:layer="layout" svg:width="0.53cm" svg:height="0.562cm" svg:x="5.294cm" svg:y="9.709cm">
            <text:p text:style-name="P7"><text:span text:style-name="T1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7" draw:style-name="gr15" draw:text-style-name="P2" draw:layer="layout" svg:width="0.53cm" svg:height="0.562cm" svg:x="4.728cm" svg:y="9.709cm">
            <text:p text:style-name="P7"><text:span text:style-name="T1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8" draw:style-name="gr15" draw:text-style-name="P2" draw:layer="layout" svg:width="0.53cm" svg:height="0.562cm" svg:x="6.391cm" svg:y="9.709cm">
            <text:p text:style-name="P7"><text:span text:style-name="T1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9" draw:style-name="gr15" draw:text-style-name="P2" draw:layer="layout" svg:width="0.53cm" svg:height="0.562cm" svg:x="5.84cm" svg:y="9.709cm">
            <text:p text:style-name="P7"><text:span text:style-name="T14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6" draw:style-name="gr15" draw:text-style-name="P2" draw:layer="layout" svg:width="0.53cm" svg:height="0.562cm" svg:x="7.465cm" svg:y="9.709cm">
            <text:p text:style-name="P7"><text:span text:style-name="T14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9" draw:style-name="gr15" draw:text-style-name="P2" draw:layer="layout" svg:width="0.53cm" svg:height="0.562cm" svg:x="6.9cm" svg:y="9.709cm">
            <text:p text:style-name="P7"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70" draw:style-name="gr15" draw:text-style-name="P2" draw:layer="layout" svg:width="0.53cm" svg:height="0.562cm" svg:x="8.562cm" svg:y="9.709cm">
            <text:p text:style-name="P7"><text:span text:style-name="T14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36" draw:style-name="gr15" draw:text-style-name="P2" draw:layer="layout" svg:width="0.53cm" svg:height="0.562cm" svg:x="8.011cm" svg:y="9.709cm">
            <text:p text:style-name="P7"><text:span text:style-name="T14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3" draw:style-name="gr15" draw:text-style-name="P2" draw:layer="layout" svg:width="0.53cm" svg:height="0.562cm" svg:x="9.677cm" svg:y="9.722cm">
            <text:p text:style-name="P7"><text:span text:style-name="T14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4" draw:style-name="gr15" draw:text-style-name="P2" draw:layer="layout" svg:width="0.53cm" svg:height="0.562cm" svg:x="9.111cm" svg:y="9.722cm">
            <text:p text:style-name="P7"><text:span text:style-name="T14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5" draw:style-name="gr15" draw:text-style-name="P2" draw:layer="layout" svg:width="0.53cm" svg:height="0.562cm" svg:x="10.774cm" svg:y="9.722cm">
            <text:p text:style-name="P7"><text:span text:style-name="T14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6" draw:style-name="gr15" draw:text-style-name="P2" draw:layer="layout" svg:width="0.53cm" svg:height="0.562cm" svg:x="10.223cm" svg:y="9.722cm">
            <text:p text:style-name="P7"><text:span text:style-name="T14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77" draw:style-name="gr15" draw:text-style-name="P2" draw:layer="layout" svg:width="0.53cm" svg:height="0.562cm" svg:x="11.883cm" svg:y="9.722cm">
            <text:p text:style-name="P7"><text:span text:style-name="T13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0" draw:style-name="gr15" draw:text-style-name="P2" draw:layer="layout" svg:width="0.53cm" svg:height="0.562cm" svg:x="11.317cm" svg:y="9.722cm">
            <text:p text:style-name="P7"><text:span text:style-name="T14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1" draw:style-name="gr15" draw:text-style-name="P2" draw:layer="layout" svg:width="0.53cm" svg:height="0.562cm" svg:x="12.98cm" svg:y="9.722cm">
            <text:p text:style-name="P7"><text:span text:style-name="T14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2" draw:style-name="gr15" draw:text-style-name="P2" draw:layer="layout" svg:width="0.53cm" svg:height="0.562cm" svg:x="12.429cm" svg:y="9.722cm">
            <text:p text:style-name="P7"><text:span text:style-name="T14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3" draw:style-name="gr15" draw:text-style-name="P2" draw:layer="layout" svg:width="0.53cm" svg:height="0.562cm" svg:x="14.125cm" svg:y="9.722cm">
            <text:p text:style-name="P7"><text:span text:style-name="T14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4" draw:style-name="gr15" draw:text-style-name="P2" draw:layer="layout" svg:width="0.53cm" svg:height="0.562cm" svg:x="13.56cm" svg:y="9.722cm">
            <text:p text:style-name="P7"><text:span text:style-name="T14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5" draw:style-name="gr15" draw:text-style-name="P2" draw:layer="layout" svg:width="0.53cm" svg:height="0.562cm" svg:x="15.222cm" svg:y="9.722cm">
            <text:p text:style-name="P7"><text:span text:style-name="T13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6" draw:style-name="gr15" draw:text-style-name="P2" draw:layer="layout" svg:width="0.53cm" svg:height="0.562cm" svg:x="14.671cm" svg:y="9.722cm">
            <text:p text:style-name="P7"><text:span text:style-name="T13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9" draw:style-name="gr15" draw:text-style-name="P2" draw:layer="layout" svg:width="0.53cm" svg:height="0.562cm" svg:x="16.297cm" svg:y="9.722cm">
            <text:p text:style-name="P7"><text:span text:style-name="T14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0" draw:style-name="gr15" draw:text-style-name="P2" draw:layer="layout" svg:width="0.53cm" svg:height="0.562cm" svg:x="15.731cm" svg:y="9.722cm">
            <text:p text:style-name="P7"><text:span text:style-name="T14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1" draw:style-name="gr15" draw:text-style-name="P2" draw:layer="layout" svg:width="0.53cm" svg:height="0.562cm" svg:x="17.394cm" svg:y="9.722cm">
            <text:p text:style-name="P7"><text:span text:style-name="T14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2" draw:style-name="gr15" draw:text-style-name="P2" draw:layer="layout" svg:width="0.53cm" svg:height="0.562cm" svg:x="16.843cm" svg:y="9.722cm">
            <text:p text:style-name="P7"><text:span text:style-name="T14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0" draw:style-name="gr15" draw:text-style-name="P2" draw:layer="layout" svg:width="0.53cm" svg:height="0.562cm" svg:x="18.508cm" svg:y="9.735cm">
            <text:p text:style-name="P7"><text:span text:style-name="T14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1" draw:style-name="gr15" draw:text-style-name="P2" draw:layer="layout" svg:width="0.53cm" svg:height="0.562cm" svg:x="17.943cm" svg:y="9.735cm">
            <text:p text:style-name="P7"><text:span text:style-name="T13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2" draw:style-name="gr15" draw:text-style-name="P2" draw:layer="layout" svg:width="0.53cm" svg:height="0.562cm" svg:x="19.605cm" svg:y="9.735cm">
            <text:p text:style-name="P7"><text:span text:style-name="T14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3" draw:style-name="gr15" draw:text-style-name="P2" draw:layer="layout" svg:width="0.53cm" svg:height="0.562cm" svg:x="19.054cm" svg:y="9.735cm">
            <text:p text:style-name="P7"><text:span text:style-name="T13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0" draw:style-name="gr15" draw:text-style-name="P2" draw:layer="layout" svg:width="0.53cm" svg:height="0.562cm" svg:x="20.715cm" svg:y="9.735cm">
            <text:p text:style-name="P7"><text:span text:style-name="T13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1" draw:style-name="gr15" draw:text-style-name="P2" draw:layer="layout" svg:width="0.53cm" svg:height="0.562cm" svg:x="20.149cm" svg:y="9.735cm">
            <text:p text:style-name="P7"><text:span text:style-name="T13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2" draw:style-name="gr15" draw:text-style-name="P2" draw:layer="layout" svg:width="0.53cm" svg:height="0.562cm" svg:x="21.812cm" svg:y="9.735cm">
            <text:p text:style-name="P7"><text:span text:style-name="T14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3" draw:style-name="gr15" draw:text-style-name="P2" draw:layer="layout" svg:width="0.53cm" svg:height="0.562cm" svg:x="21.261cm" svg:y="9.735cm">
            <text:p text:style-name="P7"><text:span text:style-name="T14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Straight Connector 297" draw:style-name="gr13" draw:text-style-name="P8" draw:layer="layout" svg:x1="21.24cm" svg:y1="9.109cm" svg:x2="21.526cm" svg:y2="9.734cm">
          <text:p/>
        </draw:line>
        <draw:line draw:name="Straight Connector 298" draw:style-name="gr13" draw:text-style-name="P8" draw:layer="layout" svg:x1="21.235cm" svg:y1="9.109cm" svg:x2="22.077cm" svg:y2="9.734cm">
          <text:p/>
        </draw:line>
        <draw:custom-shape draw:name="Rounded Rectangle 327" draw:style-name="gr14" draw:text-style-name="P2" draw:layer="layout" svg:width="0.525cm" svg:height="0.393cm" svg:x="9.111cm" svg:y="10.406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9" draw:style-name="gr16" draw:text-style-name="P2" draw:layer="layout" svg:width="0.487cm" svg:height="0.366cm" svg:x="6.933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1" draw:style-name="gr16" draw:text-style-name="P2" draw:layer="layout" svg:width="0.544cm" svg:height="0.403cm" svg:x="11.298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2" draw:style-name="gr17" draw:text-style-name="P2" draw:layer="layout" svg:width="0.485cm" svg:height="0.366cm" svg:x="5.294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3" draw:style-name="gr17" draw:text-style-name="P2" draw:layer="layout" svg:width="0.487cm" svg:height="0.366cm" svg:x="6.93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4" draw:style-name="gr17" draw:text-style-name="P2" draw:layer="layout" svg:width="0.564cm" svg:height="0.396cm" svg:x="9.64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5" draw:style-name="gr17" draw:text-style-name="P2" draw:layer="layout" svg:width="0.53cm" svg:height="0.383cm" svg:x="13.56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6" draw:style-name="gr17" draw:text-style-name="P2" draw:layer="layout" svg:width="0.508cm" svg:height="0.383cm" svg:x="15.75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7" draw:style-name="gr17" draw:text-style-name="P2" draw:layer="layout" svg:width="0.507cm" svg:height="0.383cm" svg:x="1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8" draw:style-name="gr17" draw:text-style-name="P2" draw:layer="layout" svg:width="0.517cm" svg:height="0.383cm" svg:x="20.16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9" draw:style-name="gr17" draw:text-style-name="P2" draw:layer="layout" svg:width="0.549cm" svg:height="0.366cm" svg:x="11.29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0" draw:style-name="gr18" draw:text-style-name="P2" draw:layer="layout" svg:width="0.53cm" svg:height="0.499cm" svg:x="5.29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1" draw:style-name="gr18" draw:text-style-name="P2" draw:layer="layout" svg:width="0.53cm" svg:height="0.499cm" svg:x="4.728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2" draw:style-name="gr18" draw:text-style-name="P2" draw:layer="layout" svg:width="0.53cm" svg:height="0.499cm" svg:x="6.39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3" draw:style-name="gr18" draw:text-style-name="P2" draw:layer="layout" svg:width="0.53cm" svg:height="0.499cm" svg:x="5.8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4" draw:style-name="gr18" draw:text-style-name="P2" draw:layer="layout" svg:width="0.53cm" svg:height="0.499cm" svg:x="7.465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5" draw:style-name="gr18" draw:text-style-name="P2" draw:layer="layout" svg:width="0.53cm" svg:height="0.499cm" svg:x="6.9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6" draw:style-name="gr18" draw:text-style-name="P2" draw:layer="layout" svg:width="0.53cm" svg:height="0.499cm" svg:x="8.562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7" draw:style-name="gr18" draw:text-style-name="P2" draw:layer="layout" svg:width="0.53cm" svg:height="0.499cm" svg:x="8.01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8" draw:style-name="gr18" draw:text-style-name="P2" draw:layer="layout" svg:width="0.53cm" svg:height="0.499cm" svg:x="9.67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9" draw:style-name="gr18" draw:text-style-name="P2" draw:layer="layout" svg:width="0.53cm" svg:height="0.499cm" svg:x="9.11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0" draw:style-name="gr18" draw:text-style-name="P2" draw:layer="layout" svg:width="0.53cm" svg:height="0.499cm" svg:x="10.77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1" draw:style-name="gr18" draw:text-style-name="P2" draw:layer="layout" svg:width="0.53cm" svg:height="0.499cm" svg:x="10.22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2" draw:style-name="gr18" draw:text-style-name="P2" draw:layer="layout" svg:width="0.53cm" svg:height="0.499cm" svg:x="11.88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3" draw:style-name="gr18" draw:text-style-name="P2" draw:layer="layout" svg:width="0.53cm" svg:height="0.499cm" svg:x="11.31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4" draw:style-name="gr18" draw:text-style-name="P2" draw:layer="layout" svg:width="0.53cm" svg:height="0.499cm" svg:x="12.98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5" draw:style-name="gr18" draw:text-style-name="P2" draw:layer="layout" svg:width="0.53cm" svg:height="0.499cm" svg:x="12.429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6" draw:style-name="gr18" draw:text-style-name="P2" draw:layer="layout" svg:width="0.53cm" svg:height="0.499cm" svg:x="14.125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7" draw:style-name="gr18" draw:text-style-name="P2" draw:layer="layout" svg:width="0.53cm" svg:height="0.499cm" svg:x="13.56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8" draw:style-name="gr18" draw:text-style-name="P2" draw:layer="layout" svg:width="0.53cm" svg:height="0.499cm" svg:x="15.222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9" draw:style-name="gr18" draw:text-style-name="P2" draw:layer="layout" svg:width="0.53cm" svg:height="0.499cm" svg:x="14.67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0" draw:style-name="gr18" draw:text-style-name="P2" draw:layer="layout" svg:width="0.53cm" svg:height="0.499cm" svg:x="16.29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1" draw:style-name="gr18" draw:text-style-name="P2" draw:layer="layout" svg:width="0.53cm" svg:height="0.499cm" svg:x="15.73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2" draw:style-name="gr18" draw:text-style-name="P2" draw:layer="layout" svg:width="0.53cm" svg:height="0.499cm" svg:x="17.39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3" draw:style-name="gr18" draw:text-style-name="P2" draw:layer="layout" svg:width="0.53cm" svg:height="0.499cm" svg:x="16.84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4" draw:style-name="gr18" draw:text-style-name="P2" draw:layer="layout" svg:width="0.53cm" svg:height="0.499cm" svg:x="18.508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5" draw:style-name="gr18" draw:text-style-name="P2" draw:layer="layout" svg:width="0.53cm" svg:height="0.499cm" svg:x="17.943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6" draw:style-name="gr18" draw:text-style-name="P2" draw:layer="layout" svg:width="0.53cm" svg:height="0.499cm" svg:x="19.60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7" draw:style-name="gr18" draw:text-style-name="P2" draw:layer="layout" svg:width="0.53cm" svg:height="0.499cm" svg:x="19.054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8" draw:style-name="gr18" draw:text-style-name="P2" draw:layer="layout" svg:width="0.53cm" svg:height="0.499cm" svg:x="20.71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9" draw:style-name="gr18" draw:text-style-name="P2" draw:layer="layout" svg:width="0.53cm" svg:height="0.499cm" svg:x="20.149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0" draw:style-name="gr18" draw:text-style-name="P2" draw:layer="layout" svg:width="0.53cm" svg:height="0.499cm" svg:x="21.812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1" draw:style-name="gr18" draw:text-style-name="P2" draw:layer="layout" svg:width="0.53cm" svg:height="0.499cm" svg:x="21.261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ine Callout 1 (Border and Accent Bar) 69" draw:style-name="gr19" draw:text-style-name="P2" draw:layer="layout" svg:width="1.694cm" svg:height="0.82cm" svg:x="1.851cm" svg:y="10.771cm">
          <text:p text:style-name="P13"><text:span text:style-name="T15">Service Processes</text:span></text:p>
          <draw:enhanced-geometry svg:viewBox="0 0 21600 21600" draw:type="mso-spt50" draw:modifiers="0 0 0 0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Rounded Rectangle 377" draw:style-name="gr16" draw:text-style-name="P2" draw:layer="layout" svg:width="0.544cm" svg:height="0.403cm" svg:x="11.274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9" draw:style-name="gr17" draw:text-style-name="P2" draw:layer="layout" svg:width="0.487cm" svg:height="0.366cm" svg:x="6.90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2" draw:style-name="gr17" draw:text-style-name="P2" draw:layer="layout" svg:width="0.508cm" svg:height="0.383cm" svg:x="15.72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7" draw:style-name="gr18" draw:text-style-name="P2" draw:layer="layout" svg:width="0.53cm" svg:height="0.499cm" svg:x="4.704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3" draw:style-name="gr18" draw:text-style-name="P2" draw:layer="layout" svg:width="0.53cm" svg:height="0.499cm" svg:x="7.987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0" draw:style-name="gr18" draw:text-style-name="P2" draw:layer="layout" svg:width="0.53cm" svg:height="0.499cm" svg:x="12.956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7" draw:style-name="gr18" draw:text-style-name="P2" draw:layer="layout" svg:width="0.53cm" svg:height="0.499cm" svg:x="15.70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8" draw:style-name="gr18" draw:text-style-name="P2" draw:layer="layout" svg:width="0.53cm" svg:height="0.499cm" svg:x="17.3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8" draw:style-name="gr14" draw:text-style-name="P2" draw:layer="layout" svg:width="0.53cm" svg:height="0.366cm" svg:x="4.706cm" svg:y="10.433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91" draw:style-name="gr20" draw:text-style-name="P8" draw:layer="layout" svg:x1="6.921cm" svg:y1="5.592cm" svg:x2="6.875cm" svg:y2="18.364cm">
          <text:p/>
        </draw:line>
        <draw:line draw:name="Straight Connector 423" draw:style-name="gr20" draw:text-style-name="P8" draw:layer="layout" svg:x1="9.105cm" svg:y1="5.592cm" svg:x2="9.059cm" svg:y2="18.364cm">
          <text:p/>
        </draw:line>
        <draw:line draw:name="Straight Connector 424" draw:style-name="gr20" draw:text-style-name="P8" draw:layer="layout" svg:x1="11.308cm" svg:y1="5.592cm" svg:x2="11.262cm" svg:y2="18.364cm">
          <text:p/>
        </draw:line>
        <draw:line draw:name="Straight Connector 425" draw:style-name="gr20" draw:text-style-name="P8" draw:layer="layout" svg:x1="13.541cm" svg:y1="5.592cm" svg:x2="13.495cm" svg:y2="18.364cm">
          <text:p/>
        </draw:line>
        <draw:line draw:name="Straight Connector 426" draw:style-name="gr20" draw:text-style-name="P8" draw:layer="layout" svg:x1="15.742cm" svg:y1="5.592cm" svg:x2="15.696cm" svg:y2="18.364cm">
          <text:p/>
        </draw:line>
        <draw:line draw:name="Straight Connector 427" draw:style-name="gr20" draw:text-style-name="P8" draw:layer="layout" svg:x1="17.944cm" svg:y1="5.592cm" svg:x2="17.898cm" svg:y2="18.364cm">
          <text:p/>
        </draw:line>
        <draw:line draw:name="Straight Connector 428" draw:style-name="gr20" draw:text-style-name="P8" draw:layer="layout" svg:x1="20.121cm" svg:y1="5.592cm" svg:x2="20.075cm" svg:y2="18.364cm">
          <text:p/>
        </draw:line>
        <draw:line draw:name="Straight Connector 429" draw:style-name="gr10" draw:text-style-name="P8" draw:layer="layout" svg:x1="7.152cm" svg:y1="14.312cm" svg:x2="4.969cm" svg:y2="13.185cm">
          <text:p/>
        </draw:line>
        <draw:line draw:name="Straight Connector 72" draw:style-name="gr10" draw:text-style-name="P8" draw:layer="layout" svg:x1="5.028cm" svg:y1="17.858cm" svg:x2="11.546cm" svg:y2="16.373cm">
          <text:p/>
        </draw:line>
        <draw:line draw:name="Straight Connector 420" draw:style-name="gr10" draw:text-style-name="P8" draw:layer="layout" svg:x1="15.983cm" svg:y1="14.312cm" svg:x2="8.252cm" svg:y2="13.185cm">
          <text:p/>
        </draw:line>
        <draw:line draw:name="Straight Connector 421" draw:style-name="gr10" draw:text-style-name="P8" draw:layer="layout" svg:x1="15.983cm" svg:y1="14.312cm" svg:x2="13.221cm" svg:y2="13.198cm">
          <text:p/>
        </draw:line>
        <draw:line draw:name="Straight Connector 422" draw:style-name="gr10" draw:text-style-name="P8" draw:layer="layout" svg:x1="15.983cm" svg:y1="14.312cm" svg:x2="17.634cm" svg:y2="13.198cm">
          <text:p/>
        </draw:line>
        <draw:line draw:name="Straight Connector 435" draw:style-name="gr10" draw:text-style-name="P8" draw:layer="layout" svg:x1="15.983cm" svg:y1="14.312cm" svg:x2="15.972cm" svg:y2="13.198cm">
          <text:p/>
        </draw:line>
        <draw:custom-shape draw:name="Rounded Rectangle 190" draw:style-name="gr16" draw:text-style-name="P2" draw:layer="layout" svg:width="0.487cm" svg:height="0.366cm" svg:x="6.909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191" draw:style-name="gr10" draw:text-style-name="P8" draw:layer="layout" svg:x1="7.396cm" svg:y1="16.153cm" svg:x2="15.983cm" svg:y2="14.696cm">
          <text:p/>
        </draw:line>
        <draw:line draw:name="Straight Connector 194" draw:style-name="gr10" draw:text-style-name="P8" draw:layer="layout" svg:x1="5.07cm" svg:y1="17.858cm" svg:x2="7.152cm" svg:y2="16.336cm">
          <text:p/>
        </draw:line>
        <draw:line draw:name="Straight Connector 196" draw:style-name="gr10" draw:text-style-name="P8" draw:layer="layout" svg:x1="7.152cm" svg:y1="15.969cm" svg:x2="7.152cm" svg:y2="14.679cm">
          <text:p/>
        </draw:line>
        <draw:custom-shape draw:name="Rounded Rectangle 193" draw:style-name="gr17" draw:text-style-name="P2" draw:layer="layout" svg:width="0.507cm" svg:height="0.383cm" svg:x="17.976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5" draw:style-name="gr17" draw:text-style-name="P2" draw:layer="layout" svg:width="0.517cm" svg:height="0.383cm" svg:x="20.138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7" draw:style-name="gr18" draw:text-style-name="P2" draw:layer="layout" svg:width="0.53cm" svg:height="0.499cm" svg:x="5.815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8" draw:style-name="gr18" draw:text-style-name="P2" draw:layer="layout" svg:width="0.53cm" svg:height="0.499cm" svg:x="10.74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9" draw:style-name="gr18" draw:text-style-name="P2" draw:layer="layout" svg:width="0.53cm" svg:height="0.499cm" svg:x="19.03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0" draw:style-name="gr18" draw:text-style-name="P2" draw:layer="layout" svg:width="0.53cm" svg:height="0.499cm" svg:x="20.69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1" draw:style-name="gr18" draw:text-style-name="P2" draw:layer="layout" svg:width="0.53cm" svg:height="0.499cm" svg:x="20.125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6" draw:style-name="gr18" draw:text-style-name="P2" draw:layer="layout" svg:width="0.53cm" svg:height="0.499cm" svg:x="21.787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7" draw:style-name="gr18" draw:text-style-name="P2" draw:layer="layout" svg:width="0.53cm" svg:height="0.499cm" svg:x="21.236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8" draw:style-name="gr10" draw:text-style-name="P8" draw:layer="layout" svg:x1="20.348cm" svg:y1="14.325cm" svg:x2="20.337cm" svg:y2="13.211cm">
          <text:p/>
        </draw:line>
        <draw:line draw:name="Straight Connector 209" draw:style-name="gr10" draw:text-style-name="P8" draw:layer="layout" svg:x1="20.396cm" svg:y1="14.312cm" svg:x2="20.98cm" svg:y2="13.24cm">
          <text:p/>
        </draw:line>
        <draw:line draw:name="Straight Connector 210" draw:style-name="gr10" draw:text-style-name="P8" draw:layer="layout" svg:x1="20.396cm" svg:y1="14.312cm" svg:x2="21.501cm" svg:y2="13.253cm">
          <text:p/>
        </draw:line>
        <draw:line draw:name="Straight Connector 211" draw:style-name="gr10" draw:text-style-name="P8" draw:layer="layout" svg:x1="20.396cm" svg:y1="14.312cm" svg:x2="22.052cm" svg:y2="13.211cm">
          <text:p/>
        </draw:line>
        <draw:line draw:name="Straight Connector 212" draw:style-name="gr10" draw:text-style-name="P8" draw:layer="layout" svg:x1="11.818cm" svg:y1="16.171cm" svg:x2="20.396cm" svg:y2="14.696cm">
          <text:p/>
        </draw:line>
        <draw:line draw:name="Straight Connector 213" draw:style-name="gr10" draw:text-style-name="P8" draw:layer="layout" svg:x1="18.229cm" svg:y1="14.312cm" svg:x2="11.014cm" svg:y2="13.198cm">
          <text:p/>
        </draw:line>
        <draw:line draw:name="Straight Connector 216" draw:style-name="gr10" draw:text-style-name="P8" draw:layer="layout" svg:x1="18.229cm" svg:y1="14.696cm" svg:x2="11.546cm" svg:y2="15.969cm">
          <text:p/>
        </draw:line>
        <draw:line draw:name="Straight Connector 219" draw:style-name="gr10" draw:text-style-name="P8" draw:layer="layout" svg:x1="18.229cm" svg:y1="14.312cm" svg:x2="19.295cm" svg:y2="13.211cm">
          <text:p/>
        </draw:line>
        <draw:line draw:name="Straight Connector 222" draw:style-name="gr10" draw:text-style-name="P8" draw:layer="layout" svg:x1="7.152cm" svg:y1="14.312cm" svg:x2="6.08cm" svg:y2="13.185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Demo" draw:style-name="dp1" draw:master-page-name="Default_20_2">
        <draw:custom-shape draw:name="Rectangle 70" draw:style-name="gr11" draw:text-style-name="P2" draw:layer="layout" svg:width="18.432cm" svg:height="2.011cm" svg:x="4.163cm" svg:y="10.37cm">
          <text:p/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Demo</text:span></text:p>
          </draw:text-box>
        </draw:frame>
        <draw:custom-shape draw:name="Oval 85" draw:style-name="gr12" draw:text-style-name="P2" draw:layer="layout" svg:width="1.239cm" svg:height="1.248cm" svg:x="9.588cm" svg:y="7.835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12" draw:text-style-name="P2" draw:layer="layout" svg:width="1.239cm" svg:height="1.248cm" svg:x="7.366cm" svg:y="7.835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8" draw:style-name="gr12" draw:text-style-name="P2" draw:layer="layout" svg:width="1.239cm" svg:height="1.248cm" svg:x="20.635cm" svg:y="7.846cm">
          <text:p text:style-name="P7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2" draw:text-style-name="P2" draw:layer="layout" svg:width="1.239cm" svg:height="1.248cm" svg:x="5.199cm" svg:y="7.835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2" draw:text-style-name="P2" draw:layer="layout" svg:width="1.239cm" svg:height="1.248cm" svg:x="9.555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2" draw:text-style-name="P2" draw:layer="layout" svg:width="1.239cm" svg:height="1.248cm" svg:x="9.576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2" draw:text-style-name="P2" draw:layer="layout" svg:width="1.239cm" svg:height="1.248cm" svg:x="7.359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2" draw:text-style-name="P2" draw:layer="layout" svg:width="1.239cm" svg:height="1.248cm" svg:x="7.354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2" draw:text-style-name="P2" draw:layer="layout" svg:width="1.239cm" svg:height="1.248cm" svg:x="11.773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9" draw:style-name="gr13" draw:text-style-name="P8" draw:layer="layout" svg:x1="10.174cm" svg:y1="4.299cm" svg:x2="10.195cm" svg:y2="5.27cm">
          <text:p/>
        </draw:line>
        <draw:line draw:name="Straight Connector 130" draw:style-name="gr13" draw:text-style-name="P8" draw:layer="layout" svg:x1="10.613cm" svg:y1="4.116cm" svg:x2="12.392cm" svg:y2="5.27cm">
          <text:p/>
        </draw:line>
        <draw:line draw:name="Straight Connector 131" draw:style-name="gr13" draw:text-style-name="P8" draw:layer="layout" svg:x1="9.757cm" svg:y1="5.453cm" svg:x2="8.417cm" svg:y2="4.116cm">
          <text:p/>
        </draw:line>
        <draw:line draw:name="Straight Connector 132" draw:style-name="gr13" draw:text-style-name="P8" draw:layer="layout" svg:x1="9.736cm" svg:y1="4.116cm" svg:x2="8.412cm" svg:y2="5.453cm">
          <text:p/>
        </draw:line>
        <draw:line draw:name="Straight Connector 133" draw:style-name="gr13" draw:text-style-name="P8" draw:layer="layout" svg:x1="5.807cm" svg:y1="5.27cm" svg:x2="7.54cm" svg:y2="4.116cm">
          <text:p/>
        </draw:line>
        <draw:line draw:name="Straight Connector 134" draw:style-name="gr13" draw:text-style-name="P8" draw:layer="layout" svg:x1="7.978cm" svg:y1="4.299cm" svg:x2="7.974cm" svg:y2="5.27cm">
          <text:p/>
        </draw:line>
        <draw:line draw:name="Straight Connector 135" draw:style-name="gr13" draw:text-style-name="P8" draw:layer="layout" svg:x1="11.954cm" svg:y1="5.453cm" svg:x2="8.598cm" svg:y2="3.674cm">
          <text:p/>
        </draw:line>
        <draw:custom-shape draw:name="Oval 136" draw:style-name="gr12" draw:text-style-name="P2" draw:layer="layout" svg:width="1.239cm" svg:height="1.248cm" svg:x="5.187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7" draw:style-name="gr13" draw:text-style-name="P8" draw:layer="layout" svg:x1="6.245cm" svg:y1="5.453cm" svg:x2="9.554cm" svg:y2="3.674cm">
          <text:p/>
        </draw:line>
        <draw:line draw:name="Straight Connector 146" draw:style-name="gr13" draw:text-style-name="P8" draw:layer="layout" svg:x1="5.819cm" svg:y1="7.835cm" svg:x2="5.807cm" svg:y2="6.519cm">
          <text:p/>
        </draw:line>
        <draw:line draw:name="Straight Connector 150" draw:style-name="gr13" draw:text-style-name="P8" draw:layer="layout" svg:x1="6.258cm" svg:y1="8.017cm" svg:x2="14.204cm" svg:y2="6.336cm">
          <text:p/>
        </draw:line>
        <draw:line draw:name="Straight Connector 153" draw:style-name="gr13" draw:text-style-name="P8" draw:layer="layout" svg:x1="7.986cm" svg:y1="7.835cm" svg:x2="7.974cm" svg:y2="6.519cm">
          <text:p/>
        </draw:line>
        <draw:line draw:name="Straight Connector 154" draw:style-name="gr13" draw:text-style-name="P8" draw:layer="layout" svg:x1="8.424cm" svg:y1="8.017cm" svg:x2="16.37cm" svg:y2="6.336cm">
          <text:p/>
        </draw:line>
        <draw:line draw:name="Straight Connector 155" draw:style-name="gr13" draw:text-style-name="P8" draw:layer="layout" svg:x1="21.255cm" svg:y1="7.846cm" svg:x2="21.255cm" svg:y2="6.519cm">
          <text:p/>
        </draw:line>
        <draw:line draw:name="Straight Connector 156" draw:style-name="gr13" draw:text-style-name="P8" draw:layer="layout" svg:x1="10.646cm" svg:y1="8.017cm" svg:x2="18.598cm" svg:y2="6.336cm">
          <text:p/>
        </draw:line>
        <draw:line draw:name="Straight Connector 157" draw:style-name="gr13" draw:text-style-name="P8" draw:layer="layout" svg:x1="20.816cm" svg:y1="8.029cm" svg:x2="12.831cm" svg:y2="6.336cm">
          <text:p/>
        </draw:line>
        <draw:line draw:name="Straight Connector 165" draw:style-name="gr13" draw:text-style-name="P8" draw:layer="layout" svg:x1="10.207cm" svg:y1="7.835cm" svg:x2="10.195cm" svg:y2="6.519cm">
          <text:p/>
        </draw:line>
        <draw:custom-shape draw:name="Oval 171" draw:style-name="gr12" draw:text-style-name="P2" draw:layer="layout" svg:width="1.239cm" svg:height="1.248cm" svg:x="18.417cm" svg:y="7.841cm">
          <text:p text:style-name="P7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2" draw:text-style-name="P2" draw:layer="layout" svg:width="1.239cm" svg:height="1.248cm" svg:x="16.189cm" svg:y="7.841cm">
          <text:p text:style-name="P7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2" draw:text-style-name="P2" draw:layer="layout" svg:width="1.239cm" svg:height="1.248cm" svg:x="14.022cm" svg:y="7.841cm">
          <text:p text:style-name="P7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4" draw:style-name="gr13" draw:text-style-name="P8" draw:layer="layout" svg:x1="14.642cm" svg:y1="7.841cm" svg:x2="14.642cm" svg:y2="6.519cm">
          <text:p/>
        </draw:line>
        <draw:line draw:name="Straight Connector 175" draw:style-name="gr13" draw:text-style-name="P8" draw:layer="layout" svg:x1="16.809cm" svg:y1="7.841cm" svg:x2="16.809cm" svg:y2="6.519cm">
          <text:p/>
        </draw:line>
        <draw:line draw:name="Straight Connector 176" draw:style-name="gr13" draw:text-style-name="P8" draw:layer="layout" svg:x1="18.948cm" svg:y1="7.835cm" svg:x2="18.948cm" svg:y2="6.513cm">
          <text:p/>
        </draw:line>
        <draw:line draw:name="Straight Connector 177" draw:style-name="gr13" draw:text-style-name="P8" draw:layer="layout" svg:x1="14.204cm" svg:y1="8.024cm" svg:x2="6.245cm" svg:y2="6.336cm">
          <text:p/>
        </draw:line>
        <draw:line draw:name="Straight Connector 180" draw:style-name="gr13" draw:text-style-name="P8" draw:layer="layout" svg:x1="16.37cm" svg:y1="8.024cm" svg:x2="8.412cm" svg:y2="6.336cm">
          <text:p/>
        </draw:line>
        <draw:line draw:name="Straight Connector 181" draw:style-name="gr13" draw:text-style-name="P8" draw:layer="layout" svg:x1="18.598cm" svg:y1="8.024cm" svg:x2="10.634cm" svg:y2="6.336cm">
          <text:p/>
        </draw:line>
        <draw:custom-shape draw:name="Oval 120" draw:style-name="gr12" draw:text-style-name="P2" draw:layer="layout" svg:width="1.239cm" svg:height="1.248cm" svg:x="18.417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2" draw:text-style-name="P2" draw:layer="layout" svg:width="1.239cm" svg:height="1.248cm" svg:x="18.417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2" draw:text-style-name="P2" draw:layer="layout" svg:width="1.239cm" svg:height="1.248cm" svg:x="16.194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2" draw:text-style-name="P2" draw:layer="layout" svg:width="1.239cm" svg:height="1.248cm" svg:x="16.189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2" draw:text-style-name="P2" draw:layer="layout" svg:width="1.239cm" svg:height="1.248cm" svg:x="20.635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51" draw:style-name="gr13" draw:text-style-name="P8" draw:layer="layout" svg:x1="19.037cm" svg:y1="4.299cm" svg:x2="19.037cm" svg:y2="5.27cm">
          <text:p/>
        </draw:line>
        <draw:line draw:name="Straight Connector 152" draw:style-name="gr13" draw:text-style-name="P8" draw:layer="layout" svg:x1="19.475cm" svg:y1="4.116cm" svg:x2="21.255cm" svg:y2="5.27cm">
          <text:p/>
        </draw:line>
        <draw:line draw:name="Straight Connector 158" draw:style-name="gr13" draw:text-style-name="P8" draw:layer="layout" svg:x1="18.598cm" svg:y1="5.453cm" svg:x2="17.252cm" svg:y2="4.116cm">
          <text:p/>
        </draw:line>
        <draw:line draw:name="Straight Connector 159" draw:style-name="gr13" draw:text-style-name="P8" draw:layer="layout" svg:x1="18.598cm" svg:y1="4.116cm" svg:x2="17.247cm" svg:y2="5.453cm">
          <text:p/>
        </draw:line>
        <draw:line draw:name="Straight Connector 161" draw:style-name="gr13" draw:text-style-name="P8" draw:layer="layout" svg:x1="14.642cm" svg:y1="5.27cm" svg:x2="16.375cm" svg:y2="4.116cm">
          <text:p/>
        </draw:line>
        <draw:line draw:name="Straight Connector 178" draw:style-name="gr13" draw:text-style-name="P8" draw:layer="layout" svg:x1="16.813cm" svg:y1="4.299cm" svg:x2="16.809cm" svg:y2="5.27cm">
          <text:p/>
        </draw:line>
        <draw:line draw:name="Straight Connector 179" draw:style-name="gr13" draw:text-style-name="P8" draw:layer="layout" svg:x1="20.816cm" svg:y1="5.453cm" svg:x2="17.434cm" svg:y2="3.674cm">
          <text:p/>
        </draw:line>
        <draw:custom-shape draw:name="Oval 182" draw:style-name="gr12" draw:text-style-name="P2" draw:layer="layout" svg:width="1.239cm" svg:height="1.248cm" svg:x="14.022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3" draw:style-name="gr13" draw:text-style-name="P8" draw:layer="layout" svg:x1="15.081cm" svg:y1="5.453cm" svg:x2="18.417cm" svg:y2="3.674cm">
          <text:p/>
        </draw:line>
        <draw:custom-shape draw:name="Oval 184" draw:style-name="gr12" draw:text-style-name="P2" draw:layer="layout" svg:width="1.239cm" svg:height="1.248cm" svg:x="11.773cm" svg:y="7.835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5" draw:style-name="gr13" draw:text-style-name="P8" draw:layer="layout" svg:x1="12.392cm" svg:y1="7.835cm" svg:x2="12.392cm" svg:y2="6.519cm">
          <text:p/>
        </draw:line>
        <draw:line draw:name="Straight Connector 186" draw:style-name="gr13" draw:text-style-name="P8" draw:layer="layout" svg:x1="12.831cm" svg:y1="8.017cm" svg:x2="20.816cm" svg:y2="6.336cm">
          <text:p/>
        </draw:line>
        <draw:custom-shape draw:name="Rounded Rectangle 278" draw:style-name="gr14" draw:text-style-name="P2" draw:layer="layout" svg:width="0.53cm" svg:height="0.366cm" svg:x="4.763cm" svg:y="17.859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2" draw:style-name="gr13" draw:text-style-name="P8" draw:layer="layout" svg:x1="5.819cm" svg:y1="9.083cm" svg:x2="4.993cm" svg:y2="9.709cm">
          <text:p/>
        </draw:line>
        <draw:line draw:name="Straight Connector 203" draw:style-name="gr13" draw:text-style-name="P8" draw:layer="layout" svg:x1="5.819cm" svg:y1="9.083cm" svg:x2="5.558cm" svg:y2="9.709cm">
          <text:p/>
        </draw:line>
        <draw:line draw:name="Straight Connector 204" draw:style-name="gr13" draw:text-style-name="P8" draw:layer="layout" svg:x1="5.819cm" svg:y1="9.083cm" svg:x2="6.105cm" svg:y2="9.709cm">
          <text:p/>
        </draw:line>
        <draw:line draw:name="Straight Connector 205" draw:style-name="gr13" draw:text-style-name="P8" draw:layer="layout" svg:x1="5.819cm" svg:y1="9.083cm" svg:x2="6.656cm" svg:y2="9.709cm">
          <text:p/>
        </draw:line>
        <draw:line draw:name="Straight Connector 162" draw:style-name="gr13" draw:text-style-name="P8" draw:layer="layout" svg:x1="7.991cm" svg:y1="9.083cm" svg:x2="7.165cm" svg:y2="9.709cm">
          <text:p/>
        </draw:line>
        <draw:line draw:name="Straight Connector 163" draw:style-name="gr13" draw:text-style-name="P8" draw:layer="layout" svg:x1="7.991cm" svg:y1="9.083cm" svg:x2="7.73cm" svg:y2="9.709cm">
          <text:p/>
        </draw:line>
        <draw:line draw:name="Straight Connector 249" draw:style-name="gr13" draw:text-style-name="P8" draw:layer="layout" svg:x1="7.991cm" svg:y1="9.083cm" svg:x2="8.276cm" svg:y2="9.709cm">
          <text:p/>
        </draw:line>
        <draw:line draw:name="Straight Connector 250" draw:style-name="gr13" draw:text-style-name="P8" draw:layer="layout" svg:x1="7.986cm" svg:y1="9.083cm" svg:x2="8.827cm" svg:y2="9.709cm">
          <text:p/>
        </draw:line>
        <draw:line draw:name="Straight Connector 258" draw:style-name="gr13" draw:text-style-name="P8" draw:layer="layout" svg:x1="10.202cm" svg:y1="9.096cm" svg:x2="9.376cm" svg:y2="9.722cm">
          <text:p/>
        </draw:line>
        <draw:line draw:name="Straight Connector 259" draw:style-name="gr13" draw:text-style-name="P8" draw:layer="layout" svg:x1="10.202cm" svg:y1="9.096cm" svg:x2="9.942cm" svg:y2="9.722cm">
          <text:p/>
        </draw:line>
        <draw:line draw:name="Straight Connector 261" draw:style-name="gr13" draw:text-style-name="P8" draw:layer="layout" svg:x1="10.202cm" svg:y1="9.096cm" svg:x2="10.488cm" svg:y2="9.722cm">
          <text:p/>
        </draw:line>
        <draw:line draw:name="Straight Connector 262" draw:style-name="gr13" draw:text-style-name="P8" draw:layer="layout" svg:x1="10.197cm" svg:y1="9.096cm" svg:x2="11.039cm" svg:y2="9.722cm">
          <text:p/>
        </draw:line>
        <draw:line draw:name="Straight Connector 268" draw:style-name="gr13" draw:text-style-name="P8" draw:layer="layout" svg:x1="12.409cm" svg:y1="9.096cm" svg:x2="11.582cm" svg:y2="9.722cm">
          <text:p/>
        </draw:line>
        <draw:line draw:name="Straight Connector 269" draw:style-name="gr13" draw:text-style-name="P8" draw:layer="layout" svg:x1="12.409cm" svg:y1="9.096cm" svg:x2="12.148cm" svg:y2="9.722cm">
          <text:p/>
        </draw:line>
        <draw:line draw:name="Straight Connector 275" draw:style-name="gr13" draw:text-style-name="P8" draw:layer="layout" svg:x1="12.409cm" svg:y1="9.096cm" svg:x2="12.694cm" svg:y2="9.722cm">
          <text:p/>
        </draw:line>
        <draw:line draw:name="Straight Connector 276" draw:style-name="gr13" draw:text-style-name="P8" draw:layer="layout" svg:x1="12.404cm" svg:y1="9.096cm" svg:x2="13.245cm" svg:y2="9.722cm">
          <text:p/>
        </draw:line>
        <draw:line draw:name="Straight Connector 285" draw:style-name="gr13" draw:text-style-name="P8" draw:layer="layout" svg:x1="14.651cm" svg:y1="9.096cm" svg:x2="13.825cm" svg:y2="9.722cm">
          <text:p/>
        </draw:line>
        <draw:line draw:name="Straight Connector 286" draw:style-name="gr13" draw:text-style-name="P8" draw:layer="layout" svg:x1="14.651cm" svg:y1="9.096cm" svg:x2="14.39cm" svg:y2="9.722cm">
          <text:p/>
        </draw:line>
        <draw:line draw:name="Straight Connector 288" draw:style-name="gr13" draw:text-style-name="P8" draw:layer="layout" svg:x1="14.651cm" svg:y1="9.096cm" svg:x2="14.936cm" svg:y2="9.722cm">
          <text:p/>
        </draw:line>
        <draw:line draw:name="Straight Connector 289" draw:style-name="gr13" draw:text-style-name="P8" draw:layer="layout" svg:x1="14.651cm" svg:y1="9.096cm" svg:x2="15.487cm" svg:y2="9.722cm">
          <text:p/>
        </draw:line>
        <draw:line draw:name="Straight Connector 314" draw:style-name="gr13" draw:text-style-name="P8" draw:layer="layout" svg:x1="16.822cm" svg:y1="9.096cm" svg:x2="15.996cm" svg:y2="9.722cm">
          <text:p/>
        </draw:line>
        <draw:line draw:name="Straight Connector 315" draw:style-name="gr13" draw:text-style-name="P8" draw:layer="layout" svg:x1="16.822cm" svg:y1="9.096cm" svg:x2="16.562cm" svg:y2="9.722cm">
          <text:p/>
        </draw:line>
        <draw:line draw:name="Straight Connector 317" draw:style-name="gr13" draw:text-style-name="P8" draw:layer="layout" svg:x1="16.822cm" svg:y1="9.096cm" svg:x2="17.108cm" svg:y2="9.722cm">
          <text:p/>
        </draw:line>
        <draw:line draw:name="Straight Connector 318" draw:style-name="gr13" draw:text-style-name="P8" draw:layer="layout" svg:x1="16.818cm" svg:y1="9.096cm" svg:x2="17.659cm" svg:y2="9.722cm">
          <text:p/>
        </draw:line>
        <draw:line draw:name="Straight Connector 304" draw:style-name="gr13" draw:text-style-name="P8" draw:layer="layout" svg:x1="19.034cm" svg:y1="9.109cm" svg:x2="18.208cm" svg:y2="9.734cm">
          <text:p/>
        </draw:line>
        <draw:line draw:name="Straight Connector 305" draw:style-name="gr13" draw:text-style-name="P8" draw:layer="layout" svg:x1="19.034cm" svg:y1="9.109cm" svg:x2="18.773cm" svg:y2="9.734cm">
          <text:p/>
        </draw:line>
        <draw:line draw:name="Straight Connector 308" draw:style-name="gr13" draw:text-style-name="P8" draw:layer="layout" svg:x1="19.034cm" svg:y1="9.109cm" svg:x2="19.319cm" svg:y2="9.734cm">
          <text:p/>
        </draw:line>
        <draw:line draw:name="Straight Connector 309" draw:style-name="gr13" draw:text-style-name="P8" draw:layer="layout" svg:x1="19.029cm" svg:y1="9.109cm" svg:x2="19.87cm" svg:y2="9.734cm">
          <text:p/>
        </draw:line>
        <draw:line draw:name="Straight Connector 294" draw:style-name="gr13" draw:text-style-name="P8" draw:layer="layout" svg:x1="21.24cm" svg:y1="9.109cm" svg:x2="20.414cm" svg:y2="9.734cm">
          <text:p/>
        </draw:line>
        <draw:line draw:name="Straight Connector 295" draw:style-name="gr13" draw:text-style-name="P8" draw:layer="layout" svg:x1="21.24cm" svg:y1="9.109cm" svg:x2="20.98cm" svg:y2="9.734cm">
          <text:p/>
        </draw:line>
        <draw:g draw:name="Group 64">
          <draw:custom-shape draw:name="Rounded Rectangle 167" draw:style-name="gr15" draw:text-style-name="P2" draw:layer="layout" svg:width="0.53cm" svg:height="0.562cm" svg:x="5.294cm" svg:y="9.709cm">
            <text:p text:style-name="P7"><text:span text:style-name="T1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7" draw:style-name="gr15" draw:text-style-name="P2" draw:layer="layout" svg:width="0.53cm" svg:height="0.562cm" svg:x="4.728cm" svg:y="9.709cm">
            <text:p text:style-name="P7"><text:span text:style-name="T1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8" draw:style-name="gr15" draw:text-style-name="P2" draw:layer="layout" svg:width="0.53cm" svg:height="0.562cm" svg:x="6.391cm" svg:y="9.709cm">
            <text:p text:style-name="P7"><text:span text:style-name="T1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9" draw:style-name="gr15" draw:text-style-name="P2" draw:layer="layout" svg:width="0.53cm" svg:height="0.562cm" svg:x="5.84cm" svg:y="9.709cm">
            <text:p text:style-name="P7"><text:span text:style-name="T14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6" draw:style-name="gr15" draw:text-style-name="P2" draw:layer="layout" svg:width="0.53cm" svg:height="0.562cm" svg:x="7.465cm" svg:y="9.709cm">
            <text:p text:style-name="P7"><text:span text:style-name="T14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9" draw:style-name="gr15" draw:text-style-name="P2" draw:layer="layout" svg:width="0.53cm" svg:height="0.562cm" svg:x="6.9cm" svg:y="9.709cm">
            <text:p text:style-name="P7"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70" draw:style-name="gr15" draw:text-style-name="P2" draw:layer="layout" svg:width="0.53cm" svg:height="0.562cm" svg:x="8.562cm" svg:y="9.709cm">
            <text:p text:style-name="P7"><text:span text:style-name="T14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36" draw:style-name="gr15" draw:text-style-name="P2" draw:layer="layout" svg:width="0.53cm" svg:height="0.562cm" svg:x="8.011cm" svg:y="9.709cm">
            <text:p text:style-name="P7"><text:span text:style-name="T14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3" draw:style-name="gr15" draw:text-style-name="P2" draw:layer="layout" svg:width="0.53cm" svg:height="0.562cm" svg:x="9.677cm" svg:y="9.722cm">
            <text:p text:style-name="P7"><text:span text:style-name="T14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4" draw:style-name="gr15" draw:text-style-name="P2" draw:layer="layout" svg:width="0.53cm" svg:height="0.562cm" svg:x="9.111cm" svg:y="9.722cm">
            <text:p text:style-name="P7"><text:span text:style-name="T14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5" draw:style-name="gr15" draw:text-style-name="P2" draw:layer="layout" svg:width="0.53cm" svg:height="0.562cm" svg:x="10.774cm" svg:y="9.722cm">
            <text:p text:style-name="P7"><text:span text:style-name="T14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6" draw:style-name="gr15" draw:text-style-name="P2" draw:layer="layout" svg:width="0.53cm" svg:height="0.562cm" svg:x="10.223cm" svg:y="9.722cm">
            <text:p text:style-name="P7"><text:span text:style-name="T14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77" draw:style-name="gr15" draw:text-style-name="P2" draw:layer="layout" svg:width="0.53cm" svg:height="0.562cm" svg:x="11.883cm" svg:y="9.722cm">
            <text:p text:style-name="P7"><text:span text:style-name="T13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0" draw:style-name="gr15" draw:text-style-name="P2" draw:layer="layout" svg:width="0.53cm" svg:height="0.562cm" svg:x="11.317cm" svg:y="9.722cm">
            <text:p text:style-name="P7"><text:span text:style-name="T14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1" draw:style-name="gr15" draw:text-style-name="P2" draw:layer="layout" svg:width="0.53cm" svg:height="0.562cm" svg:x="12.98cm" svg:y="9.722cm">
            <text:p text:style-name="P7"><text:span text:style-name="T14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2" draw:style-name="gr15" draw:text-style-name="P2" draw:layer="layout" svg:width="0.53cm" svg:height="0.562cm" svg:x="12.429cm" svg:y="9.722cm">
            <text:p text:style-name="P7"><text:span text:style-name="T14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3" draw:style-name="gr15" draw:text-style-name="P2" draw:layer="layout" svg:width="0.53cm" svg:height="0.562cm" svg:x="14.125cm" svg:y="9.722cm">
            <text:p text:style-name="P7"><text:span text:style-name="T14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4" draw:style-name="gr15" draw:text-style-name="P2" draw:layer="layout" svg:width="0.53cm" svg:height="0.562cm" svg:x="13.56cm" svg:y="9.722cm">
            <text:p text:style-name="P7"><text:span text:style-name="T14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5" draw:style-name="gr15" draw:text-style-name="P2" draw:layer="layout" svg:width="0.53cm" svg:height="0.562cm" svg:x="15.222cm" svg:y="9.722cm">
            <text:p text:style-name="P7"><text:span text:style-name="T13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6" draw:style-name="gr15" draw:text-style-name="P2" draw:layer="layout" svg:width="0.53cm" svg:height="0.562cm" svg:x="14.671cm" svg:y="9.722cm">
            <text:p text:style-name="P7"><text:span text:style-name="T13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9" draw:style-name="gr15" draw:text-style-name="P2" draw:layer="layout" svg:width="0.53cm" svg:height="0.562cm" svg:x="16.297cm" svg:y="9.722cm">
            <text:p text:style-name="P7"><text:span text:style-name="T14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0" draw:style-name="gr15" draw:text-style-name="P2" draw:layer="layout" svg:width="0.53cm" svg:height="0.562cm" svg:x="15.731cm" svg:y="9.722cm">
            <text:p text:style-name="P7"><text:span text:style-name="T14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1" draw:style-name="gr15" draw:text-style-name="P2" draw:layer="layout" svg:width="0.53cm" svg:height="0.562cm" svg:x="17.394cm" svg:y="9.722cm">
            <text:p text:style-name="P7"><text:span text:style-name="T14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2" draw:style-name="gr15" draw:text-style-name="P2" draw:layer="layout" svg:width="0.53cm" svg:height="0.562cm" svg:x="16.843cm" svg:y="9.722cm">
            <text:p text:style-name="P7"><text:span text:style-name="T14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0" draw:style-name="gr15" draw:text-style-name="P2" draw:layer="layout" svg:width="0.53cm" svg:height="0.562cm" svg:x="18.508cm" svg:y="9.735cm">
            <text:p text:style-name="P7"><text:span text:style-name="T14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1" draw:style-name="gr15" draw:text-style-name="P2" draw:layer="layout" svg:width="0.53cm" svg:height="0.562cm" svg:x="17.943cm" svg:y="9.735cm">
            <text:p text:style-name="P7"><text:span text:style-name="T13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2" draw:style-name="gr15" draw:text-style-name="P2" draw:layer="layout" svg:width="0.53cm" svg:height="0.562cm" svg:x="19.605cm" svg:y="9.735cm">
            <text:p text:style-name="P7"><text:span text:style-name="T14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3" draw:style-name="gr15" draw:text-style-name="P2" draw:layer="layout" svg:width="0.53cm" svg:height="0.562cm" svg:x="19.054cm" svg:y="9.735cm">
            <text:p text:style-name="P7"><text:span text:style-name="T13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0" draw:style-name="gr15" draw:text-style-name="P2" draw:layer="layout" svg:width="0.53cm" svg:height="0.562cm" svg:x="20.715cm" svg:y="9.735cm">
            <text:p text:style-name="P7"><text:span text:style-name="T13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1" draw:style-name="gr15" draw:text-style-name="P2" draw:layer="layout" svg:width="0.53cm" svg:height="0.562cm" svg:x="20.149cm" svg:y="9.735cm">
            <text:p text:style-name="P7"><text:span text:style-name="T13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2" draw:style-name="gr15" draw:text-style-name="P2" draw:layer="layout" svg:width="0.53cm" svg:height="0.562cm" svg:x="21.812cm" svg:y="9.735cm">
            <text:p text:style-name="P7"><text:span text:style-name="T14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3" draw:style-name="gr15" draw:text-style-name="P2" draw:layer="layout" svg:width="0.53cm" svg:height="0.562cm" svg:x="21.261cm" svg:y="9.735cm">
            <text:p text:style-name="P7"><text:span text:style-name="T14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Straight Connector 297" draw:style-name="gr13" draw:text-style-name="P8" draw:layer="layout" svg:x1="21.24cm" svg:y1="9.109cm" svg:x2="21.526cm" svg:y2="9.734cm">
          <text:p/>
        </draw:line>
        <draw:line draw:name="Straight Connector 298" draw:style-name="gr13" draw:text-style-name="P8" draw:layer="layout" svg:x1="21.235cm" svg:y1="9.109cm" svg:x2="22.077cm" svg:y2="9.734cm">
          <text:p/>
        </draw:line>
        <draw:custom-shape draw:name="Rounded Rectangle 327" draw:style-name="gr14" draw:text-style-name="P2" draw:layer="layout" svg:width="0.525cm" svg:height="0.393cm" svg:x="9.111cm" svg:y="10.406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9" draw:style-name="gr16" draw:text-style-name="P2" draw:layer="layout" svg:width="0.487cm" svg:height="0.366cm" svg:x="6.933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1" draw:style-name="gr16" draw:text-style-name="P2" draw:layer="layout" svg:width="0.544cm" svg:height="0.403cm" svg:x="11.298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2" draw:style-name="gr17" draw:text-style-name="P2" draw:layer="layout" svg:width="0.485cm" svg:height="0.366cm" svg:x="5.294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3" draw:style-name="gr17" draw:text-style-name="P2" draw:layer="layout" svg:width="0.487cm" svg:height="0.366cm" svg:x="6.93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4" draw:style-name="gr17" draw:text-style-name="P2" draw:layer="layout" svg:width="0.564cm" svg:height="0.396cm" svg:x="9.64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5" draw:style-name="gr17" draw:text-style-name="P2" draw:layer="layout" svg:width="0.53cm" svg:height="0.383cm" svg:x="13.56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6" draw:style-name="gr17" draw:text-style-name="P2" draw:layer="layout" svg:width="0.508cm" svg:height="0.383cm" svg:x="15.75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7" draw:style-name="gr17" draw:text-style-name="P2" draw:layer="layout" svg:width="0.507cm" svg:height="0.383cm" svg:x="1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8" draw:style-name="gr17" draw:text-style-name="P2" draw:layer="layout" svg:width="0.517cm" svg:height="0.383cm" svg:x="20.16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9" draw:style-name="gr17" draw:text-style-name="P2" draw:layer="layout" svg:width="0.549cm" svg:height="0.366cm" svg:x="11.29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0" draw:style-name="gr18" draw:text-style-name="P2" draw:layer="layout" svg:width="0.53cm" svg:height="0.499cm" svg:x="5.29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1" draw:style-name="gr18" draw:text-style-name="P2" draw:layer="layout" svg:width="0.53cm" svg:height="0.499cm" svg:x="4.728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2" draw:style-name="gr18" draw:text-style-name="P2" draw:layer="layout" svg:width="0.53cm" svg:height="0.499cm" svg:x="6.39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3" draw:style-name="gr18" draw:text-style-name="P2" draw:layer="layout" svg:width="0.53cm" svg:height="0.499cm" svg:x="5.8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4" draw:style-name="gr18" draw:text-style-name="P2" draw:layer="layout" svg:width="0.53cm" svg:height="0.499cm" svg:x="7.465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5" draw:style-name="gr18" draw:text-style-name="P2" draw:layer="layout" svg:width="0.53cm" svg:height="0.499cm" svg:x="6.9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6" draw:style-name="gr18" draw:text-style-name="P2" draw:layer="layout" svg:width="0.53cm" svg:height="0.499cm" svg:x="8.562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7" draw:style-name="gr18" draw:text-style-name="P2" draw:layer="layout" svg:width="0.53cm" svg:height="0.499cm" svg:x="8.01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8" draw:style-name="gr18" draw:text-style-name="P2" draw:layer="layout" svg:width="0.53cm" svg:height="0.499cm" svg:x="9.67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9" draw:style-name="gr18" draw:text-style-name="P2" draw:layer="layout" svg:width="0.53cm" svg:height="0.499cm" svg:x="9.11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0" draw:style-name="gr18" draw:text-style-name="P2" draw:layer="layout" svg:width="0.53cm" svg:height="0.499cm" svg:x="10.77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1" draw:style-name="gr18" draw:text-style-name="P2" draw:layer="layout" svg:width="0.53cm" svg:height="0.499cm" svg:x="10.22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2" draw:style-name="gr18" draw:text-style-name="P2" draw:layer="layout" svg:width="0.53cm" svg:height="0.499cm" svg:x="11.88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3" draw:style-name="gr18" draw:text-style-name="P2" draw:layer="layout" svg:width="0.53cm" svg:height="0.499cm" svg:x="11.31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4" draw:style-name="gr18" draw:text-style-name="P2" draw:layer="layout" svg:width="0.53cm" svg:height="0.499cm" svg:x="12.98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5" draw:style-name="gr18" draw:text-style-name="P2" draw:layer="layout" svg:width="0.53cm" svg:height="0.499cm" svg:x="12.429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6" draw:style-name="gr18" draw:text-style-name="P2" draw:layer="layout" svg:width="0.53cm" svg:height="0.499cm" svg:x="14.125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7" draw:style-name="gr18" draw:text-style-name="P2" draw:layer="layout" svg:width="0.53cm" svg:height="0.499cm" svg:x="13.56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8" draw:style-name="gr18" draw:text-style-name="P2" draw:layer="layout" svg:width="0.53cm" svg:height="0.499cm" svg:x="15.222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9" draw:style-name="gr18" draw:text-style-name="P2" draw:layer="layout" svg:width="0.53cm" svg:height="0.499cm" svg:x="14.67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0" draw:style-name="gr18" draw:text-style-name="P2" draw:layer="layout" svg:width="0.53cm" svg:height="0.499cm" svg:x="16.29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1" draw:style-name="gr18" draw:text-style-name="P2" draw:layer="layout" svg:width="0.53cm" svg:height="0.499cm" svg:x="15.73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2" draw:style-name="gr18" draw:text-style-name="P2" draw:layer="layout" svg:width="0.53cm" svg:height="0.499cm" svg:x="17.39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3" draw:style-name="gr18" draw:text-style-name="P2" draw:layer="layout" svg:width="0.53cm" svg:height="0.499cm" svg:x="16.84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4" draw:style-name="gr18" draw:text-style-name="P2" draw:layer="layout" svg:width="0.53cm" svg:height="0.499cm" svg:x="18.508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5" draw:style-name="gr18" draw:text-style-name="P2" draw:layer="layout" svg:width="0.53cm" svg:height="0.499cm" svg:x="17.943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6" draw:style-name="gr18" draw:text-style-name="P2" draw:layer="layout" svg:width="0.53cm" svg:height="0.499cm" svg:x="19.60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7" draw:style-name="gr18" draw:text-style-name="P2" draw:layer="layout" svg:width="0.53cm" svg:height="0.499cm" svg:x="19.054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8" draw:style-name="gr18" draw:text-style-name="P2" draw:layer="layout" svg:width="0.53cm" svg:height="0.499cm" svg:x="20.71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9" draw:style-name="gr18" draw:text-style-name="P2" draw:layer="layout" svg:width="0.53cm" svg:height="0.499cm" svg:x="20.149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0" draw:style-name="gr18" draw:text-style-name="P2" draw:layer="layout" svg:width="0.53cm" svg:height="0.499cm" svg:x="21.812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1" draw:style-name="gr18" draw:text-style-name="P2" draw:layer="layout" svg:width="0.53cm" svg:height="0.499cm" svg:x="21.261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ine Callout 1 (Border and Accent Bar) 69" draw:style-name="gr19" draw:text-style-name="P2" draw:layer="layout" svg:width="1.694cm" svg:height="0.82cm" svg:x="1.851cm" svg:y="10.771cm">
          <text:p text:style-name="P13"><text:span text:style-name="T15">Service Processes</text:span></text:p>
          <draw:enhanced-geometry svg:viewBox="0 0 21600 21600" draw:type="mso-spt50" draw:modifiers="0 0 0 0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Rounded Rectangle 377" draw:style-name="gr16" draw:text-style-name="P2" draw:layer="layout" svg:width="0.544cm" svg:height="0.403cm" svg:x="11.274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9" draw:style-name="gr17" draw:text-style-name="P2" draw:layer="layout" svg:width="0.487cm" svg:height="0.366cm" svg:x="6.90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2" draw:style-name="gr17" draw:text-style-name="P2" draw:layer="layout" svg:width="0.508cm" svg:height="0.383cm" svg:x="15.72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7" draw:style-name="gr18" draw:text-style-name="P2" draw:layer="layout" svg:width="0.53cm" svg:height="0.499cm" svg:x="4.704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3" draw:style-name="gr18" draw:text-style-name="P2" draw:layer="layout" svg:width="0.53cm" svg:height="0.499cm" svg:x="7.987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0" draw:style-name="gr18" draw:text-style-name="P2" draw:layer="layout" svg:width="0.53cm" svg:height="0.499cm" svg:x="12.956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7" draw:style-name="gr18" draw:text-style-name="P2" draw:layer="layout" svg:width="0.53cm" svg:height="0.499cm" svg:x="15.70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8" draw:style-name="gr18" draw:text-style-name="P2" draw:layer="layout" svg:width="0.53cm" svg:height="0.499cm" svg:x="17.3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8" draw:style-name="gr14" draw:text-style-name="P2" draw:layer="layout" svg:width="0.53cm" svg:height="0.366cm" svg:x="4.706cm" svg:y="10.433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91" draw:style-name="gr20" draw:text-style-name="P8" draw:layer="layout" svg:x1="6.921cm" svg:y1="5.592cm" svg:x2="6.875cm" svg:y2="18.364cm">
          <text:p/>
        </draw:line>
        <draw:line draw:name="Straight Connector 423" draw:style-name="gr20" draw:text-style-name="P8" draw:layer="layout" svg:x1="9.105cm" svg:y1="5.592cm" svg:x2="9.059cm" svg:y2="18.364cm">
          <text:p/>
        </draw:line>
        <draw:line draw:name="Straight Connector 424" draw:style-name="gr20" draw:text-style-name="P8" draw:layer="layout" svg:x1="11.308cm" svg:y1="5.592cm" svg:x2="11.262cm" svg:y2="18.364cm">
          <text:p/>
        </draw:line>
        <draw:line draw:name="Straight Connector 425" draw:style-name="gr20" draw:text-style-name="P8" draw:layer="layout" svg:x1="13.541cm" svg:y1="5.592cm" svg:x2="13.495cm" svg:y2="18.364cm">
          <text:p/>
        </draw:line>
        <draw:line draw:name="Straight Connector 426" draw:style-name="gr20" draw:text-style-name="P8" draw:layer="layout" svg:x1="15.742cm" svg:y1="5.592cm" svg:x2="15.696cm" svg:y2="18.364cm">
          <text:p/>
        </draw:line>
        <draw:line draw:name="Straight Connector 427" draw:style-name="gr20" draw:text-style-name="P8" draw:layer="layout" svg:x1="17.944cm" svg:y1="5.592cm" svg:x2="17.898cm" svg:y2="18.364cm">
          <text:p/>
        </draw:line>
        <draw:line draw:name="Straight Connector 428" draw:style-name="gr20" draw:text-style-name="P8" draw:layer="layout" svg:x1="20.121cm" svg:y1="5.592cm" svg:x2="20.075cm" svg:y2="18.364cm">
          <text:p/>
        </draw:line>
        <draw:line draw:name="Straight Connector 429" draw:style-name="gr10" draw:text-style-name="P8" draw:layer="layout" svg:x1="7.152cm" svg:y1="14.312cm" svg:x2="7.14cm" svg:y2="13.185cm">
          <text:p/>
        </draw:line>
        <draw:line draw:name="Straight Connector 72" draw:style-name="gr10" draw:text-style-name="P8" draw:layer="layout" svg:x1="5.028cm" svg:y1="17.858cm" svg:x2="11.546cm" svg:y2="16.373cm">
          <text:p/>
        </draw:line>
        <draw:line draw:name="Straight Connector 420" draw:style-name="gr10" draw:text-style-name="P8" draw:layer="layout" svg:x1="7.152cm" svg:y1="14.312cm" svg:x2="8.252cm" svg:y2="13.185cm">
          <text:p/>
        </draw:line>
        <draw:line draw:name="Straight Connector 421" draw:style-name="gr10" draw:text-style-name="P8" draw:layer="layout" svg:x1="11.548cm" svg:y1="14.312cm" svg:x2="13.221cm" svg:y2="13.198cm">
          <text:p/>
        </draw:line>
        <draw:line draw:name="Straight Connector 422" draw:style-name="gr10" draw:text-style-name="P8" draw:layer="layout" svg:x1="15.983cm" svg:y1="14.312cm" svg:x2="17.634cm" svg:y2="13.198cm">
          <text:p/>
        </draw:line>
        <draw:line draw:name="Straight Connector 435" draw:style-name="gr10" draw:text-style-name="P8" draw:layer="layout" svg:x1="15.983cm" svg:y1="14.312cm" svg:x2="15.972cm" svg:y2="13.198cm">
          <text:p/>
        </draw:line>
        <draw:custom-shape draw:name="Rounded Rectangle 190" draw:style-name="gr16" draw:text-style-name="P2" draw:layer="layout" svg:width="0.487cm" svg:height="0.366cm" svg:x="6.909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191" draw:style-name="gr10" draw:text-style-name="P8" draw:layer="layout" svg:x1="7.152cm" svg:y1="15.969cm" svg:x2="15.983cm" svg:y2="14.696cm">
          <text:p/>
        </draw:line>
        <draw:line draw:name="Straight Connector 194" draw:style-name="gr10" draw:text-style-name="P8" draw:layer="layout" svg:x1="5.07cm" svg:y1="17.858cm" svg:x2="7.152cm" svg:y2="16.336cm">
          <text:p/>
        </draw:line>
        <draw:line draw:name="Straight Connector 196" draw:style-name="gr10" draw:text-style-name="P8" draw:layer="layout" svg:x1="7.152cm" svg:y1="15.969cm" svg:x2="7.152cm" svg:y2="14.679cm">
          <text:p/>
        </draw:line>
        <draw:custom-shape draw:name="Rounded Rectangle 193" draw:style-name="gr17" draw:text-style-name="P2" draw:layer="layout" svg:width="0.507cm" svg:height="0.383cm" svg:x="17.976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5" draw:style-name="gr17" draw:text-style-name="P2" draw:layer="layout" svg:width="0.517cm" svg:height="0.383cm" svg:x="20.138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7" draw:style-name="gr18" draw:text-style-name="P2" draw:layer="layout" svg:width="0.53cm" svg:height="0.499cm" svg:x="5.815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8" draw:style-name="gr18" draw:text-style-name="P2" draw:layer="layout" svg:width="0.53cm" svg:height="0.499cm" svg:x="10.74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9" draw:style-name="gr18" draw:text-style-name="P2" draw:layer="layout" svg:width="0.53cm" svg:height="0.499cm" svg:x="19.03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0" draw:style-name="gr18" draw:text-style-name="P2" draw:layer="layout" svg:width="0.53cm" svg:height="0.499cm" svg:x="20.69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1" draw:style-name="gr18" draw:text-style-name="P2" draw:layer="layout" svg:width="0.53cm" svg:height="0.499cm" svg:x="20.125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6" draw:style-name="gr18" draw:text-style-name="P2" draw:layer="layout" svg:width="0.53cm" svg:height="0.499cm" svg:x="21.787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7" draw:style-name="gr18" draw:text-style-name="P2" draw:layer="layout" svg:width="0.53cm" svg:height="0.499cm" svg:x="21.236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8" draw:style-name="gr10" draw:text-style-name="P8" draw:layer="layout" svg:x1="20.348cm" svg:y1="14.325cm" svg:x2="20.337cm" svg:y2="13.211cm">
          <text:p/>
        </draw:line>
        <draw:line draw:name="Straight Connector 209" draw:style-name="gr10" draw:text-style-name="P8" draw:layer="layout" svg:x1="20.396cm" svg:y1="14.312cm" svg:x2="20.98cm" svg:y2="13.24cm">
          <text:p/>
        </draw:line>
        <draw:line draw:name="Straight Connector 210" draw:style-name="gr10" draw:text-style-name="P8" draw:layer="layout" svg:x1="20.396cm" svg:y1="14.312cm" svg:x2="21.501cm" svg:y2="13.253cm">
          <text:p/>
        </draw:line>
        <draw:line draw:name="Straight Connector 211" draw:style-name="gr10" draw:text-style-name="P8" draw:layer="layout" svg:x1="20.396cm" svg:y1="14.312cm" svg:x2="22.052cm" svg:y2="13.211cm">
          <text:p/>
        </draw:line>
        <draw:line draw:name="Straight Connector 212" draw:style-name="gr10" draw:text-style-name="P8" draw:layer="layout" svg:x1="11.546cm" svg:y1="15.969cm" svg:x2="20.396cm" svg:y2="14.696cm">
          <text:p/>
        </draw:line>
        <draw:line draw:name="Straight Connector 213" draw:style-name="gr10" draw:text-style-name="P8" draw:layer="layout" svg:x1="18.229cm" svg:y1="14.312cm" svg:x2="18.749cm" svg:y2="13.211cm">
          <text:p/>
        </draw:line>
        <draw:line draw:name="Straight Connector 216" draw:style-name="gr10" draw:text-style-name="P8" draw:layer="layout" svg:x1="18.229cm" svg:y1="14.696cm" svg:x2="11.546cm" svg:y2="15.969cm">
          <text:p/>
        </draw:line>
        <draw:line draw:name="Straight Connector 219" draw:style-name="gr10" draw:text-style-name="P8" draw:layer="layout" svg:x1="18.229cm" svg:y1="14.312cm" svg:x2="19.295cm" svg:y2="13.211cm">
          <text:p/>
        </draw:line>
        <draw:line draw:name="Straight Connector 222" draw:style-name="gr10" draw:text-style-name="P8" draw:layer="layout" svg:x1="7.152cm" svg:y1="14.312cm" svg:x2="7.706cm" svg:y2="13.185cm">
          <text:p/>
        </draw:line>
        <draw:custom-shape draw:name="Rounded Rectangle 214" draw:style-name="gr18" draw:text-style-name="P2" draw:layer="layout" svg:width="0.53cm" svg:height="0.499cm" svg:x="5.269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5" draw:style-name="gr18" draw:text-style-name="P2" draw:layer="layout" svg:width="0.53cm" svg:height="0.499cm" svg:x="6.366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7" draw:style-name="gr18" draw:text-style-name="P2" draw:layer="layout" svg:width="0.53cm" svg:height="0.499cm" svg:x="7.441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8" draw:style-name="gr18" draw:text-style-name="P2" draw:layer="layout" svg:width="0.53cm" svg:height="0.499cm" svg:x="6.875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0" draw:style-name="gr18" draw:text-style-name="P2" draw:layer="layout" svg:width="0.53cm" svg:height="0.499cm" svg:x="8.538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1" draw:style-name="gr18" draw:text-style-name="P2" draw:layer="layout" svg:width="0.53cm" svg:height="0.499cm" svg:x="9.652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3" draw:style-name="gr18" draw:text-style-name="P2" draw:layer="layout" svg:width="0.53cm" svg:height="0.499cm" svg:x="9.08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4" draw:style-name="gr18" draw:text-style-name="P2" draw:layer="layout" svg:width="0.53cm" svg:height="0.499cm" svg:x="10.198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5" draw:style-name="gr18" draw:text-style-name="P2" draw:layer="layout" svg:width="0.53cm" svg:height="0.499cm" svg:x="11.85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6" draw:style-name="gr18" draw:text-style-name="P2" draw:layer="layout" svg:width="0.53cm" svg:height="0.499cm" svg:x="11.293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7" draw:style-name="gr18" draw:text-style-name="P2" draw:layer="layout" svg:width="0.53cm" svg:height="0.499cm" svg:x="12.405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8" draw:style-name="gr18" draw:text-style-name="P2" draw:layer="layout" svg:width="0.53cm" svg:height="0.499cm" svg:x="14.101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9" draw:style-name="gr18" draw:text-style-name="P2" draw:layer="layout" svg:width="0.53cm" svg:height="0.499cm" svg:x="13.535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0" draw:style-name="gr18" draw:text-style-name="P2" draw:layer="layout" svg:width="0.53cm" svg:height="0.499cm" svg:x="15.198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1" draw:style-name="gr18" draw:text-style-name="P2" draw:layer="layout" svg:width="0.53cm" svg:height="0.499cm" svg:x="14.64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2" draw:style-name="gr18" draw:text-style-name="P2" draw:layer="layout" svg:width="0.53cm" svg:height="0.499cm" svg:x="16.272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3" draw:style-name="gr18" draw:text-style-name="P2" draw:layer="layout" svg:width="0.53cm" svg:height="0.499cm" svg:x="16.81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4" draw:style-name="gr18" draw:text-style-name="P2" draw:layer="layout" svg:width="0.53cm" svg:height="0.499cm" svg:x="18.484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5" draw:style-name="gr18" draw:text-style-name="P2" draw:layer="layout" svg:width="0.53cm" svg:height="0.499cm" svg:x="17.918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7" draw:style-name="gr18" draw:text-style-name="P2" draw:layer="layout" svg:width="0.53cm" svg:height="0.499cm" svg:x="19.581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8" draw:style-name="gr17" draw:text-style-name="P2" draw:layer="layout" svg:width="0.485cm" svg:height="0.366cm" svg:x="5.26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9" draw:style-name="gr17" draw:text-style-name="P2" draw:layer="layout" svg:width="0.564cm" svg:height="0.396cm" svg:x="9.618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40" draw:style-name="gr17" draw:text-style-name="P2" draw:layer="layout" svg:width="0.53cm" svg:height="0.383cm" svg:x="13.535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41" draw:style-name="gr17" draw:text-style-name="P2" draw:layer="layout" svg:width="0.549cm" svg:height="0.366cm" svg:x="11.274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42" draw:style-name="gr10" draw:text-style-name="P8" draw:layer="layout" svg:x1="18.229cm" svg:y1="14.312cm" svg:x2="19.846cm" svg:y2="13.211cm">
          <text:p/>
        </draw:line>
        <draw:line draw:name="Straight Connector 243" draw:style-name="gr10" draw:text-style-name="P8" draw:layer="layout" svg:x1="18.229cm" svg:y1="14.312cm" svg:x2="18.183cm" svg:y2="13.211cm">
          <text:p/>
        </draw:line>
        <draw:line draw:name="Straight Connector 244" draw:style-name="gr10" draw:text-style-name="P8" draw:layer="layout" svg:x1="15.983cm" svg:y1="14.312cm" svg:x2="17.083cm" svg:y2="13.198cm">
          <text:p/>
        </draw:line>
        <draw:line draw:name="Straight Connector 245" draw:style-name="gr10" draw:text-style-name="P8" draw:layer="layout" svg:x1="15.983cm" svg:y1="14.312cm" svg:x2="16.537cm" svg:y2="13.198cm">
          <text:p/>
        </draw:line>
        <draw:line draw:name="Straight Connector 247" draw:style-name="gr10" draw:text-style-name="P8" draw:layer="layout" svg:x1="13.79cm" svg:y1="14.3cm" svg:x2="15.442cm" svg:y2="13.185cm">
          <text:p/>
        </draw:line>
        <draw:line draw:name="Straight Connector 248" draw:style-name="gr10" draw:text-style-name="P8" draw:layer="layout" svg:x1="13.79cm" svg:y1="14.3cm" svg:x2="13.779cm" svg:y2="13.185cm">
          <text:p/>
        </draw:line>
        <draw:line draw:name="Straight Connector 251" draw:style-name="gr10" draw:text-style-name="P8" draw:layer="layout" svg:x1="13.79cm" svg:y1="14.3cm" svg:x2="14.891cm" svg:y2="13.185cm">
          <text:p/>
        </draw:line>
        <draw:line draw:name="Straight Connector 252" draw:style-name="gr10" draw:text-style-name="P8" draw:layer="layout" svg:x1="13.79cm" svg:y1="14.3cm" svg:x2="14.345cm" svg:y2="13.185cm">
          <text:p/>
        </draw:line>
        <draw:line draw:name="Straight Connector 253" draw:style-name="gr10" draw:text-style-name="P8" draw:layer="layout" svg:x1="9.888cm" svg:y1="14.292cm" svg:x2="9.352cm" svg:y2="13.198cm">
          <text:p/>
        </draw:line>
        <draw:line draw:name="Straight Connector 254" draw:style-name="gr10" draw:text-style-name="P8" draw:layer="layout" svg:x1="9.888cm" svg:y1="14.292cm" svg:x2="9.877cm" svg:y2="13.178cm">
          <text:p/>
        </draw:line>
        <draw:line draw:name="Straight Connector 255" draw:style-name="gr10" draw:text-style-name="P8" draw:layer="layout" svg:x1="9.888cm" svg:y1="14.292cm" svg:x2="10.988cm" svg:y2="13.178cm">
          <text:p/>
        </draw:line>
        <draw:line draw:name="Straight Connector 256" draw:style-name="gr10" draw:text-style-name="P8" draw:layer="layout" svg:x1="9.888cm" svg:y1="14.292cm" svg:x2="10.442cm" svg:y2="13.178cm">
          <text:p/>
        </draw:line>
        <draw:line draw:name="Straight Connector 257" draw:style-name="gr10" draw:text-style-name="P8" draw:layer="layout" svg:x1="5.536cm" svg:y1="14.292cm" svg:x2="5cm" svg:y2="13.198cm">
          <text:p/>
        </draw:line>
        <draw:line draw:name="Straight Connector 260" draw:style-name="gr10" draw:text-style-name="P8" draw:layer="layout" svg:x1="5.536cm" svg:y1="14.292cm" svg:x2="5.525cm" svg:y2="13.178cm">
          <text:p/>
        </draw:line>
        <draw:line draw:name="Straight Connector 267" draw:style-name="gr10" draw:text-style-name="P8" draw:layer="layout" svg:x1="5.536cm" svg:y1="14.292cm" svg:x2="6.637cm" svg:y2="13.178cm">
          <text:p/>
        </draw:line>
        <draw:line draw:name="Straight Connector 270" draw:style-name="gr10" draw:text-style-name="P8" draw:layer="layout" svg:x1="5.536cm" svg:y1="14.292cm" svg:x2="6.091cm" svg:y2="13.178cm">
          <text:p/>
        </draw:line>
        <draw:line draw:name="Straight Connector 271" draw:style-name="gr10" draw:text-style-name="P8" draw:layer="layout" svg:x1="7.152cm" svg:y1="14.312cm" svg:x2="8.803cm" svg:y2="13.185cm">
          <text:p/>
        </draw:line>
        <draw:line draw:name="Straight Connector 272" draw:style-name="gr10" draw:text-style-name="P8" draw:layer="layout" svg:x1="7.152cm" svg:y1="15.969cm" svg:x2="5.512cm" svg:y2="14.679cm">
          <text:p/>
        </draw:line>
        <draw:line draw:name="Straight Connector 273" draw:style-name="gr10" draw:text-style-name="P8" draw:layer="layout" svg:x1="7.152cm" svg:y1="15.969cm" svg:x2="13.8cm" svg:y2="14.696cm">
          <text:p/>
        </draw:line>
        <draw:line draw:name="Straight Connector 274" draw:style-name="gr10" draw:text-style-name="P8" draw:layer="layout" svg:x1="11.546cm" svg:y1="15.969cm" svg:x2="9.9cm" svg:y2="14.709cm">
          <text:p/>
        </draw:line>
        <draw:line draw:name="Straight Connector 279" draw:style-name="gr10" draw:text-style-name="P8" draw:layer="layout" svg:x1="11.546cm" svg:y1="15.969cm" svg:x2="11.548cm" svg:y2="14.679cm">
          <text:p/>
        </draw:line>
        <draw:line draw:name="Straight Connector 283" draw:style-name="gr10" draw:text-style-name="P8" draw:layer="layout" svg:x1="11.548cm" svg:y1="14.312cm" svg:x2="12.67cm" svg:y2="13.198cm">
          <text:p/>
        </draw:line>
        <draw:line draw:name="Straight Connector 284" draw:style-name="gr10" draw:text-style-name="P8" draw:layer="layout" svg:x1="11.548cm" svg:y1="14.312cm" svg:x2="12.123cm" svg:y2="13.198cm">
          <text:p/>
        </draw:line>
        <draw:line draw:name="Straight Connector 287" draw:style-name="gr10" draw:text-style-name="P8" draw:layer="layout" svg:x1="11.548cm" svg:y1="14.312cm" svg:x2="11.558cm" svg:y2="13.198cm">
          <text:p/>
        </draw:line>
        <draw:custom-shape draw:name="Rounded Rectangle 290" draw:style-name="gr14" draw:text-style-name="P2" draw:layer="layout" svg:width="0.525cm" svg:height="0.393cm" svg:x="9.111cm" svg:y="17.845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 Tree Demo" draw:style-name="dp1" draw:master-page-name="Default_20_2">
        <draw:custom-shape draw:name="Rectangle 70" draw:style-name="gr11" draw:text-style-name="P2" draw:layer="layout" svg:width="18.432cm" svg:height="2.011cm" svg:x="4.163cm" svg:y="10.37cm">
          <text:p/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uto Tree Demo</text:span></text:p>
          </draw:text-box>
        </draw:frame>
        <draw:custom-shape draw:name="Oval 85" draw:style-name="gr12" draw:text-style-name="P2" draw:layer="layout" svg:width="1.239cm" svg:height="1.248cm" svg:x="9.588cm" svg:y="7.835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12" draw:text-style-name="P2" draw:layer="layout" svg:width="1.239cm" svg:height="1.248cm" svg:x="7.366cm" svg:y="7.835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8" draw:style-name="gr12" draw:text-style-name="P2" draw:layer="layout" svg:width="1.239cm" svg:height="1.248cm" svg:x="20.635cm" svg:y="7.846cm">
          <text:p text:style-name="P7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2" draw:text-style-name="P2" draw:layer="layout" svg:width="1.239cm" svg:height="1.248cm" svg:x="5.199cm" svg:y="7.835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2" draw:text-style-name="P2" draw:layer="layout" svg:width="1.239cm" svg:height="1.248cm" svg:x="9.555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2" draw:text-style-name="P2" draw:layer="layout" svg:width="1.239cm" svg:height="1.248cm" svg:x="9.576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2" draw:text-style-name="P2" draw:layer="layout" svg:width="1.239cm" svg:height="1.248cm" svg:x="7.359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2" draw:text-style-name="P2" draw:layer="layout" svg:width="1.239cm" svg:height="1.248cm" svg:x="7.354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2" draw:text-style-name="P2" draw:layer="layout" svg:width="1.239cm" svg:height="1.248cm" svg:x="11.773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9" draw:style-name="gr13" draw:text-style-name="P8" draw:layer="layout" svg:x1="10.174cm" svg:y1="4.299cm" svg:x2="10.195cm" svg:y2="5.27cm">
          <text:p/>
        </draw:line>
        <draw:line draw:name="Straight Connector 130" draw:style-name="gr13" draw:text-style-name="P8" draw:layer="layout" svg:x1="10.613cm" svg:y1="4.116cm" svg:x2="12.392cm" svg:y2="5.27cm">
          <text:p/>
        </draw:line>
        <draw:line draw:name="Straight Connector 131" draw:style-name="gr13" draw:text-style-name="P8" draw:layer="layout" svg:x1="9.757cm" svg:y1="5.453cm" svg:x2="8.417cm" svg:y2="4.116cm">
          <text:p/>
        </draw:line>
        <draw:line draw:name="Straight Connector 132" draw:style-name="gr13" draw:text-style-name="P8" draw:layer="layout" svg:x1="9.736cm" svg:y1="4.116cm" svg:x2="8.412cm" svg:y2="5.453cm">
          <text:p/>
        </draw:line>
        <draw:line draw:name="Straight Connector 133" draw:style-name="gr13" draw:text-style-name="P8" draw:layer="layout" svg:x1="5.807cm" svg:y1="5.27cm" svg:x2="7.54cm" svg:y2="4.116cm">
          <text:p/>
        </draw:line>
        <draw:line draw:name="Straight Connector 134" draw:style-name="gr13" draw:text-style-name="P8" draw:layer="layout" svg:x1="7.978cm" svg:y1="4.299cm" svg:x2="7.974cm" svg:y2="5.27cm">
          <text:p/>
        </draw:line>
        <draw:line draw:name="Straight Connector 135" draw:style-name="gr13" draw:text-style-name="P8" draw:layer="layout" svg:x1="11.954cm" svg:y1="5.453cm" svg:x2="8.598cm" svg:y2="3.674cm">
          <text:p/>
        </draw:line>
        <draw:custom-shape draw:name="Oval 136" draw:style-name="gr12" draw:text-style-name="P2" draw:layer="layout" svg:width="1.239cm" svg:height="1.248cm" svg:x="5.187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7" draw:style-name="gr13" draw:text-style-name="P8" draw:layer="layout" svg:x1="6.245cm" svg:y1="5.453cm" svg:x2="9.554cm" svg:y2="3.674cm">
          <text:p/>
        </draw:line>
        <draw:line draw:name="Straight Connector 146" draw:style-name="gr13" draw:text-style-name="P8" draw:layer="layout" svg:x1="5.819cm" svg:y1="7.835cm" svg:x2="5.807cm" svg:y2="6.519cm">
          <text:p/>
        </draw:line>
        <draw:line draw:name="Straight Connector 150" draw:style-name="gr13" draw:text-style-name="P8" draw:layer="layout" svg:x1="6.258cm" svg:y1="8.017cm" svg:x2="14.204cm" svg:y2="6.336cm">
          <text:p/>
        </draw:line>
        <draw:line draw:name="Straight Connector 153" draw:style-name="gr13" draw:text-style-name="P8" draw:layer="layout" svg:x1="7.986cm" svg:y1="7.835cm" svg:x2="7.974cm" svg:y2="6.519cm">
          <text:p/>
        </draw:line>
        <draw:line draw:name="Straight Connector 154" draw:style-name="gr13" draw:text-style-name="P8" draw:layer="layout" svg:x1="8.424cm" svg:y1="8.017cm" svg:x2="16.37cm" svg:y2="6.336cm">
          <text:p/>
        </draw:line>
        <draw:line draw:name="Straight Connector 155" draw:style-name="gr13" draw:text-style-name="P8" draw:layer="layout" svg:x1="21.255cm" svg:y1="7.846cm" svg:x2="21.255cm" svg:y2="6.519cm">
          <text:p/>
        </draw:line>
        <draw:line draw:name="Straight Connector 156" draw:style-name="gr13" draw:text-style-name="P8" draw:layer="layout" svg:x1="10.646cm" svg:y1="8.017cm" svg:x2="18.598cm" svg:y2="6.336cm">
          <text:p/>
        </draw:line>
        <draw:line draw:name="Straight Connector 157" draw:style-name="gr13" draw:text-style-name="P8" draw:layer="layout" svg:x1="20.816cm" svg:y1="8.029cm" svg:x2="12.831cm" svg:y2="6.336cm">
          <text:p/>
        </draw:line>
        <draw:line draw:name="Straight Connector 165" draw:style-name="gr13" draw:text-style-name="P8" draw:layer="layout" svg:x1="10.207cm" svg:y1="7.835cm" svg:x2="10.195cm" svg:y2="6.519cm">
          <text:p/>
        </draw:line>
        <draw:custom-shape draw:name="Oval 171" draw:style-name="gr12" draw:text-style-name="P2" draw:layer="layout" svg:width="1.239cm" svg:height="1.248cm" svg:x="18.417cm" svg:y="7.841cm">
          <text:p text:style-name="P7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2" draw:style-name="gr12" draw:text-style-name="P2" draw:layer="layout" svg:width="1.239cm" svg:height="1.248cm" svg:x="16.189cm" svg:y="7.841cm">
          <text:p text:style-name="P7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3" draw:style-name="gr12" draw:text-style-name="P2" draw:layer="layout" svg:width="1.239cm" svg:height="1.248cm" svg:x="14.022cm" svg:y="7.841cm">
          <text:p text:style-name="P7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4" draw:style-name="gr13" draw:text-style-name="P8" draw:layer="layout" svg:x1="14.642cm" svg:y1="7.841cm" svg:x2="14.642cm" svg:y2="6.519cm">
          <text:p/>
        </draw:line>
        <draw:line draw:name="Straight Connector 175" draw:style-name="gr13" draw:text-style-name="P8" draw:layer="layout" svg:x1="16.809cm" svg:y1="7.841cm" svg:x2="16.809cm" svg:y2="6.519cm">
          <text:p/>
        </draw:line>
        <draw:line draw:name="Straight Connector 176" draw:style-name="gr13" draw:text-style-name="P8" draw:layer="layout" svg:x1="18.948cm" svg:y1="7.835cm" svg:x2="18.948cm" svg:y2="6.513cm">
          <text:p/>
        </draw:line>
        <draw:line draw:name="Straight Connector 177" draw:style-name="gr13" draw:text-style-name="P8" draw:layer="layout" svg:x1="14.204cm" svg:y1="8.024cm" svg:x2="6.245cm" svg:y2="6.336cm">
          <text:p/>
        </draw:line>
        <draw:line draw:name="Straight Connector 180" draw:style-name="gr13" draw:text-style-name="P8" draw:layer="layout" svg:x1="16.37cm" svg:y1="8.024cm" svg:x2="8.412cm" svg:y2="6.336cm">
          <text:p/>
        </draw:line>
        <draw:line draw:name="Straight Connector 181" draw:style-name="gr13" draw:text-style-name="P8" draw:layer="layout" svg:x1="18.598cm" svg:y1="8.024cm" svg:x2="10.634cm" svg:y2="6.336cm">
          <text:p/>
        </draw:line>
        <draw:custom-shape draw:name="Oval 120" draw:style-name="gr12" draw:text-style-name="P2" draw:layer="layout" svg:width="1.239cm" svg:height="1.248cm" svg:x="18.417cm" svg:y="3.051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1" draw:style-name="gr12" draw:text-style-name="P2" draw:layer="layout" svg:width="1.239cm" svg:height="1.248cm" svg:x="18.417cm" svg:y="5.27cm">
          <text:p text:style-name="P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12" draw:text-style-name="P2" draw:layer="layout" svg:width="1.239cm" svg:height="1.248cm" svg:x="16.194cm" svg:y="3.051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2" draw:text-style-name="P2" draw:layer="layout" svg:width="1.239cm" svg:height="1.248cm" svg:x="16.189cm" svg:y="5.27cm">
          <text:p text:style-name="P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2" draw:text-style-name="P2" draw:layer="layout" svg:width="1.239cm" svg:height="1.248cm" svg:x="20.635cm" svg:y="5.27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51" draw:style-name="gr13" draw:text-style-name="P8" draw:layer="layout" svg:x1="19.037cm" svg:y1="4.299cm" svg:x2="19.037cm" svg:y2="5.27cm">
          <text:p/>
        </draw:line>
        <draw:line draw:name="Straight Connector 152" draw:style-name="gr13" draw:text-style-name="P8" draw:layer="layout" svg:x1="19.475cm" svg:y1="4.116cm" svg:x2="21.255cm" svg:y2="5.27cm">
          <text:p/>
        </draw:line>
        <draw:line draw:name="Straight Connector 158" draw:style-name="gr13" draw:text-style-name="P8" draw:layer="layout" svg:x1="18.598cm" svg:y1="5.453cm" svg:x2="17.252cm" svg:y2="4.116cm">
          <text:p/>
        </draw:line>
        <draw:line draw:name="Straight Connector 159" draw:style-name="gr13" draw:text-style-name="P8" draw:layer="layout" svg:x1="18.598cm" svg:y1="4.116cm" svg:x2="17.247cm" svg:y2="5.453cm">
          <text:p/>
        </draw:line>
        <draw:line draw:name="Straight Connector 161" draw:style-name="gr13" draw:text-style-name="P8" draw:layer="layout" svg:x1="14.642cm" svg:y1="5.27cm" svg:x2="16.375cm" svg:y2="4.116cm">
          <text:p/>
        </draw:line>
        <draw:line draw:name="Straight Connector 178" draw:style-name="gr13" draw:text-style-name="P8" draw:layer="layout" svg:x1="16.813cm" svg:y1="4.299cm" svg:x2="16.809cm" svg:y2="5.27cm">
          <text:p/>
        </draw:line>
        <draw:line draw:name="Straight Connector 179" draw:style-name="gr13" draw:text-style-name="P8" draw:layer="layout" svg:x1="20.816cm" svg:y1="5.453cm" svg:x2="17.434cm" svg:y2="3.674cm">
          <text:p/>
        </draw:line>
        <draw:custom-shape draw:name="Oval 182" draw:style-name="gr12" draw:text-style-name="P2" draw:layer="layout" svg:width="1.239cm" svg:height="1.248cm" svg:x="14.022cm" svg:y="5.27cm">
          <text:p text:style-name="P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3" draw:style-name="gr13" draw:text-style-name="P8" draw:layer="layout" svg:x1="15.081cm" svg:y1="5.453cm" svg:x2="18.417cm" svg:y2="3.674cm">
          <text:p/>
        </draw:line>
        <draw:custom-shape draw:name="Oval 184" draw:style-name="gr12" draw:text-style-name="P2" draw:layer="layout" svg:width="1.239cm" svg:height="1.248cm" svg:x="11.773cm" svg:y="7.835cm">
          <text:p text:style-name="P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5" draw:style-name="gr13" draw:text-style-name="P8" draw:layer="layout" svg:x1="12.392cm" svg:y1="7.835cm" svg:x2="12.392cm" svg:y2="6.519cm">
          <text:p/>
        </draw:line>
        <draw:line draw:name="Straight Connector 186" draw:style-name="gr13" draw:text-style-name="P8" draw:layer="layout" svg:x1="12.831cm" svg:y1="8.017cm" svg:x2="20.816cm" svg:y2="6.336cm">
          <text:p/>
        </draw:line>
        <draw:custom-shape draw:name="Rounded Rectangle 278" draw:style-name="gr14" draw:text-style-name="P2" draw:layer="layout" svg:width="0.53cm" svg:height="0.366cm" svg:x="4.763cm" svg:y="17.859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2" draw:style-name="gr13" draw:text-style-name="P8" draw:layer="layout" svg:x1="5.819cm" svg:y1="9.083cm" svg:x2="4.993cm" svg:y2="9.709cm">
          <text:p/>
        </draw:line>
        <draw:line draw:name="Straight Connector 203" draw:style-name="gr13" draw:text-style-name="P8" draw:layer="layout" svg:x1="5.819cm" svg:y1="9.083cm" svg:x2="5.558cm" svg:y2="9.709cm">
          <text:p/>
        </draw:line>
        <draw:line draw:name="Straight Connector 204" draw:style-name="gr13" draw:text-style-name="P8" draw:layer="layout" svg:x1="5.819cm" svg:y1="9.083cm" svg:x2="6.105cm" svg:y2="9.709cm">
          <text:p/>
        </draw:line>
        <draw:line draw:name="Straight Connector 205" draw:style-name="gr13" draw:text-style-name="P8" draw:layer="layout" svg:x1="5.819cm" svg:y1="9.083cm" svg:x2="6.656cm" svg:y2="9.709cm">
          <text:p/>
        </draw:line>
        <draw:line draw:name="Straight Connector 162" draw:style-name="gr13" draw:text-style-name="P8" draw:layer="layout" svg:x1="7.991cm" svg:y1="9.083cm" svg:x2="7.165cm" svg:y2="9.709cm">
          <text:p/>
        </draw:line>
        <draw:line draw:name="Straight Connector 163" draw:style-name="gr13" draw:text-style-name="P8" draw:layer="layout" svg:x1="7.991cm" svg:y1="9.083cm" svg:x2="7.73cm" svg:y2="9.709cm">
          <text:p/>
        </draw:line>
        <draw:line draw:name="Straight Connector 249" draw:style-name="gr13" draw:text-style-name="P8" draw:layer="layout" svg:x1="7.991cm" svg:y1="9.083cm" svg:x2="8.276cm" svg:y2="9.709cm">
          <text:p/>
        </draw:line>
        <draw:line draw:name="Straight Connector 250" draw:style-name="gr13" draw:text-style-name="P8" draw:layer="layout" svg:x1="7.986cm" svg:y1="9.083cm" svg:x2="8.827cm" svg:y2="9.709cm">
          <text:p/>
        </draw:line>
        <draw:line draw:name="Straight Connector 258" draw:style-name="gr13" draw:text-style-name="P8" draw:layer="layout" svg:x1="10.202cm" svg:y1="9.096cm" svg:x2="9.376cm" svg:y2="9.722cm">
          <text:p/>
        </draw:line>
        <draw:line draw:name="Straight Connector 259" draw:style-name="gr13" draw:text-style-name="P8" draw:layer="layout" svg:x1="10.202cm" svg:y1="9.096cm" svg:x2="9.942cm" svg:y2="9.722cm">
          <text:p/>
        </draw:line>
        <draw:line draw:name="Straight Connector 261" draw:style-name="gr13" draw:text-style-name="P8" draw:layer="layout" svg:x1="10.202cm" svg:y1="9.096cm" svg:x2="10.488cm" svg:y2="9.722cm">
          <text:p/>
        </draw:line>
        <draw:line draw:name="Straight Connector 262" draw:style-name="gr13" draw:text-style-name="P8" draw:layer="layout" svg:x1="10.197cm" svg:y1="9.096cm" svg:x2="11.039cm" svg:y2="9.722cm">
          <text:p/>
        </draw:line>
        <draw:line draw:name="Straight Connector 268" draw:style-name="gr13" draw:text-style-name="P8" draw:layer="layout" svg:x1="12.409cm" svg:y1="9.096cm" svg:x2="11.582cm" svg:y2="9.722cm">
          <text:p/>
        </draw:line>
        <draw:line draw:name="Straight Connector 269" draw:style-name="gr13" draw:text-style-name="P8" draw:layer="layout" svg:x1="12.409cm" svg:y1="9.096cm" svg:x2="12.148cm" svg:y2="9.722cm">
          <text:p/>
        </draw:line>
        <draw:line draw:name="Straight Connector 275" draw:style-name="gr13" draw:text-style-name="P8" draw:layer="layout" svg:x1="12.409cm" svg:y1="9.096cm" svg:x2="12.694cm" svg:y2="9.722cm">
          <text:p/>
        </draw:line>
        <draw:line draw:name="Straight Connector 276" draw:style-name="gr13" draw:text-style-name="P8" draw:layer="layout" svg:x1="12.404cm" svg:y1="9.096cm" svg:x2="13.245cm" svg:y2="9.722cm">
          <text:p/>
        </draw:line>
        <draw:line draw:name="Straight Connector 285" draw:style-name="gr13" draw:text-style-name="P8" draw:layer="layout" svg:x1="14.651cm" svg:y1="9.096cm" svg:x2="13.825cm" svg:y2="9.722cm">
          <text:p/>
        </draw:line>
        <draw:line draw:name="Straight Connector 286" draw:style-name="gr13" draw:text-style-name="P8" draw:layer="layout" svg:x1="14.651cm" svg:y1="9.096cm" svg:x2="14.39cm" svg:y2="9.722cm">
          <text:p/>
        </draw:line>
        <draw:line draw:name="Straight Connector 288" draw:style-name="gr13" draw:text-style-name="P8" draw:layer="layout" svg:x1="14.651cm" svg:y1="9.096cm" svg:x2="14.936cm" svg:y2="9.722cm">
          <text:p/>
        </draw:line>
        <draw:line draw:name="Straight Connector 289" draw:style-name="gr13" draw:text-style-name="P8" draw:layer="layout" svg:x1="14.651cm" svg:y1="9.096cm" svg:x2="15.487cm" svg:y2="9.722cm">
          <text:p/>
        </draw:line>
        <draw:line draw:name="Straight Connector 314" draw:style-name="gr13" draw:text-style-name="P8" draw:layer="layout" svg:x1="16.822cm" svg:y1="9.096cm" svg:x2="15.996cm" svg:y2="9.722cm">
          <text:p/>
        </draw:line>
        <draw:line draw:name="Straight Connector 315" draw:style-name="gr13" draw:text-style-name="P8" draw:layer="layout" svg:x1="16.822cm" svg:y1="9.096cm" svg:x2="16.562cm" svg:y2="9.722cm">
          <text:p/>
        </draw:line>
        <draw:line draw:name="Straight Connector 317" draw:style-name="gr13" draw:text-style-name="P8" draw:layer="layout" svg:x1="16.822cm" svg:y1="9.096cm" svg:x2="17.108cm" svg:y2="9.722cm">
          <text:p/>
        </draw:line>
        <draw:line draw:name="Straight Connector 318" draw:style-name="gr13" draw:text-style-name="P8" draw:layer="layout" svg:x1="16.818cm" svg:y1="9.096cm" svg:x2="17.659cm" svg:y2="9.722cm">
          <text:p/>
        </draw:line>
        <draw:line draw:name="Straight Connector 304" draw:style-name="gr13" draw:text-style-name="P8" draw:layer="layout" svg:x1="19.034cm" svg:y1="9.109cm" svg:x2="18.208cm" svg:y2="9.734cm">
          <text:p/>
        </draw:line>
        <draw:line draw:name="Straight Connector 305" draw:style-name="gr13" draw:text-style-name="P8" draw:layer="layout" svg:x1="19.034cm" svg:y1="9.109cm" svg:x2="18.773cm" svg:y2="9.734cm">
          <text:p/>
        </draw:line>
        <draw:line draw:name="Straight Connector 308" draw:style-name="gr13" draw:text-style-name="P8" draw:layer="layout" svg:x1="19.034cm" svg:y1="9.109cm" svg:x2="19.319cm" svg:y2="9.734cm">
          <text:p/>
        </draw:line>
        <draw:line draw:name="Straight Connector 309" draw:style-name="gr13" draw:text-style-name="P8" draw:layer="layout" svg:x1="19.029cm" svg:y1="9.109cm" svg:x2="19.87cm" svg:y2="9.734cm">
          <text:p/>
        </draw:line>
        <draw:line draw:name="Straight Connector 294" draw:style-name="gr13" draw:text-style-name="P8" draw:layer="layout" svg:x1="21.24cm" svg:y1="9.109cm" svg:x2="20.414cm" svg:y2="9.734cm">
          <text:p/>
        </draw:line>
        <draw:line draw:name="Straight Connector 295" draw:style-name="gr13" draw:text-style-name="P8" draw:layer="layout" svg:x1="21.24cm" svg:y1="9.109cm" svg:x2="20.98cm" svg:y2="9.734cm">
          <text:p/>
        </draw:line>
        <draw:g draw:name="Group 64">
          <draw:custom-shape draw:name="Rounded Rectangle 167" draw:style-name="gr15" draw:text-style-name="P2" draw:layer="layout" svg:width="0.53cm" svg:height="0.562cm" svg:x="5.294cm" svg:y="9.709cm">
            <text:p text:style-name="P7"><text:span text:style-name="T1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7" draw:style-name="gr15" draw:text-style-name="P2" draw:layer="layout" svg:width="0.53cm" svg:height="0.562cm" svg:x="4.728cm" svg:y="9.709cm">
            <text:p text:style-name="P7"><text:span text:style-name="T1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8" draw:style-name="gr15" draw:text-style-name="P2" draw:layer="layout" svg:width="0.53cm" svg:height="0.562cm" svg:x="6.391cm" svg:y="9.709cm">
            <text:p text:style-name="P7"><text:span text:style-name="T1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89" draw:style-name="gr15" draw:text-style-name="P2" draw:layer="layout" svg:width="0.53cm" svg:height="0.562cm" svg:x="5.84cm" svg:y="9.709cm">
            <text:p text:style-name="P7"><text:span text:style-name="T14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6" draw:style-name="gr15" draw:text-style-name="P2" draw:layer="layout" svg:width="0.53cm" svg:height="0.562cm" svg:x="7.465cm" svg:y="9.709cm">
            <text:p text:style-name="P7"><text:span text:style-name="T14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69" draw:style-name="gr15" draw:text-style-name="P2" draw:layer="layout" svg:width="0.53cm" svg:height="0.562cm" svg:x="6.9cm" svg:y="9.709cm">
            <text:p text:style-name="P7"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70" draw:style-name="gr15" draw:text-style-name="P2" draw:layer="layout" svg:width="0.53cm" svg:height="0.562cm" svg:x="8.562cm" svg:y="9.709cm">
            <text:p text:style-name="P7"><text:span text:style-name="T14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36" draw:style-name="gr15" draw:text-style-name="P2" draw:layer="layout" svg:width="0.53cm" svg:height="0.562cm" svg:x="8.011cm" svg:y="9.709cm">
            <text:p text:style-name="P7"><text:span text:style-name="T14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3" draw:style-name="gr15" draw:text-style-name="P2" draw:layer="layout" svg:width="0.53cm" svg:height="0.562cm" svg:x="9.677cm" svg:y="9.722cm">
            <text:p text:style-name="P7"><text:span text:style-name="T14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4" draw:style-name="gr15" draw:text-style-name="P2" draw:layer="layout" svg:width="0.53cm" svg:height="0.562cm" svg:x="9.111cm" svg:y="9.722cm">
            <text:p text:style-name="P7"><text:span text:style-name="T14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5" draw:style-name="gr15" draw:text-style-name="P2" draw:layer="layout" svg:width="0.53cm" svg:height="0.562cm" svg:x="10.774cm" svg:y="9.722cm">
            <text:p text:style-name="P7"><text:span text:style-name="T14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66" draw:style-name="gr15" draw:text-style-name="P2" draw:layer="layout" svg:width="0.53cm" svg:height="0.562cm" svg:x="10.223cm" svg:y="9.722cm">
            <text:p text:style-name="P7"><text:span text:style-name="T14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77" draw:style-name="gr15" draw:text-style-name="P2" draw:layer="layout" svg:width="0.53cm" svg:height="0.562cm" svg:x="11.883cm" svg:y="9.722cm">
            <text:p text:style-name="P7"><text:span text:style-name="T13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0" draw:style-name="gr15" draw:text-style-name="P2" draw:layer="layout" svg:width="0.53cm" svg:height="0.562cm" svg:x="11.317cm" svg:y="9.722cm">
            <text:p text:style-name="P7"><text:span text:style-name="T14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1" draw:style-name="gr15" draw:text-style-name="P2" draw:layer="layout" svg:width="0.53cm" svg:height="0.562cm" svg:x="12.98cm" svg:y="9.722cm">
            <text:p text:style-name="P7"><text:span text:style-name="T14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82" draw:style-name="gr15" draw:text-style-name="P2" draw:layer="layout" svg:width="0.53cm" svg:height="0.562cm" svg:x="12.429cm" svg:y="9.722cm">
            <text:p text:style-name="P7"><text:span text:style-name="T14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3" draw:style-name="gr15" draw:text-style-name="P2" draw:layer="layout" svg:width="0.53cm" svg:height="0.562cm" svg:x="14.125cm" svg:y="9.722cm">
            <text:p text:style-name="P7"><text:span text:style-name="T14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4" draw:style-name="gr15" draw:text-style-name="P2" draw:layer="layout" svg:width="0.53cm" svg:height="0.562cm" svg:x="13.56cm" svg:y="9.722cm">
            <text:p text:style-name="P7"><text:span text:style-name="T14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5" draw:style-name="gr15" draw:text-style-name="P2" draw:layer="layout" svg:width="0.53cm" svg:height="0.562cm" svg:x="15.222cm" svg:y="9.722cm">
            <text:p text:style-name="P7"><text:span text:style-name="T13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6" draw:style-name="gr15" draw:text-style-name="P2" draw:layer="layout" svg:width="0.53cm" svg:height="0.562cm" svg:x="14.671cm" svg:y="9.722cm">
            <text:p text:style-name="P7"><text:span text:style-name="T13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9" draw:style-name="gr15" draw:text-style-name="P2" draw:layer="layout" svg:width="0.53cm" svg:height="0.562cm" svg:x="16.297cm" svg:y="9.722cm">
            <text:p text:style-name="P7"><text:span text:style-name="T14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0" draw:style-name="gr15" draw:text-style-name="P2" draw:layer="layout" svg:width="0.53cm" svg:height="0.562cm" svg:x="15.731cm" svg:y="9.722cm">
            <text:p text:style-name="P7"><text:span text:style-name="T14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1" draw:style-name="gr15" draw:text-style-name="P2" draw:layer="layout" svg:width="0.53cm" svg:height="0.562cm" svg:x="17.394cm" svg:y="9.722cm">
            <text:p text:style-name="P7"><text:span text:style-name="T14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22" draw:style-name="gr15" draw:text-style-name="P2" draw:layer="layout" svg:width="0.53cm" svg:height="0.562cm" svg:x="16.843cm" svg:y="9.722cm">
            <text:p text:style-name="P7"><text:span text:style-name="T14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0" draw:style-name="gr15" draw:text-style-name="P2" draw:layer="layout" svg:width="0.53cm" svg:height="0.562cm" svg:x="18.508cm" svg:y="9.735cm">
            <text:p text:style-name="P7"><text:span text:style-name="T14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1" draw:style-name="gr15" draw:text-style-name="P2" draw:layer="layout" svg:width="0.53cm" svg:height="0.562cm" svg:x="17.943cm" svg:y="9.735cm">
            <text:p text:style-name="P7"><text:span text:style-name="T13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2" draw:style-name="gr15" draw:text-style-name="P2" draw:layer="layout" svg:width="0.53cm" svg:height="0.562cm" svg:x="19.605cm" svg:y="9.735cm">
            <text:p text:style-name="P7"><text:span text:style-name="T14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13" draw:style-name="gr15" draw:text-style-name="P2" draw:layer="layout" svg:width="0.53cm" svg:height="0.562cm" svg:x="19.054cm" svg:y="9.735cm">
            <text:p text:style-name="P7"><text:span text:style-name="T13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0" draw:style-name="gr15" draw:text-style-name="P2" draw:layer="layout" svg:width="0.53cm" svg:height="0.562cm" svg:x="20.715cm" svg:y="9.735cm">
            <text:p text:style-name="P7"><text:span text:style-name="T13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1" draw:style-name="gr15" draw:text-style-name="P2" draw:layer="layout" svg:width="0.53cm" svg:height="0.562cm" svg:x="20.149cm" svg:y="9.735cm">
            <text:p text:style-name="P7"><text:span text:style-name="T13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2" draw:style-name="gr15" draw:text-style-name="P2" draw:layer="layout" svg:width="0.53cm" svg:height="0.562cm" svg:x="21.812cm" svg:y="9.735cm">
            <text:p text:style-name="P7"><text:span text:style-name="T14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3" draw:style-name="gr15" draw:text-style-name="P2" draw:layer="layout" svg:width="0.53cm" svg:height="0.562cm" svg:x="21.261cm" svg:y="9.735cm">
            <text:p text:style-name="P7"><text:span text:style-name="T14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Straight Connector 297" draw:style-name="gr13" draw:text-style-name="P8" draw:layer="layout" svg:x1="21.24cm" svg:y1="9.109cm" svg:x2="21.526cm" svg:y2="9.734cm">
          <text:p/>
        </draw:line>
        <draw:line draw:name="Straight Connector 298" draw:style-name="gr13" draw:text-style-name="P8" draw:layer="layout" svg:x1="21.235cm" svg:y1="9.109cm" svg:x2="22.077cm" svg:y2="9.734cm">
          <text:p/>
        </draw:line>
        <draw:custom-shape draw:name="Rounded Rectangle 327" draw:style-name="gr14" draw:text-style-name="P2" draw:layer="layout" svg:width="0.525cm" svg:height="0.393cm" svg:x="9.111cm" svg:y="10.406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9" draw:style-name="gr16" draw:text-style-name="P2" draw:layer="layout" svg:width="0.487cm" svg:height="0.366cm" svg:x="6.933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1" draw:style-name="gr16" draw:text-style-name="P2" draw:layer="layout" svg:width="0.544cm" svg:height="0.403cm" svg:x="11.298cm" svg:y="10.8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2" draw:style-name="gr17" draw:text-style-name="P2" draw:layer="layout" svg:width="0.485cm" svg:height="0.366cm" svg:x="5.294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3" draw:style-name="gr17" draw:text-style-name="P2" draw:layer="layout" svg:width="0.487cm" svg:height="0.366cm" svg:x="6.93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4" draw:style-name="gr17" draw:text-style-name="P2" draw:layer="layout" svg:width="0.564cm" svg:height="0.396cm" svg:x="9.64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5" draw:style-name="gr17" draw:text-style-name="P2" draw:layer="layout" svg:width="0.53cm" svg:height="0.383cm" svg:x="13.56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6" draw:style-name="gr17" draw:text-style-name="P2" draw:layer="layout" svg:width="0.508cm" svg:height="0.383cm" svg:x="15.753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7" draw:style-name="gr17" draw:text-style-name="P2" draw:layer="layout" svg:width="0.507cm" svg:height="0.383cm" svg:x="1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8" draw:style-name="gr17" draw:text-style-name="P2" draw:layer="layout" svg:width="0.517cm" svg:height="0.383cm" svg:x="20.162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9" draw:style-name="gr17" draw:text-style-name="P2" draw:layer="layout" svg:width="0.549cm" svg:height="0.366cm" svg:x="11.298cm" svg:y="11.224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0" draw:style-name="gr18" draw:text-style-name="P2" draw:layer="layout" svg:width="0.53cm" svg:height="0.499cm" svg:x="5.29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1" draw:style-name="gr18" draw:text-style-name="P2" draw:layer="layout" svg:width="0.53cm" svg:height="0.499cm" svg:x="4.728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2" draw:style-name="gr18" draw:text-style-name="P2" draw:layer="layout" svg:width="0.53cm" svg:height="0.499cm" svg:x="6.39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3" draw:style-name="gr18" draw:text-style-name="P2" draw:layer="layout" svg:width="0.53cm" svg:height="0.499cm" svg:x="5.84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4" draw:style-name="gr18" draw:text-style-name="P2" draw:layer="layout" svg:width="0.53cm" svg:height="0.499cm" svg:x="7.465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5" draw:style-name="gr18" draw:text-style-name="P2" draw:layer="layout" svg:width="0.53cm" svg:height="0.499cm" svg:x="6.9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6" draw:style-name="gr18" draw:text-style-name="P2" draw:layer="layout" svg:width="0.53cm" svg:height="0.499cm" svg:x="8.562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7" draw:style-name="gr18" draw:text-style-name="P2" draw:layer="layout" svg:width="0.53cm" svg:height="0.499cm" svg:x="8.011cm" svg:y="11.608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8" draw:style-name="gr18" draw:text-style-name="P2" draw:layer="layout" svg:width="0.53cm" svg:height="0.499cm" svg:x="9.67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9" draw:style-name="gr18" draw:text-style-name="P2" draw:layer="layout" svg:width="0.53cm" svg:height="0.499cm" svg:x="9.11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0" draw:style-name="gr18" draw:text-style-name="P2" draw:layer="layout" svg:width="0.53cm" svg:height="0.499cm" svg:x="10.77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1" draw:style-name="gr18" draw:text-style-name="P2" draw:layer="layout" svg:width="0.53cm" svg:height="0.499cm" svg:x="10.22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2" draw:style-name="gr18" draw:text-style-name="P2" draw:layer="layout" svg:width="0.53cm" svg:height="0.499cm" svg:x="11.88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3" draw:style-name="gr18" draw:text-style-name="P2" draw:layer="layout" svg:width="0.53cm" svg:height="0.499cm" svg:x="11.31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4" draw:style-name="gr18" draw:text-style-name="P2" draw:layer="layout" svg:width="0.53cm" svg:height="0.499cm" svg:x="12.98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5" draw:style-name="gr18" draw:text-style-name="P2" draw:layer="layout" svg:width="0.53cm" svg:height="0.499cm" svg:x="12.429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6" draw:style-name="gr18" draw:text-style-name="P2" draw:layer="layout" svg:width="0.53cm" svg:height="0.499cm" svg:x="14.125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7" draw:style-name="gr18" draw:text-style-name="P2" draw:layer="layout" svg:width="0.53cm" svg:height="0.499cm" svg:x="13.56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8" draw:style-name="gr18" draw:text-style-name="P2" draw:layer="layout" svg:width="0.53cm" svg:height="0.499cm" svg:x="15.222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9" draw:style-name="gr18" draw:text-style-name="P2" draw:layer="layout" svg:width="0.53cm" svg:height="0.499cm" svg:x="14.67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0" draw:style-name="gr18" draw:text-style-name="P2" draw:layer="layout" svg:width="0.53cm" svg:height="0.499cm" svg:x="16.297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1" draw:style-name="gr18" draw:text-style-name="P2" draw:layer="layout" svg:width="0.53cm" svg:height="0.499cm" svg:x="15.731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2" draw:style-name="gr18" draw:text-style-name="P2" draw:layer="layout" svg:width="0.53cm" svg:height="0.499cm" svg:x="17.394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3" draw:style-name="gr18" draw:text-style-name="P2" draw:layer="layout" svg:width="0.53cm" svg:height="0.499cm" svg:x="16.843cm" svg:y="11.62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4" draw:style-name="gr18" draw:text-style-name="P2" draw:layer="layout" svg:width="0.53cm" svg:height="0.499cm" svg:x="18.508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5" draw:style-name="gr18" draw:text-style-name="P2" draw:layer="layout" svg:width="0.53cm" svg:height="0.499cm" svg:x="17.943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6" draw:style-name="gr18" draw:text-style-name="P2" draw:layer="layout" svg:width="0.53cm" svg:height="0.499cm" svg:x="19.60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7" draw:style-name="gr18" draw:text-style-name="P2" draw:layer="layout" svg:width="0.53cm" svg:height="0.499cm" svg:x="19.054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8" draw:style-name="gr18" draw:text-style-name="P2" draw:layer="layout" svg:width="0.53cm" svg:height="0.499cm" svg:x="20.715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9" draw:style-name="gr18" draw:text-style-name="P2" draw:layer="layout" svg:width="0.53cm" svg:height="0.499cm" svg:x="20.149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0" draw:style-name="gr18" draw:text-style-name="P2" draw:layer="layout" svg:width="0.53cm" svg:height="0.499cm" svg:x="21.812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1" draw:style-name="gr18" draw:text-style-name="P2" draw:layer="layout" svg:width="0.53cm" svg:height="0.499cm" svg:x="21.261cm" svg:y="11.634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ine Callout 1 (Border and Accent Bar) 69" draw:style-name="gr19" draw:text-style-name="P2" draw:layer="layout" svg:width="1.694cm" svg:height="0.82cm" svg:x="1.851cm" svg:y="10.771cm">
          <text:p text:style-name="P13"><text:span text:style-name="T15">Service Processes</text:span></text:p>
          <draw:enhanced-geometry svg:viewBox="0 0 21600 21600" draw:type="mso-spt50" draw:modifiers="0 0 0 0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Rounded Rectangle 377" draw:style-name="gr16" draw:text-style-name="P2" draw:layer="layout" svg:width="0.544cm" svg:height="0.403cm" svg:x="11.274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9" draw:style-name="gr17" draw:text-style-name="P2" draw:layer="layout" svg:width="0.487cm" svg:height="0.366cm" svg:x="6.909cm" svg:y="14.39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7" draw:style-name="gr18" draw:text-style-name="P2" draw:layer="layout" svg:width="0.53cm" svg:height="0.499cm" svg:x="4.704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93" draw:style-name="gr18" draw:text-style-name="P2" draw:layer="layout" svg:width="0.53cm" svg:height="0.499cm" svg:x="7.987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0" draw:style-name="gr18" draw:text-style-name="P2" draw:layer="layout" svg:width="0.53cm" svg:height="0.499cm" svg:x="12.956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7" draw:style-name="gr18" draw:text-style-name="P2" draw:layer="layout" svg:width="0.53cm" svg:height="0.499cm" svg:x="15.70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08" draw:style-name="gr18" draw:text-style-name="P2" draw:layer="layout" svg:width="0.53cm" svg:height="0.499cm" svg:x="17.3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8" draw:style-name="gr14" draw:text-style-name="P2" draw:layer="layout" svg:width="0.53cm" svg:height="0.366cm" svg:x="4.706cm" svg:y="10.433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91" draw:style-name="gr20" draw:text-style-name="P8" draw:layer="layout" svg:x1="6.921cm" svg:y1="5.592cm" svg:x2="6.875cm" svg:y2="18.364cm">
          <text:p/>
        </draw:line>
        <draw:line draw:name="Straight Connector 423" draw:style-name="gr20" draw:text-style-name="P8" draw:layer="layout" svg:x1="9.105cm" svg:y1="5.592cm" svg:x2="9.059cm" svg:y2="18.364cm">
          <text:p/>
        </draw:line>
        <draw:line draw:name="Straight Connector 424" draw:style-name="gr20" draw:text-style-name="P8" draw:layer="layout" svg:x1="11.308cm" svg:y1="5.592cm" svg:x2="11.262cm" svg:y2="18.364cm">
          <text:p/>
        </draw:line>
        <draw:line draw:name="Straight Connector 425" draw:style-name="gr20" draw:text-style-name="P8" draw:layer="layout" svg:x1="13.541cm" svg:y1="5.592cm" svg:x2="13.495cm" svg:y2="18.364cm">
          <text:p/>
        </draw:line>
        <draw:line draw:name="Straight Connector 426" draw:style-name="gr20" draw:text-style-name="P8" draw:layer="layout" svg:x1="15.742cm" svg:y1="5.592cm" svg:x2="15.696cm" svg:y2="18.364cm">
          <text:p/>
        </draw:line>
        <draw:line draw:name="Straight Connector 427" draw:style-name="gr20" draw:text-style-name="P8" draw:layer="layout" svg:x1="17.944cm" svg:y1="5.592cm" svg:x2="17.898cm" svg:y2="18.364cm">
          <text:p/>
        </draw:line>
        <draw:line draw:name="Straight Connector 428" draw:style-name="gr20" draw:text-style-name="P8" draw:layer="layout" svg:x1="20.121cm" svg:y1="5.592cm" svg:x2="20.075cm" svg:y2="18.364cm">
          <text:p/>
        </draw:line>
        <draw:line draw:name="Straight Connector 429" draw:style-name="gr10" draw:text-style-name="P8" draw:layer="layout" svg:x1="7.152cm" svg:y1="14.39cm" svg:x2="7.14cm" svg:y2="13.185cm">
          <text:p/>
        </draw:line>
        <draw:line draw:name="Straight Connector 72" draw:style-name="gr10" draw:text-style-name="P8" draw:layer="layout" svg:x1="5.028cm" svg:y1="17.858cm" svg:x2="11.546cm" svg:y2="16.373cm">
          <text:p/>
        </draw:line>
        <draw:line draw:name="Straight Connector 420" draw:style-name="gr10" draw:text-style-name="P8" draw:layer="layout" svg:x1="7.152cm" svg:y1="14.39cm" svg:x2="8.252cm" svg:y2="13.185cm">
          <text:p/>
        </draw:line>
        <draw:line draw:name="Straight Connector 421" draw:style-name="gr10" draw:text-style-name="P8" draw:layer="layout" svg:x1="11.548cm" svg:y1="14.312cm" svg:x2="13.221cm" svg:y2="13.198cm">
          <text:p/>
        </draw:line>
        <draw:line draw:name="Straight Connector 422" draw:style-name="gr10" draw:text-style-name="P8" draw:layer="layout" svg:x1="7.152cm" svg:y1="14.39cm" svg:x2="17.634cm" svg:y2="13.198cm">
          <text:p/>
        </draw:line>
        <draw:line draw:name="Straight Connector 435" draw:style-name="gr10" draw:text-style-name="P8" draw:layer="layout" svg:x1="7.152cm" svg:y1="14.39cm" svg:x2="15.972cm" svg:y2="13.198cm">
          <text:p/>
        </draw:line>
        <draw:custom-shape draw:name="Rounded Rectangle 190" draw:style-name="gr16" draw:text-style-name="P2" draw:layer="layout" svg:width="0.487cm" svg:height="0.366cm" svg:x="6.909cm" svg:y="15.97cm">
          <text:p text:style-name="P7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194" draw:style-name="gr10" draw:text-style-name="P8" draw:layer="layout" svg:x1="5.07cm" svg:y1="17.858cm" svg:x2="7.152cm" svg:y2="16.336cm">
          <text:p/>
        </draw:line>
        <draw:line draw:name="Straight Connector 196" draw:style-name="gr10" draw:text-style-name="P8" draw:layer="layout" svg:x1="7.152cm" svg:y1="15.969cm" svg:x2="7.152cm" svg:y2="14.757cm">
          <text:p/>
        </draw:line>
        <draw:custom-shape draw:name="Rounded Rectangle 193" draw:style-name="gr17" draw:text-style-name="P2" draw:layer="layout" svg:width="0.507cm" svg:height="0.383cm" svg:x="17.976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5" draw:style-name="gr17" draw:text-style-name="P2" draw:layer="layout" svg:width="0.517cm" svg:height="0.383cm" svg:x="20.138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7" draw:style-name="gr18" draw:text-style-name="P2" draw:layer="layout" svg:width="0.53cm" svg:height="0.499cm" svg:x="5.815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8" draw:style-name="gr18" draw:text-style-name="P2" draw:layer="layout" svg:width="0.53cm" svg:height="0.499cm" svg:x="10.74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99" draw:style-name="gr18" draw:text-style-name="P2" draw:layer="layout" svg:width="0.53cm" svg:height="0.499cm" svg:x="19.03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0" draw:style-name="gr18" draw:text-style-name="P2" draw:layer="layout" svg:width="0.53cm" svg:height="0.499cm" svg:x="20.69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1" draw:style-name="gr18" draw:text-style-name="P2" draw:layer="layout" svg:width="0.53cm" svg:height="0.499cm" svg:x="20.125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6" draw:style-name="gr18" draw:text-style-name="P2" draw:layer="layout" svg:width="0.53cm" svg:height="0.499cm" svg:x="21.787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7" draw:style-name="gr18" draw:text-style-name="P2" draw:layer="layout" svg:width="0.53cm" svg:height="0.499cm" svg:x="21.236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08" draw:style-name="gr10" draw:text-style-name="P8" draw:layer="layout" svg:x1="20.348cm" svg:y1="14.325cm" svg:x2="20.337cm" svg:y2="13.211cm">
          <text:p/>
        </draw:line>
        <draw:line draw:name="Straight Connector 209" draw:style-name="gr10" draw:text-style-name="P8" draw:layer="layout" svg:x1="20.396cm" svg:y1="14.312cm" svg:x2="20.98cm" svg:y2="13.24cm">
          <text:p/>
        </draw:line>
        <draw:line draw:name="Straight Connector 210" draw:style-name="gr10" draw:text-style-name="P8" draw:layer="layout" svg:x1="20.396cm" svg:y1="14.312cm" svg:x2="21.501cm" svg:y2="13.253cm">
          <text:p/>
        </draw:line>
        <draw:line draw:name="Straight Connector 211" draw:style-name="gr10" draw:text-style-name="P8" draw:layer="layout" svg:x1="20.396cm" svg:y1="14.312cm" svg:x2="22.052cm" svg:y2="13.211cm">
          <text:p/>
        </draw:line>
        <draw:line draw:name="Straight Connector 212" draw:style-name="gr10" draw:text-style-name="P8" draw:layer="layout" svg:x1="11.546cm" svg:y1="15.969cm" svg:x2="20.396cm" svg:y2="14.696cm">
          <text:p/>
        </draw:line>
        <draw:line draw:name="Straight Connector 213" draw:style-name="gr10" draw:text-style-name="P8" draw:layer="layout" svg:x1="18.229cm" svg:y1="14.312cm" svg:x2="18.749cm" svg:y2="13.211cm">
          <text:p/>
        </draw:line>
        <draw:line draw:name="Straight Connector 216" draw:style-name="gr10" draw:text-style-name="P8" draw:layer="layout" svg:x1="18.229cm" svg:y1="14.696cm" svg:x2="11.546cm" svg:y2="15.969cm">
          <text:p/>
        </draw:line>
        <draw:line draw:name="Straight Connector 219" draw:style-name="gr10" draw:text-style-name="P8" draw:layer="layout" svg:x1="18.229cm" svg:y1="14.312cm" svg:x2="19.295cm" svg:y2="13.211cm">
          <text:p/>
        </draw:line>
        <draw:line draw:name="Straight Connector 222" draw:style-name="gr10" draw:text-style-name="P8" draw:layer="layout" svg:x1="7.152cm" svg:y1="14.39cm" svg:x2="7.706cm" svg:y2="13.185cm">
          <text:p/>
        </draw:line>
        <draw:custom-shape draw:name="Rounded Rectangle 214" draw:style-name="gr18" draw:text-style-name="P2" draw:layer="layout" svg:width="0.53cm" svg:height="0.499cm" svg:x="5.269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5" draw:style-name="gr18" draw:text-style-name="P2" draw:layer="layout" svg:width="0.53cm" svg:height="0.499cm" svg:x="6.366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7" draw:style-name="gr18" draw:text-style-name="P2" draw:layer="layout" svg:width="0.53cm" svg:height="0.499cm" svg:x="7.441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8" draw:style-name="gr18" draw:text-style-name="P2" draw:layer="layout" svg:width="0.53cm" svg:height="0.499cm" svg:x="6.875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0" draw:style-name="gr18" draw:text-style-name="P2" draw:layer="layout" svg:width="0.53cm" svg:height="0.499cm" svg:x="8.538cm" svg:y="12.686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1" draw:style-name="gr18" draw:text-style-name="P2" draw:layer="layout" svg:width="0.53cm" svg:height="0.499cm" svg:x="9.652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3" draw:style-name="gr18" draw:text-style-name="P2" draw:layer="layout" svg:width="0.53cm" svg:height="0.499cm" svg:x="9.08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4" draw:style-name="gr18" draw:text-style-name="P2" draw:layer="layout" svg:width="0.53cm" svg:height="0.499cm" svg:x="10.198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5" draw:style-name="gr18" draw:text-style-name="P2" draw:layer="layout" svg:width="0.53cm" svg:height="0.499cm" svg:x="11.85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6" draw:style-name="gr18" draw:text-style-name="P2" draw:layer="layout" svg:width="0.53cm" svg:height="0.499cm" svg:x="11.293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7" draw:style-name="gr18" draw:text-style-name="P2" draw:layer="layout" svg:width="0.53cm" svg:height="0.499cm" svg:x="12.405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8" draw:style-name="gr18" draw:text-style-name="P2" draw:layer="layout" svg:width="0.53cm" svg:height="0.499cm" svg:x="14.101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9" draw:style-name="gr18" draw:text-style-name="P2" draw:layer="layout" svg:width="0.53cm" svg:height="0.499cm" svg:x="13.535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0" draw:style-name="gr18" draw:text-style-name="P2" draw:layer="layout" svg:width="0.53cm" svg:height="0.499cm" svg:x="15.198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1" draw:style-name="gr18" draw:text-style-name="P2" draw:layer="layout" svg:width="0.53cm" svg:height="0.499cm" svg:x="14.647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2" draw:style-name="gr18" draw:text-style-name="P2" draw:layer="layout" svg:width="0.53cm" svg:height="0.499cm" svg:x="16.272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3" draw:style-name="gr18" draw:text-style-name="P2" draw:layer="layout" svg:width="0.53cm" svg:height="0.499cm" svg:x="16.819cm" svg:y="12.699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4" draw:style-name="gr18" draw:text-style-name="P2" draw:layer="layout" svg:width="0.53cm" svg:height="0.499cm" svg:x="18.484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5" draw:style-name="gr18" draw:text-style-name="P2" draw:layer="layout" svg:width="0.53cm" svg:height="0.499cm" svg:x="17.918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7" draw:style-name="gr18" draw:text-style-name="P2" draw:layer="layout" svg:width="0.53cm" svg:height="0.499cm" svg:x="19.581cm" svg:y="12.711cm">
          <text:p text:style-name="P7"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8" draw:style-name="gr17" draw:text-style-name="P2" draw:layer="layout" svg:width="0.485cm" svg:height="0.366cm" svg:x="5.269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9" draw:style-name="gr17" draw:text-style-name="P2" draw:layer="layout" svg:width="0.564cm" svg:height="0.396cm" svg:x="9.618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40" draw:style-name="gr17" draw:text-style-name="P2" draw:layer="layout" svg:width="0.53cm" svg:height="0.383cm" svg:x="13.535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41" draw:style-name="gr17" draw:text-style-name="P2" draw:layer="layout" svg:width="0.549cm" svg:height="0.366cm" svg:x="11.274cm" svg:y="14.313cm">
          <text:p text:style-name="P7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242" draw:style-name="gr10" draw:text-style-name="P8" draw:layer="layout" svg:x1="18.229cm" svg:y1="14.312cm" svg:x2="19.846cm" svg:y2="13.211cm">
          <text:p/>
        </draw:line>
        <draw:line draw:name="Straight Connector 243" draw:style-name="gr10" draw:text-style-name="P8" draw:layer="layout" svg:x1="18.229cm" svg:y1="14.312cm" svg:x2="18.183cm" svg:y2="13.211cm">
          <text:p/>
        </draw:line>
        <draw:line draw:name="Straight Connector 244" draw:style-name="gr10" draw:text-style-name="P8" draw:layer="layout" svg:x1="7.152cm" svg:y1="14.39cm" svg:x2="17.083cm" svg:y2="13.198cm">
          <text:p/>
        </draw:line>
        <draw:line draw:name="Straight Connector 245" draw:style-name="gr10" draw:text-style-name="P8" draw:layer="layout" svg:x1="7.152cm" svg:y1="14.39cm" svg:x2="16.537cm" svg:y2="13.198cm">
          <text:p/>
        </draw:line>
        <draw:line draw:name="Straight Connector 247" draw:style-name="gr10" draw:text-style-name="P8" draw:layer="layout" svg:x1="13.79cm" svg:y1="14.3cm" svg:x2="15.442cm" svg:y2="13.185cm">
          <text:p/>
        </draw:line>
        <draw:line draw:name="Straight Connector 248" draw:style-name="gr10" draw:text-style-name="P8" draw:layer="layout" svg:x1="13.79cm" svg:y1="14.3cm" svg:x2="13.779cm" svg:y2="13.185cm">
          <text:p/>
        </draw:line>
        <draw:line draw:name="Straight Connector 251" draw:style-name="gr10" draw:text-style-name="P8" draw:layer="layout" svg:x1="13.79cm" svg:y1="14.3cm" svg:x2="14.891cm" svg:y2="13.185cm">
          <text:p/>
        </draw:line>
        <draw:line draw:name="Straight Connector 252" draw:style-name="gr10" draw:text-style-name="P8" draw:layer="layout" svg:x1="13.79cm" svg:y1="14.3cm" svg:x2="14.345cm" svg:y2="13.185cm">
          <text:p/>
        </draw:line>
        <draw:line draw:name="Straight Connector 253" draw:style-name="gr10" draw:text-style-name="P8" draw:layer="layout" svg:x1="9.888cm" svg:y1="14.292cm" svg:x2="9.352cm" svg:y2="13.198cm">
          <text:p/>
        </draw:line>
        <draw:line draw:name="Straight Connector 254" draw:style-name="gr10" draw:text-style-name="P8" draw:layer="layout" svg:x1="9.888cm" svg:y1="14.292cm" svg:x2="9.877cm" svg:y2="13.178cm">
          <text:p/>
        </draw:line>
        <draw:line draw:name="Straight Connector 255" draw:style-name="gr10" draw:text-style-name="P8" draw:layer="layout" svg:x1="9.888cm" svg:y1="14.292cm" svg:x2="10.988cm" svg:y2="13.178cm">
          <text:p/>
        </draw:line>
        <draw:line draw:name="Straight Connector 256" draw:style-name="gr10" draw:text-style-name="P8" draw:layer="layout" svg:x1="9.888cm" svg:y1="14.292cm" svg:x2="10.442cm" svg:y2="13.178cm">
          <text:p/>
        </draw:line>
        <draw:line draw:name="Straight Connector 257" draw:style-name="gr10" draw:text-style-name="P8" draw:layer="layout" svg:x1="5.536cm" svg:y1="14.292cm" svg:x2="5cm" svg:y2="13.198cm">
          <text:p/>
        </draw:line>
        <draw:line draw:name="Straight Connector 260" draw:style-name="gr10" draw:text-style-name="P8" draw:layer="layout" svg:x1="5.536cm" svg:y1="14.292cm" svg:x2="5.525cm" svg:y2="13.178cm">
          <text:p/>
        </draw:line>
        <draw:line draw:name="Straight Connector 267" draw:style-name="gr10" draw:text-style-name="P8" draw:layer="layout" svg:x1="5.536cm" svg:y1="14.292cm" svg:x2="6.637cm" svg:y2="13.178cm">
          <text:p/>
        </draw:line>
        <draw:line draw:name="Straight Connector 270" draw:style-name="gr10" draw:text-style-name="P8" draw:layer="layout" svg:x1="5.536cm" svg:y1="14.292cm" svg:x2="6.091cm" svg:y2="13.178cm">
          <text:p/>
        </draw:line>
        <draw:line draw:name="Straight Connector 271" draw:style-name="gr10" draw:text-style-name="P8" draw:layer="layout" svg:x1="7.152cm" svg:y1="14.39cm" svg:x2="8.803cm" svg:y2="13.185cm">
          <text:p/>
        </draw:line>
        <draw:line draw:name="Straight Connector 272" draw:style-name="gr10" draw:text-style-name="P8" draw:layer="layout" svg:x1="7.152cm" svg:y1="15.969cm" svg:x2="5.512cm" svg:y2="14.679cm">
          <text:p/>
        </draw:line>
        <draw:line draw:name="Straight Connector 273" draw:style-name="gr10" draw:text-style-name="P8" draw:layer="layout" svg:x1="7.152cm" svg:y1="15.969cm" svg:x2="13.8cm" svg:y2="14.696cm">
          <text:p/>
        </draw:line>
        <draw:line draw:name="Straight Connector 274" draw:style-name="gr10" draw:text-style-name="P8" draw:layer="layout" svg:x1="11.546cm" svg:y1="15.969cm" svg:x2="9.9cm" svg:y2="14.709cm">
          <text:p/>
        </draw:line>
        <draw:line draw:name="Straight Connector 279" draw:style-name="gr10" draw:text-style-name="P8" draw:layer="layout" svg:x1="11.546cm" svg:y1="15.969cm" svg:x2="11.548cm" svg:y2="14.679cm">
          <text:p/>
        </draw:line>
        <draw:line draw:name="Straight Connector 283" draw:style-name="gr10" draw:text-style-name="P8" draw:layer="layout" svg:x1="11.548cm" svg:y1="14.312cm" svg:x2="12.67cm" svg:y2="13.198cm">
          <text:p/>
        </draw:line>
        <draw:line draw:name="Straight Connector 284" draw:style-name="gr10" draw:text-style-name="P8" draw:layer="layout" svg:x1="11.548cm" svg:y1="14.312cm" svg:x2="12.123cm" svg:y2="13.198cm">
          <text:p/>
        </draw:line>
        <draw:line draw:name="Straight Connector 287" draw:style-name="gr10" draw:text-style-name="P8" draw:layer="layout" svg:x1="11.548cm" svg:y1="14.312cm" svg:x2="11.558cm" svg:y2="13.198cm">
          <text:p/>
        </draw:line>
        <draw:custom-shape draw:name="Rounded Rectangle 290" draw:style-name="gr14" draw:text-style-name="P2" draw:layer="layout" svg:width="0.525cm" svg:height="0.393cm" svg:x="9.111cm" svg:y="17.845cm">
          <text:p text:style-name="P7"><text:span text:style-name="T13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eting 1" draw:style-name="dp1" draw:master-page-name="Default_20_1">
        <draw:frame draw:name="Title 3" presentation:style-name="pr4" draw:text-style-name="P2" draw:layer="layout" svg:width="21.589cm" svg:height="3.315cm" svg:x="2.006cm" svg:y="10.042cm" presentation:class="title" presentation:user-transformed="true">
          <draw:text-box>
            <text:p text:style-name="P5"><text:span text:style-name="T4">Meeting 1</text:span></text:p>
          </draw:text-box>
        </draw:frame>
        <draw:frame draw:name="Text Placeholder 4" presentation:style-name="pr5" draw:text-style-name="P2" draw:layer="layout" svg:width="21.589cm" svg:height="2.915cm" svg:x="2.006cm" svg:y="13.946cm" presentation:class="outline" presentation:user-transformed="true">
          <draw:text-box>
            <text:list text:style-name="L4">
              <text:list-item>
                <text:p text:style-name="P6"><text:span text:style-name="T5">5 Jul 20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age Assumptions" draw:style-name="dp1" draw:master-page-name="Default_20_2">
        <draw:frame draw:name="Content Placeholder 1" presentation:style-name="pr9" draw:text-style-name="P2" draw:layer="layout" svg:width="23.823cm" svg:height="14.989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Single distributed job as well as many jobs usage models</text:span></text:p>
              </text:list-item>
              <text:list-item>
                <text:p text:style-name="P4"><text:span text:style-name="T9">Many nodes register to receive in/out ports and MCG Reports</text:span></text:p>
              </text:list-item>
              <text:list-item>
                <text:p text:style-name="P4"><text:span text:style-name="T9">MC registrations by all nodes</text:span></text:p>
              </text:list-item>
              <text:list-item>
                <text:p text:style-name="P4"><text:span text:style-name="T9">Topologies may require multiple SLs and PR=(src, dst)</text:span></text:p>
              </text:list-item>
              <text:list-item>
                <text:p text:style-name="P4"><text:span text:style-name="T9">QoS may require PR=f(src,dst,qosLevel)</text:span></text:p>
              </text:list-item>
            </text:list>
            <text:p text:style-name="P4"><text:span text:style-name="T9"/></text:p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Usage 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rchitecture Principles" draw:style-name="dp1" draw:master-page-name="Default_20_2">
        <draw:frame draw:name="Content Placeholder 1" presentation:style-name="pr10" draw:text-style-name="P2" draw:layer="layout" svg:width="23.823cm" svg:height="23.474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Information distributed from SM to SA-Agent on all nod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Hierarchically, incrementally and with fault tolerance</text:span></text:p>
                  </text:list-item>
                  <text:list-item>
                    <text:p text:style-name="P10"><text:span text:style-name="T10">Includes topology, NodeDesc, SM configuration</text:span></text:p>
                  </text:list-item>
                  <text:list-item>
                    <text:p text:style-name="P10"><text:span text:style-name="T10">But not the SLtoVLMappingTables and LFT’s – due to their size – OPEN PROBLEM</text:span></text:p>
                  </text:list-item>
                </text:list>
              </text:list-item>
            </text:list>
            <text:p text:style-name="P14"><text:span text:style-name="T10"/></text:p>
            <text:list text:style-name="L8">
              <text:list-item>
                <text:p text:style-name="P4"><text:span text:style-name="T9">SA-Agent functionality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Name to LID lookup (DNS and ARP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1">Based on NodeDesc format</text:span></text:p>
                      </text:list-item>
                    </text:list>
                  </text:list-item>
                  <text:list-item>
                    <text:p text:style-name="P10"><text:span text:style-name="T16">PR calculation algorithms exist on each node SA-Agent</text:span></text:p>
                    <text:list>
                      <text:list-item>
                        <text:p text:style-name="P12"><text:span text:style-name="T11">Multiple algorithms selectable by SM config</text:span></text:p>
                      </text:list-item>
                    </text:list>
                  </text:list-item>
                  <text:list-item>
                    <text:p text:style-name="P10"><text:span text:style-name="T16">InformInfo registration performed through the agent </text:span></text:p>
                    <text:list>
                      <text:list-item>
                        <text:p text:style-name="P12"><text:span text:style-name="T11">Coalesce the registrations up the tree</text:span></text:p>
                      </text:list-item>
                    </text:list>
                  </text:list-item>
                  <text:list-item>
                    <text:p text:style-name="P10"><text:span text:style-name="T16">Report generation </text:span></text:p>
                    <text:list>
                      <text:list-item>
                        <text:p text:style-name="P12"><text:span text:style-name="T11">UnPath/Repath using the PR algorithm</text:span></text:p>
                      </text:list-item>
                      <text:list-item>
                        <text:p text:style-name="P12"><text:span text:style-name="T11">In/Out by the topology</text:span></text:p>
                      </text:list-item>
                    </text:list>
                  </text:list-item>
                  <text:list-item>
                    <text:p text:style-name="P10"><text:span text:style-name="T16">Topology service</text:span></text:p>
                    <text:list>
                      <text:list-item>
                        <text:p text:style-name="P12"><text:span text:style-name="T11">Provides network links information to clients without breaking security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1"/></text:p>
            <text:list text:continue-numbering="true" text:style-name="L7">
              <text:list-item>
                <text:p text:style-name="P4"><text:span text:style-name="T9">NOTE: MCMember, Service and arbitrary SA queries still goes to SA</text:span></text:p>
              </text:list-item>
            </text:list>
            <text:p text:style-name="P11"><text:span text:style-name="T11"/></text:p>
            <text:p text:style-name="P4"><text:span text:style-name="T9"/></text:p>
            <text:p text:style-name="P4"><text:span text:style-name="T9"/></text:p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Architecture 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mitations" draw:style-name="dp1" draw:master-page-name="Default_20_2">
        <draw:frame draw:name="Content Placeholder 1" presentation:style-name="pr9" draw:text-style-name="P2" draw:layer="layout" svg:width="23.823cm" svg:height="14.989cm" svg:x="0.941cm" svg:y="2.869cm" presentation:class="outline" presentation:user-transformed="true">
          <draw:text-box>
            <text:list text:style-name="L3">
              <text:list-item>
                <text:p text:style-name="P4"><text:span text:style-name="T9">SMDB size is too big if SL2VL and LFTs are include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Over 384M LFTs (MFTs not calculated) and over 80M of SL2VLMappingTabl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1">8K LFTs @ 48K bytes each = 384M</text:span></text:p>
                      </text:list-item>
                      <text:list-item>
                        <text:p text:style-name="P12"><text:span text:style-name="T11">37*36*8 for each switch = 10K/switch = another 80M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9"/></text:p>
            <text:list text:continue-numbering="true" text:style-name="L7">
              <text:list-item>
                <text:p text:style-name="P4"><text:span text:style-name="T9">Since we cannot send the LFTs PR can not be depending on exact path through the network</text:span></text:p>
                <text:list>
                  <text:list-item>
                    <text:p text:style-name="P10"><text:span text:style-name="T10">So heterogeneous topologies (in terms of MTU and Rate) are problematic</text:span></text:p>
                  </text:list-item>
                  <text:list-item>
                    <text:p text:style-name="P10"><text:span text:style-name="T10">But Rate is CC controlled and MTU is really either 2K or 4K</text:span></text:p>
                  </text:list-item>
                </text:list>
              </text:list-item>
            </text:list>
            <text:p text:style-name="P14"><text:span text:style-name="T10"/></text:p>
          </draw:text-box>
        </draw:frame>
        <draw:frame draw:name="Title 2" presentation:style-name="pr7" draw:text-style-name="P2" draw:layer="layout" svg:width="20.482cm" svg:height="2.172cm" svg:x="0.988cm" svg:y="0cm" presentation:class="title" presentation:user-transformed="true">
          <draw:text-box>
            <text:p text:style-name="P1"><text:span text:style-name="T6">Limi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ANK YOU" draw:style-name="dp1" draw:master-page-name="Default_20_1">
        <draw:frame draw:name="Rectangle 2" presentation:style-name="pr4" draw:text-style-name="P2" draw:layer="layout" svg:width="21.589cm" svg:height="1.82cm" svg:x="2.006cm" svg:y="10.173cm" presentation:class="title" presentation:user-transformed="true">
          <draw:text-box>
            <text:p text:style-name="P15"><text:span text:style-name="T17">THANK YOU</text:span></text:p>
          </draw:text-box>
        </draw:frame>
        <presentation:notes draw:style-name="dp3">
          <draw:frame draw:name="Rectangle 7" presentation:style-name="pr11" draw:text-style-name="P17" draw:layer="layout" svg:width="0.001cm" svg:height="0.001cm" svg:x="0cm" svg:y="0cm" presentation:class="page-number">
            <draw:text-box>
              <text:p text:style-name="P16"><text:span text:style-name="T18"><text:page-number>&lt;number&gt;</text:page-number></text:span></text:p>
            </draw:text-box>
          </draw:frame>
          <draw:page-thumbnail draw:name="Rectangle 2" draw:style-name="gr2" draw:layer="layout" svg:width="0cm" svg:height="0cm" svg:x="0cm" svg:y="0cm" draw:page-number="21" presentation:class="page"/>
          <draw:frame draw:name="Rectangle 3" presentation:style-name="pr1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ffc9b4" draw:end-color="#fff0ea" draw:start-intensity="100%" draw:end-intensity="100%" draw:angle="1800" draw:border="0%"/>
    <draw:gradient draw:name="Gradient_20_11" draw:display-name="Gradient 11" draw:style="linear" draw:start-color="#bcdab0" draw:end-color="#eaf5ea" draw:start-intensity="100%" draw:end-intensity="100%" draw:angle="1800" draw:border="0%"/>
    <draw:gradient draw:name="Gradient_20_12" draw:display-name="Gradient 12" draw:style="linear" draw:start-color="#d6d9dc" draw:end-color="#f4f4f4" draw:start-intensity="100%" draw:end-intensity="100%" draw:angle="1800" draw:border="0%"/>
    <draw:gradient draw:name="Gradient_20_7" draw:display-name="Gradient 7" draw:style="linear" draw:start-color="#bfbfbf" draw:end-color="#d9d9d9" draw:start-intensity="100%" draw:end-intensity="100%" draw:angle="900" draw:border="0%"/>
    <draw:gradient draw:name="Gradient_20_8" draw:display-name="Gradient 8" draw:style="linear" draw:start-color="#ffffff" draw:end-color="#bfbfbf" draw:start-intensity="100%" draw:end-intensity="100%" draw:angle="1800" draw:border="0%"/>
    <draw:gradient draw:name="Gradient_20_9" draw:display-name="Gradient 9" draw:style="linear" draw:start-color="#abd5e4" draw:end-color="#e9f4f7" draw:start-intensity="100%" draw:end-intensity="100%" draw:angle="1800" draw:border="0%"/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1="1" draw:dots1-length="53%" draw:distance="53%"/>
    <draw:stroke-dash draw:name="Dash_20_3" draw:display-name="Dash 3" draw:style="rect" draw:dots2="1" draw:dots2-length="0.104cm" draw:distance="0.078cm"/>
    <draw:stroke-dash draw:name="Dash_20_4" draw:display-name="Dash 4" draw:style="rect" draw:dots2="1" draw:dots2-length="0.10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183d81" style:text-outline="false" style:text-line-through-style="none" fo:font-family="Arial" fo:font-size="22pt" fo:language="en" fo:country="US" fo:font-style="normal" fo:text-shadow="none" style:text-underline-style="none" fo:font-weight="normal" style:letter-kerning="true" style:font-family-asian="Arial" style:font-pitch-asian="fixed" style:font-size-asian="22pt" style:language-asian="en" style:country-asian="US" style:font-style-asian="normal" style:font-weight-asian="normal" style:font-family-complex="Ari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595959" style:text-line-through-style="none" fo:font-family="Arial" fo:font-size="17pt" fo:font-style="normal" style:text-underline-style="none" fo:font-weight="normal" style:font-family-asian="Arial" style:font-pitch-asian="fixed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Arial" fo:font-size="16pt" fo:font-style="normal" style:text-underline-style="none" fo:font-weight="normal" style:font-family-asian="Arial" style:font-pitch-asian="fixed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Arial" fo:font-size="14pt" fo:font-style="normal" style:text-underline-style="none" fo:font-weight="normal" style:font-family-asian="Arial" style:font-pitch-asian="fixed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97cm" fo:text-align="start" style:punctuation-wrap="simple"/>
      <style:text-properties fo:color="#000000" style:text-outline="false" style:text-line-through-style="none" fo:font-family="Arial" style:font-family-generic="swiss" fo:font-size="26pt" fo:language="en" fo:country="US" fo:font-style="normal" fo:text-shadow="none" style:text-underline-style="none" fo:font-weight="normal" style:letter-kerning="true" style:font-family-asian="Arial" style:font-pitch-asian="fixed" style:font-size-asian="26pt" style:language-asian="en" style:country-asian="US" style:font-style-asian="normal" style:font-weight-asian="normal" style:font-family-complex="Arial" style:font-family-generic-complex="swiss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Calibri" fo:font-size="24pt" fo:font-style="normal" style:text-underline-style="none" fo:font-weight="normal" style:font-family-asian="'MS PGothic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Calibri" fo:font-size="20pt" fo:font-style="normal" style:text-underline-style="none" fo:font-weight="normal" style:font-family-asian="'MS PGothic'" style:font-pitch-asian="fixed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Calibri" fo:font-size="20pt" fo:font-style="normal" style:text-underline-style="none" fo:font-weight="normal" style:font-family-asian="'MS PGothic'" style:font-pitch-asian="fixed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style:font-family-generic="swiss" fo:font-size="44pt" fo:language="en" fo:country="US" fo:font-style="normal" fo:text-shadow="none" style:text-underline-style="none" fo:font-weight="normal" style:letter-kerning="true" style:font-family-asian="'MS PGothic'" style:font-pitch-asian="fixed" style:font-size-asian="44pt" style:language-asian="en" style:country-asian="US" style:font-style-asian="normal" style:font-weight-asian="normal" style:font-family-complex="Arial" style:font-family-generic-complex="swiss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183d81" style:text-outline="false" style:text-line-through-style="none" fo:font-family="Arial" fo:font-size="22pt" fo:language="en" fo:country="US" fo:font-style="normal" fo:text-shadow="none" style:text-underline-style="none" fo:font-weight="normal" style:letter-kerning="true" style:font-family-asian="Arial" style:font-pitch-asian="fixed" style:font-size-asian="22pt" style:language-asian="en" style:country-asian="US" style:font-style-asian="normal" style:font-weight-asian="normal" style:font-family-complex="Ari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595959" style:text-line-through-style="none" fo:font-family="Arial" fo:font-size="17pt" fo:font-style="normal" style:text-underline-style="none" fo:font-weight="normal" style:font-family-asian="Arial" style:font-pitch-asian="fixed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Arial" fo:font-size="16pt" fo:font-style="normal" style:text-underline-style="none" fo:font-weight="normal" style:font-family-asian="Arial" style:font-pitch-asian="fixed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Arial" fo:font-size="14pt" fo:font-style="normal" style:text-underline-style="none" fo:font-weight="normal" style:font-family-asian="Arial" style:font-pitch-asian="fixed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97cm" fo:text-align="start" style:punctuation-wrap="simple"/>
      <style:text-properties fo:color="#000000" style:text-outline="false" style:text-line-through-style="none" fo:font-family="Arial" style:font-family-generic="swiss" fo:font-size="26pt" fo:language="en" fo:country="US" fo:font-style="normal" fo:text-shadow="none" style:text-underline-style="none" fo:font-weight="normal" style:letter-kerning="true" style:font-family-asian="Arial" style:font-pitch-asian="fixed" style:font-size-asian="26pt" style:language-asian="en" style:country-asian="US" style:font-style-asian="normal" style:font-weight-asian="normal" style:font-family-complex="Arial" style:font-family-generic-complex="swiss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Gradient_20_7" draw:textarea-vertical-align="top" draw:auto-grow-height="false" fo:padding-top="0.254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vertical-align="top" draw:auto-grow-height="tru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71cm" svg:stroke-color="#ffffff" svg:stroke-opacity="79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top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dash" draw:stroke-dash="Dash_20_2" svg:stroke-width="0.053cm" svg:stroke-color="#c3d4f4" draw:stroke-linejoin="round" draw:fill="none" draw:textarea-vertical-align="top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26cm" draw:fill="gradient" draw:fill-gradient-name="Gradient_20_8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bottom" draw:auto-grow-height="false" fo:min-height="3.181cm" fo:padding-top="0cm" fo:padding-bottom="0cm" fo:padding-left="0cm" fo:padding-right="0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Mpr10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simple"/>
      <style:text-properties fo:hyphenate="false"/>
    </style:style>
    <style:style style:name="MP6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7" style:family="paragraph">
      <style:paragraph-properties fo:margin-top="0cm" fo:margin-bottom="0cm" style:line-height-at-least="0.997cm" fo:text-align="start" style:punctuation-wrap="simple"/>
      <style:text-properties fo:font-size="18pt"/>
    </style:style>
    <style:style style:name="MP8" style:family="paragraph">
      <style:paragraph-properties fo:margin-left="0cm" fo:margin-right="0cm" fo:margin-top="0.212cm" fo:margin-bottom="0cm" fo:text-align="start" fo:text-indent="0cm" style:punctuation-wrap="simple"/>
      <style:text-properties fo:font-size="18pt"/>
    </style:style>
    <style:style style:name="MP9" style:family="paragraph">
      <style:paragraph-properties fo:margin-top="0cm" fo:margin-bottom="0cm" fo:text-align="center" style:punctuation-wrap="simple"/>
      <style:text-properties fo:font-size="18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41cm" fo:margin-bottom="0cm" fo:text-align="start" fo:text-indent="0cm" style:punctuation-wrap="simple"/>
      <style:text-properties fo:font-size="18pt"/>
    </style:style>
    <style:style style:name="MP12" style:family="paragraph">
      <style:paragraph-properties fo:margin-left="0cm" fo:margin-right="0cm" fo:margin-top="0.106cm" fo:margin-bottom="0cm" fo:text-align="start" fo:text-indent="0cm" style:punctuation-wrap="simple"/>
      <style:text-properties fo:font-size="18pt"/>
    </style:style>
    <style:style style:name="MP13" style:family="paragraph">
      <style:paragraph-properties fo:margin-left="0cm" fo:margin-right="0cm" fo:margin-top="0.12cm" fo:margin-bottom="0cm" fo:text-align="start" fo:text-indent="0cm" style:punctuation-wrap="simple"/>
      <style:text-properties fo:font-size="18pt"/>
    </style:style>
    <style:style style:name="MP14" style:family="paragraph">
      <style:paragraph-properties fo:margin-left="0cm" fo:margin-right="0cm" fo:margin-top="0.112cm" fo:margin-bottom="0cm" fo:text-align="start" fo:text-indent="0cm" style:punctuation-wrap="simple"/>
      <style:text-properties fo:font-size="18pt"/>
    </style:style>
    <style:style style:name="MP15" style:family="paragraph">
      <style:paragraph-properties fo:margin-left="0cm" fo:margin-right="0cm" fo:margin-top="0.098cm" fo:margin-bottom="0cm" fo:text-align="start" fo:text-indent="0cm" style:punctuation-wrap="simple"/>
      <style:text-properties fo:font-size="18pt"/>
    </style:style>
    <style:style style:name="MT1" style:family="text">
      <style:text-properties fo:color="#000000" style:text-line-through-style="none" fo:font-family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color="#000000" style:text-line-through-style="none" fo:font-family="Arial" style:font-family-generic="swiss" fo:font-size="9pt" fo:font-style="normal" style:text-underline-style="none" fo:font-weight="normal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style:style style:name="MT3" style:family="text">
      <style:text-properties fo:color="#ffffff" style:text-line-through-style="none" fo:font-family="'Arial Narrow Bold'" fo:font-size="36pt" fo:font-style="normal" style:text-underline-style="none" fo:font-weight="bold" style:font-family-asian="Arial" style:font-pitch-asian="fixed" style:font-size-asian="36pt" style:font-style-asian="normal" style:font-weight-asian="bold" style:font-family-complex="'Arial Narrow Bold'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20pt" fo:font-style="normal" style:text-underline-style="none" fo:font-weight="normal" style:font-family-asian="Arial" style:font-pitch-asian="fixed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5" style:family="text">
      <style:text-properties fo:color="#000000" style:text-line-through-style="none" fo:font-family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fo:font-size="26pt" fo:font-style="normal" style:text-underline-style="none" fo:font-weight="normal" style:font-family-asian="'MS PGothic'" style:font-pitch-asian="fixed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MT7" style:family="text">
      <style:text-properties fo:color="#595959" style:text-line-through-style="none" fo:font-family="Arial" fo:font-size="20pt" fo:font-style="normal" style:text-underline-style="none" fo:font-weight="normal" style:font-family-asian="'MS PGothic'" style:font-pitch-asian="fixed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8" style:family="text">
      <style:text-properties fo:color="#183d81" style:text-line-through-style="none" fo:font-family="Arial" fo:font-size="22pt" fo:font-style="normal" style:text-underline-style="none" fo:font-weight="normal" style:font-family-asian="Arial" style:font-pitch-asian="fixed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MT9" style:family="text">
      <style:text-properties fo:color="#000000" style:text-line-through-style="none" fo:font-family="Arial" fo:font-size="22pt" fo:font-style="normal" style:text-underline-style="none" fo:font-weight="normal" style:font-family-asian="Arial" style:font-pitch-asian="fixed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MT10" style:family="text">
      <style:text-properties fo:color="#595959" style:text-line-through-style="none" fo:font-family="Arial" fo:font-size="17pt" fo:font-style="normal" style:text-underline-style="none" fo:font-weight="normal" style:font-family-asian="Arial" style:font-pitch-asian="fixed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font-style="normal" style:text-underline-style="none" fo:font-weight="normal" style:font-family-asian="Arial" style:font-pitch-asian="fixed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12" style:family="text">
      <style:text-properties fo:color="#000000" style:text-line-through-style="none" fo:font-family="Arial" fo:font-size="14pt" fo:font-style="normal" style:text-underline-style="none" fo:font-weight="normal" style:font-family-asian="Arial" style:font-pitch-asian="fixed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3" style:family="text">
      <style:text-properties fo:color="#ffffff" style:text-line-through-style="none" fo:font-family="'Arial Narrow Bold'" fo:font-size="26pt" fo:font-style="normal" style:text-underline-style="none" fo:font-weight="bold" style:font-family-asian="Arial" style:font-pitch-asian="fixed" style:font-size-asian="26pt" style:font-style-asian="normal" style:font-weight-asian="bold" style:font-family-complex="'Arial Narrow Bold'" style:font-size-complex="2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2b6f7d" fo:font-size="11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§">
        <style:list-level-properties text:space-before="1.434cm" text:min-label-width="0.634cm"/>
        <style:text-properties fo:font-family="Wingdings" fo:color="#3c5984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§">
        <style:list-level-properties text:space-before="0.001cm" text:min-label-width="0.625cm"/>
        <style:text-properties fo:font-family="Wingdings" fo:color="#2b6f7d" fo:font-size="115%"/>
      </text:list-level-style-bullet>
      <text:list-level-style-bullet text:level="2" text:bullet-char="•">
        <style:list-level-properties text:space-before="0.61cm" text:min-label-width="0.497cm"/>
        <style:text-properties fo:font-family="Arial" style:font-family-generic="swiss" fo:color="#143777" fo:font-size="105%"/>
      </text:list-level-style-bullet>
      <text:list-level-style-bullet text:level="3" text:bullet-char="-">
        <style:list-level-properties text:space-before="1.135cm" text:min-label-width="0.466cm"/>
        <style:text-properties fo:font-family="'Lucida Grande'" fo:color="#7f7f7f" fo:font-size="104%"/>
      </text:list-level-style-bullet>
      <text:list-level-style-bullet text:level="4" text:bullet-char="§">
        <style:list-level-properties text:space-before="1.434cm" text:min-label-width="0.634cm"/>
        <style:text-properties fo:font-family="Wingdings" fo:color="#3c5984" fo:font-size="45%"/>
      </text:list-level-style-bullet>
      <text:list-level-style-bullet text:level="5" text:bullet-char="›">
        <style:list-level-properties text:space-before="2.069cm" text:min-label-width="0.471cm"/>
        <style:text-properties fo:font-family="'Lucida Grande'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9" draw:style-name="Mgr3" draw:text-style-name="MP3" draw:layer="backgroundobjects" svg:width="25.399cm" svg:height="2.539cm" svg:x="0cm" svg:y="0cm">
        <draw:image xlink:href="Pictures/10000000000003E800000064E9535F1D.jpg" xlink:type="simple" xlink:show="embed" xlink:actuate="onLoad">
          <text:p/>
        </draw:image>
      </draw:frame>
      <draw:custom-shape draw:name="Rectangle 8" draw:style-name="Mgr4" draw:text-style-name="MP4" draw:layer="backgroundobjects" svg:width="25.399cm" svg:height="0.705cm" svg:x="0cm" svg:y="18.34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18.626cm" svg:height="0.593cm" svg:x="0.684cm" svg:y="18.327cm">
        <text:p text:style-name="MP5"><text:span text:style-name="MT1">© 2012 <text:s/>MELLANOX TECHNOLOGIES</text:span><text:span text:style-name="MT1"><text:tab/></text:span><text:span text:style-name="MT1"><text:tab/></text:span><text:span text:style-name="MT1"><text:tab/></text:span><text:span text:style-name="MT1">- <text:s/>MELLANOX CONFIDENTIAL -</text:span></text:p>
        <draw:enhanced-geometry svg:viewBox="0 0 21600 21600" draw:type="rectangle" draw:enhanced-path="M 0 0 L 21600 0 21600 21600 0 21600 0 0 Z N"/>
      </draw:custom-shape>
      <draw:line draw:name="Straight Connector 10" draw:style-name="Mgr6" draw:text-style-name="MP3" draw:layer="backgroundobjects" svg:x1="0cm" svg:y1="18.904cm" svg:x2="25.4cm" svg:y2="18.908cm">
        <text:p/>
      </draw:line>
      <draw:custom-shape draw:name="TextBox 11" draw:style-name="Mgr7" draw:text-style-name="MP4" draw:layer="backgroundobjects" svg:width="3.315cm" svg:height="0.763cm" svg:x="21.541cm" svg:y="18.327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15" draw:style-name="Mgr3" draw:text-style-name="MP3" draw:layer="backgroundobjects" svg:width="2.319cm" svg:height="1.781cm" svg:x="22.243cm" svg:y="0.141cm">
        <draw:image xlink:href="Pictures/100002000000027C000001E84729FD07.pn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3.846cm" svg:x="0cm" svg:y="0cm">
        <draw:image xlink:href="Pictures/10000000000003E800000221F94CD6E2.jpg" xlink:type="simple" xlink:show="embed" xlink:actuate="onLoad">
          <text:p/>
        </draw:image>
      </draw:frame>
      <draw:custom-shape draw:name="Rectangle 5" draw:style-name="Mgr8" draw:text-style-name="MP4" draw:layer="backgroundobjects" svg:width="25.399cm" svg:height="5.383cm" svg:x="0cm" svg:y="13.666cm">
        <text:p/>
        <draw:enhanced-geometry svg:viewBox="0 0 21600 21600" draw:type="rectangle" draw:enhanced-path="M 0 0 L 21600 0 21600 21600 0 21600 0 0 Z N"/>
      </draw:custom-shape>
      <draw:custom-shape draw:name="Rounded Rectangle 6" draw:style-name="Mgr9" draw:text-style-name="MP4" draw:layer="backgroundobjects" svg:width="17.118cm" svg:height="8.889cm" svg:x="1.389cm" svg:y="-0.61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4" draw:style-name="Mgr3" draw:text-style-name="MP3" draw:layer="backgroundobjects" svg:width="4.819cm" svg:height="3.686cm" svg:x="18.979cm" svg:y="14.402cm">
        <draw:image xlink:href="Pictures/100002010000027C000001E811053F2B.png" xlink:type="simple" xlink:show="embed" xlink:actuate="onLoad">
          <text:p/>
        </draw:image>
      </draw:frame>
      <draw:frame draw:name="Rectangle 2" presentation:style-name="Mpr1" draw:text-style-name="MP4" draw:layer="backgroundobjects" svg:width="16.509cm" svg:height="4.512cm" svg:x="1.67cm" svg:y="3.319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Text Placeholder 15" presentation:style-name="Mpr2" draw:text-style-name="MP4" draw:layer="backgroundobjects" svg:width="16.791cm" svg:height="3.809cm" svg:x="1.601cm" svg:y="14.111cm" presentation:class="outline" presentation:user-transformed="true">
        <draw:text-box>
          <text:p text:style-name="MP8"><text:span text:style-name="MT4">Click to edit the outline text format</text:span></text:p>
          <text:list text:style-name="ML3">
            <text:list-item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  <text:list>
                                            <text:list-item>
                                              <text:p text:style-name="MP8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18" draw:style-name="Mgr3" draw:text-style-name="MP3" draw:layer="backgroundobjects" svg:width="2.199cm" svg:height="1.688cm" svg:x="22.322cm" svg:y="0.542cm">
        <draw:image xlink:href="Pictures/10000201000000BF00000092D28B86EB.png" xlink:type="simple" xlink:show="embed" xlink:actuate="onLoad">
          <text:p/>
        </draw:image>
      </draw:frame>
      <draw:frame draw:name="Picture 4" draw:style-name="Mgr3" draw:text-style-name="MP3" draw:layer="backgroundobjects" svg:width="25.399cm" svg:height="9.489cm" svg:x="0cm" svg:y="0cm">
        <draw:image xlink:href="Pictures/10000000000003E80000018CDDAFBF08.jpg" xlink:type="simple" xlink:show="embed" xlink:actuate="onLoad">
          <text:p/>
        </draw:image>
      </draw:frame>
      <draw:frame draw:name="Picture 18" draw:style-name="Mgr3" draw:text-style-name="MP3" draw:layer="backgroundobjects" svg:width="2.398cm" svg:height="1.838cm" svg:x="22.348cm" svg:y="0.56cm">
        <draw:image xlink:href="Pictures/10000201000000D00000009F8FE779FD.png" xlink:type="simple" xlink:show="embed" xlink:actuate="onLoad">
          <text:p/>
        </draw:image>
      </draw:frame>
      <draw:custom-shape draw:name="Rectangle 6" draw:style-name="Mgr4" draw:text-style-name="MP4" draw:layer="backgroundobjects" svg:width="25.399cm" svg:height="0.705cm" svg:x="0cm" svg:y="18.344cm">
        <text:p/>
        <draw:enhanced-geometry svg:viewBox="0 0 21600 21600" draw:type="rectangle" draw:enhanced-path="M 0 0 L 21600 0 21600 21600 0 21600 0 0 Z N"/>
      </draw:custom-shape>
      <draw:line draw:name="Straight Connector 10" draw:style-name="Mgr6" draw:text-style-name="MP3" draw:layer="backgroundobjects" svg:x1="0cm" svg:y1="18.904cm" svg:x2="25.4cm" svg:y2="18.908cm">
        <text:p/>
      </draw:line>
      <draw:custom-shape draw:name="Rectangle 8" draw:style-name="Mgr10" draw:text-style-name="MP4" draw:layer="backgroundobjects" svg:width="25.399cm" svg:height="8.946cm" svg:x="0cm" svg:y="9.23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18.626cm" svg:height="0.593cm" svg:x="0.684cm" svg:y="18.327cm">
        <text:p text:style-name="MP5"><text:span text:style-name="MT5">© 2012 <text:s/>MELLANOX TECHNOLOGIES</text:span><text:span text:style-name="MT5"><text:tab/></text:span><text:span text:style-name="MT5"><text:tab/></text:span><text:span text:style-name="MT5"><text:tab/></text:span><text:span text:style-name="MT5">- <text:s/>MELLANOX CONFIDENTIAL -</text:span></text:p>
        <draw:enhanced-geometry svg:viewBox="0 0 21600 21600" draw:type="rectangle" draw:enhanced-path="M 0 0 L 21600 0 21600 21600 0 21600 0 0 Z N"/>
      </draw:custom-shape>
      <draw:custom-shape draw:name="TextBox 10" draw:style-name="Mgr7" draw:text-style-name="MP4" draw:layer="backgroundobjects" svg:width="3.315cm" svg:height="0.763cm" svg:x="21.541cm" svg:y="18.327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4" draw:layer="backgroundobjects" svg:width="21.589cm" svg:height="3.315cm" svg:x="2.006cm" svg:y="10.042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Text Placeholder 2" presentation:style-name="Mpr6" draw:text-style-name="MP4" draw:layer="backgroundobjects" svg:width="21.589cm" svg:height="2.915cm" svg:x="2.006cm" svg:y="13.946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Ninth Outline LevelClick to edit Master text styles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9" draw:style-name="Mgr3" draw:text-style-name="MP3" draw:layer="backgroundobjects" svg:width="25.399cm" svg:height="2.539cm" svg:x="0cm" svg:y="0cm">
        <draw:image xlink:href="Pictures/10000000000003E800000064E9535F1D.jpg" xlink:type="simple" xlink:show="embed" xlink:actuate="onLoad">
          <text:p/>
        </draw:image>
      </draw:frame>
      <draw:custom-shape draw:name="Rectangle 8" draw:style-name="Mgr4" draw:text-style-name="MP4" draw:layer="backgroundobjects" svg:width="25.399cm" svg:height="0.705cm" svg:x="0cm" svg:y="18.34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18.626cm" svg:height="0.593cm" svg:x="0.684cm" svg:y="18.327cm">
        <text:p text:style-name="MP5"><text:span text:style-name="MT1">© 2012 <text:s/>MELLANOX TECHNOLOGIES</text:span><text:span text:style-name="MT1"><text:tab/></text:span><text:span text:style-name="MT1"><text:tab/></text:span><text:span text:style-name="MT1"><text:tab/></text:span><text:span text:style-name="MT1">- <text:s/>MELLANOX CONFIDENTIAL -</text:span></text:p>
        <draw:enhanced-geometry svg:viewBox="0 0 21600 21600" draw:type="rectangle" draw:enhanced-path="M 0 0 L 21600 0 21600 21600 0 21600 0 0 Z N"/>
      </draw:custom-shape>
      <draw:line draw:name="Straight Connector 10" draw:style-name="Mgr6" draw:text-style-name="MP3" draw:layer="backgroundobjects" svg:x1="0cm" svg:y1="18.904cm" svg:x2="25.4cm" svg:y2="18.908cm">
        <text:p/>
      </draw:line>
      <draw:custom-shape draw:name="TextBox 11" draw:style-name="Mgr7" draw:text-style-name="MP4" draw:layer="backgroundobjects" svg:width="3.315cm" svg:height="0.763cm" svg:x="21.541cm" svg:y="18.327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15" draw:style-name="Mgr3" draw:text-style-name="MP3" draw:layer="backgroundobjects" svg:width="2.319cm" svg:height="1.781cm" svg:x="22.243cm" svg:y="0.141cm">
        <draw:image xlink:href="Pictures/100002000000027C000001E84729FD07.png" xlink:type="simple" xlink:show="embed" xlink:actuate="onLoad">
          <text:p/>
        </draw:image>
      </draw:frame>
      <draw:frame draw:name="Content Placeholder 2" presentation:style-name="Mpr9" draw:text-style-name="MP4" draw:layer="backgroundobjects" svg:width="23.823cm" svg:height="14.028cm" svg:x="0.941cm" svg:y="2.869cm" presentation:class="outline" presentation:user-transformed="true">
        <draw:text-box>
          <text:list text:style-name="ML5">
            <text:list-item>
              <text:p text:style-name="MP10"><text:span text:style-name="MT8">Click to edit the outline text format</text:span></text:p>
              <text:list>
                <text:list-item>
                  <text:p text:style-name="MP10"><text:span text:style-name="MT8">Second Outline Level</text:span></text:p>
                  <text:list>
                    <text:list-item>
                      <text:p text:style-name="MP10"><text:span text:style-name="MT8">Third Outline Level</text:span></text:p>
                      <text:list>
                        <text:list-item>
                          <text:p text:style-name="MP10"><text:span text:style-name="MT8">Fourth Outline Level</text:span></text:p>
                          <text:list>
                            <text:list-item>
                              <text:p text:style-name="MP10"><text:span text:style-name="MT8">Fifth Outline Level</text:span></text:p>
                              <text:list>
                                <text:list-item>
                                  <text:p text:style-name="MP10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</text:span></text:p>
                                      <text:list>
                                        <text:list-item>
                                          <text:p text:style-name="MP10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8"><text:span text:style-name="MT8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2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10" draw:text-style-name="MP4" draw:layer="backgroundobjects" svg:width="20.482cm" svg:height="2.172cm" svg:x="0.988cm" svg:y="0cm" presentation:class="title" presentation:user-transformed="true">
        <draw:text-box>
          <text:p text:style-name="MP7"><text:span text:style-name="MT13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1327"/>
    <meta:generator>OpenOffice.org/3.2$Unix OpenOffice.org_project/320m19$Build-9505</meta:generator>
  </office:meta>
</office:document-meta>
</file>